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2.607cm"/>
    </style:style>
    <style:style style:name="co16" style:family="table-column">
      <style:table-column-properties fo:break-before="auto" style:column-width="2.552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4.856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ff6600"/>
    </style:style>
    <style:style style:name="ce5" style:family="table-cell" style:parent-style-name="Default" style:data-style-name="N1">
      <style:table-cell-properties fo:background-color="transparent"/>
    </style:style>
    <style:style style:name="ce6" style:family="table-cell" style:parent-style-name="Default" style:data-style-name="N1">
      <style:table-cell-properties fo:background-color="#ffffff"/>
    </style:style>
    <style:style style:name="ce7" style:family="table-cell" style:parent-style-name="Default" style:data-style-name="N1">
      <style:table-cell-properties fo:background-color="#ccccc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transparent" fo:wrap-option="wrap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ffff99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4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23" style:family="table-cell" style:parent-style-name="Default" style:data-style-name="N2"/>
    <style:style style:name="ce24" style:family="table-cell" style:parent-style-name="Default">
      <style:table-cell-properties fo:wrap-option="wrap"/>
      <style:text-properties fo:color="#ffffff"/>
    </style:style>
    <style:style style:name="ce25" style:family="table-cell" style:parent-style-name="Default" style:data-style-name="N1">
      <style:text-properties fo:color="#ffffff"/>
    </style:style>
    <style:style style:name="ce26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ormal Reacto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ce3"/>
        <table:table-column table:style-name="co5" table:default-cell-style-name="Default"/>
        <table:table-column table:style-name="co2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>
            <text:p>Temperature</text:p>
          </table:table-cell>
          <table:table-cell table:style-name="ce7" office:value-type="string">
            <text:p>Power (Single)</text:p>
          </table:table-cell>
          <table:table-cell table:style-name="ce7" office:value-type="string">
            <text:p>Efficiency (Single)</text:p>
          </table:table-cell>
          <table:table-cell table:style-name="ce7" office:value-type="string">
            <text:p>Power (1NB)</text:p>
          </table:table-cell>
          <table:table-cell table:style-name="ce7" office:value-type="string">
            <text:p>Efficiency (1NB)</text:p>
          </table:table-cell>
          <table:table-cell table:style-name="ce7" office:value-type="string">
            <text:p>Power (2NB)</text:p>
          </table:table-cell>
          <table:table-cell table:style-name="ce7" office:value-type="string">
            <text:p>Efficiency (2NB)</text:p>
          </table:table-cell>
          <table:table-cell table:style-name="ce7" office:value-type="string">
            <text:p>Power (3NB)</text:p>
          </table:table-cell>
          <table:table-cell table:style-name="ce7" office:value-type="string">
            <text:p>Efficiency (3NB)</text:p>
          </table:table-cell>
          <table:table-cell/>
          <table:table-cell office:value-type="string">
            <text:p>This chart shows power output (in MW) and fuel efficiency (in percent) of the nuclear reactor when you are using Ingo's calculation (see the mod settings).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Below 500: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00">
            <text:p>100</text:p>
          </table:table-cell>
          <table:table-cell table:style-name="ce10"/>
          <table:table-cell office:value-type="string">
            <text:p>With Ingo's calculations, power output rises linear depending on the reactor core temperature. Fuel efficiency also rises, but has a certain maximum depending on temperature </text:p>
          </table:table-cell>
          <table:table-cell table:number-columns-repeated="8"/>
          <table:table-cell table:style-name="ce10" table:number-columns-repeated="1005"/>
        </table:table-row>
        <table:table-row table:style-name="ro3">
          <table:table-cell office:value-type="float" office:value="500">
            <text:p>500</text:p>
          </table:table-cell>
          <table:table-cell table:formula="of:=0.775*[.H3]" office:value-type="float" office:value="31">
            <text:p>31</text:p>
          </table:table-cell>
          <table:table-cell table:style-name="ce3" table:formula="of:=(5/6)*[.A3]-(950/3)" office:value-type="float" office:value="100">
            <text:p>100</text:p>
          </table:table-cell>
          <table:table-cell table:formula="of:=0.85*[.H3]" office:value-type="float" office:value="34">
            <text:p>34</text:p>
          </table:table-cell>
          <table:table-cell table:style-name="ce3" table:formula="of:=(5/6)*[.A3]-(950/3)" office:value-type="float" office:value="100">
            <text:p>100</text:p>
          </table:table-cell>
          <table:table-cell table:formula="of:=0.925*[.H3]" office:value-type="float" office:value="37">
            <text:p>37</text:p>
          </table:table-cell>
          <table:table-cell table:style-name="ce3" table:formula="of:=(5/6)*[.A3]-(950/3)" office:value-type="float" office:value="100">
            <text:p>100</text:p>
          </table:table-cell>
          <table:table-cell table:formula="of:=(1/6)*[.A3]-(130/3)" office:value-type="float" office:value="40">
            <text:p>40</text:p>
          </table:table-cell>
          <table:table-cell table:style-name="ce3" table:formula="of:=(5/6)*[.A3]-(950/3)" office:value-type="float" office:value="100">
            <text:p>100</text:p>
          </table:table-cell>
          <table:table-cell/>
          <table:table-cell office:value-type="string">
            <text:p>and the number of neighbour reactors, after which it drops quickly.</text:p>
          </table:table-cell>
          <table:table-cell table:number-columns-repeated="1013"/>
        </table:table-row>
        <table:table-row table:style-name="ro3">
          <table:table-cell table:formula="of:=[.A3]+10" office:value-type="float" office:value="510">
            <text:p>510</text:p>
          </table:table-cell>
          <table:table-cell table:formula="of:=0.775*[.H4]" office:value-type="float" office:value="32.2916666666667">
            <text:p>32</text:p>
          </table:table-cell>
          <table:table-cell table:style-name="ce3" table:formula="of:=(5/6)*[.A4]-(950/3)" office:value-type="float" office:value="108.333333333333">
            <text:p>108</text:p>
          </table:table-cell>
          <table:table-cell table:formula="of:=0.85*[.H4]" office:value-type="float" office:value="35.4166666666667">
            <text:p>35</text:p>
          </table:table-cell>
          <table:table-cell table:style-name="ce3" table:formula="of:=(5/6)*[.A4]-(950/3)" office:value-type="float" office:value="108.333333333333">
            <text:p>108</text:p>
          </table:table-cell>
          <table:table-cell table:formula="of:=0.925*[.H4]" office:value-type="float" office:value="38.5416666666667">
            <text:p>39</text:p>
          </table:table-cell>
          <table:table-cell table:style-name="ce3" table:formula="of:=(5/6)*[.A4]-(950/3)" office:value-type="float" office:value="108.333333333333">
            <text:p>108</text:p>
          </table:table-cell>
          <table:table-cell table:formula="of:=(1/6)*[.A4]-(130/3)" office:value-type="float" office:value="41.6666666666667">
            <text:p>42</text:p>
          </table:table-cell>
          <table:table-cell table:style-name="ce3" table:formula="of:=(5/6)*[.A4]-(950/3)" office:value-type="float" office:value="108.333333333333">
            <text:p>108</text:p>
          </table:table-cell>
          <table:table-cell table:number-columns-repeated="1015"/>
        </table:table-row>
        <table:table-row table:style-name="ro3">
          <table:table-cell table:formula="of:=[.A4]+10" office:value-type="float" office:value="520">
            <text:p>520</text:p>
          </table:table-cell>
          <table:table-cell table:formula="of:=0.775*[.H5]" office:value-type="float" office:value="33.5833333333333">
            <text:p>34</text:p>
          </table:table-cell>
          <table:table-cell table:style-name="ce3" table:formula="of:=(5/6)*[.A5]-(950/3)" office:value-type="float" office:value="116.666666666667">
            <text:p>117</text:p>
          </table:table-cell>
          <table:table-cell table:formula="of:=0.85*[.H5]" office:value-type="float" office:value="36.8333333333333">
            <text:p>37</text:p>
          </table:table-cell>
          <table:table-cell table:style-name="ce3" table:formula="of:=(5/6)*[.A5]-(950/3)" office:value-type="float" office:value="116.666666666667">
            <text:p>117</text:p>
          </table:table-cell>
          <table:table-cell table:formula="of:=0.925*[.H5]" office:value-type="float" office:value="40.0833333333333">
            <text:p>40</text:p>
          </table:table-cell>
          <table:table-cell table:style-name="ce3" table:formula="of:=(5/6)*[.A5]-(950/3)" office:value-type="float" office:value="116.666666666667">
            <text:p>117</text:p>
          </table:table-cell>
          <table:table-cell table:formula="of:=(1/6)*[.A5]-(130/3)" office:value-type="float" office:value="43.3333333333333">
            <text:p>43</text:p>
          </table:table-cell>
          <table:table-cell table:style-name="ce3" table:formula="of:=(5/6)*[.A5]-(950/3)" office:value-type="float" office:value="116.666666666667">
            <text:p>117</text:p>
          </table:table-cell>
          <table:table-cell/>
          <table:table-cell office:value-type="string">
            <text:p>As shown in the graph below (→ the 4 blue lines) power output starts at 31 MW at 500° for a single reactor, the maximum output is 123 MW at 1000° for a reactor with three neighbours.</text:p>
          </table:table-cell>
          <table:table-cell table:number-columns-repeated="1013"/>
        </table:table-row>
        <table:table-row table:style-name="ro3">
          <table:table-cell table:formula="of:=[.A5]+10" office:value-type="float" office:value="530">
            <text:p>530</text:p>
          </table:table-cell>
          <table:table-cell table:formula="of:=0.775*[.H6]" office:value-type="float" office:value="34.875">
            <text:p>35</text:p>
          </table:table-cell>
          <table:table-cell table:style-name="ce3" table:formula="of:=(5/6)*[.A6]-(950/3)" office:value-type="float" office:value="125">
            <text:p>125</text:p>
          </table:table-cell>
          <table:table-cell table:formula="of:=0.85*[.H6]" office:value-type="float" office:value="38.25">
            <text:p>38</text:p>
          </table:table-cell>
          <table:table-cell table:style-name="ce3" table:formula="of:=(5/6)*[.A6]-(950/3)" office:value-type="float" office:value="125">
            <text:p>125</text:p>
          </table:table-cell>
          <table:table-cell table:formula="of:=0.925*[.H6]" office:value-type="float" office:value="41.625">
            <text:p>42</text:p>
          </table:table-cell>
          <table:table-cell table:style-name="ce3" table:formula="of:=(5/6)*[.A6]-(950/3)" office:value-type="float" office:value="125">
            <text:p>125</text:p>
          </table:table-cell>
          <table:table-cell table:formula="of:=(1/6)*[.A6]-(130/3)" office:value-type="float" office:value="45">
            <text:p>45</text:p>
          </table:table-cell>
          <table:table-cell table:style-name="ce3" table:formula="of:=(5/6)*[.A6]-(950/3)" office:value-type="float" office:value="125">
            <text:p>125</text:p>
          </table:table-cell>
          <table:table-cell/>
          <table:table-cell office:value-type="string">
            <text:p>So basically the hotter a reactor, the more power it produces - a single reactor can output up to 96 MW at 1000°. </text:p>
          </table:table-cell>
          <table:table-cell table:number-columns-repeated="1013"/>
        </table:table-row>
        <table:table-row table:style-name="ro3">
          <table:table-cell table:formula="of:=[.A6]+10" office:value-type="float" office:value="540">
            <text:p>540</text:p>
          </table:table-cell>
          <table:table-cell table:formula="of:=0.775*[.H7]" office:value-type="float" office:value="36.1666666666667">
            <text:p>36</text:p>
          </table:table-cell>
          <table:table-cell table:style-name="ce3" table:formula="of:=(5/6)*[.A7]-(950/3)" office:value-type="float" office:value="133.333333333333">
            <text:p>133</text:p>
          </table:table-cell>
          <table:table-cell table:formula="of:=0.85*[.H7]" office:value-type="float" office:value="39.6666666666667">
            <text:p>40</text:p>
          </table:table-cell>
          <table:table-cell table:style-name="ce3" table:formula="of:=(5/6)*[.A7]-(950/3)" office:value-type="float" office:value="133.333333333333">
            <text:p>133</text:p>
          </table:table-cell>
          <table:table-cell table:formula="of:=0.925*[.H7]" office:value-type="float" office:value="43.1666666666667">
            <text:p>43</text:p>
          </table:table-cell>
          <table:table-cell table:style-name="ce3" table:formula="of:=(5/6)*[.A7]-(950/3)" office:value-type="float" office:value="133.333333333333">
            <text:p>133</text:p>
          </table:table-cell>
          <table:table-cell table:formula="of:=(1/6)*[.A7]-(130/3)" office:value-type="float" office:value="46.6666666666667">
            <text:p>47</text:p>
          </table:table-cell>
          <table:table-cell table:style-name="ce3" table:formula="of:=(5/6)*[.A7]-(950/3)" office:value-type="float" office:value="133.333333333333">
            <text:p>133</text:p>
          </table:table-cell>
          <table:table-cell/>
          <table:table-cell office:value-type="string">
            <text:p>BUT if you look at the efficiency, you see that it quickly drops above a certain temperature. A single reactor (see the red line) has it's maximum efficiency of 200% at 620° with an output of 47 MW, </text:p>
          </table:table-cell>
          <table:table-cell table:number-columns-repeated="1013"/>
        </table:table-row>
        <table:table-row table:style-name="ro3">
          <table:table-cell table:formula="of:=[.A7]+10" office:value-type="float" office:value="550">
            <text:p>550</text:p>
          </table:table-cell>
          <table:table-cell table:formula="of:=0.775*[.H8]" office:value-type="float" office:value="37.4583333333333">
            <text:p>37</text:p>
          </table:table-cell>
          <table:table-cell table:style-name="ce3" table:formula="of:=(5/6)*[.A8]-(950/3)" office:value-type="float" office:value="141.666666666667">
            <text:p>142</text:p>
          </table:table-cell>
          <table:table-cell table:formula="of:=0.85*[.H8]" office:value-type="float" office:value="41.0833333333333">
            <text:p>41</text:p>
          </table:table-cell>
          <table:table-cell table:style-name="ce3" table:formula="of:=(5/6)*[.A8]-(950/3)" office:value-type="float" office:value="141.666666666667">
            <text:p>142</text:p>
          </table:table-cell>
          <table:table-cell table:formula="of:=0.925*[.H8]" office:value-type="float" office:value="44.7083333333333">
            <text:p>45</text:p>
          </table:table-cell>
          <table:table-cell table:style-name="ce3" table:formula="of:=(5/6)*[.A8]-(950/3)" office:value-type="float" office:value="141.666666666667">
            <text:p>142</text:p>
          </table:table-cell>
          <table:table-cell table:formula="of:=(1/6)*[.A8]-(130/3)" office:value-type="float" office:value="48.3333333333333">
            <text:p>48</text:p>
          </table:table-cell>
          <table:table-cell table:style-name="ce3" table:formula="of:=(5/6)*[.A8]-(950/3)" office:value-type="float" office:value="141.666666666667">
            <text:p>142</text:p>
          </table:table-cell>
          <table:table-cell/>
          <table:table-cell office:value-type="string">
            <text:p>and while you can output more MW on hotter temperatures, you will loose a lot of nuclear fuel cells in the process.</text:p>
          </table:table-cell>
          <table:table-cell table:number-columns-repeated="1013"/>
        </table:table-row>
        <table:table-row table:style-name="ro3">
          <table:table-cell table:formula="of:=[.A8]+10" office:value-type="float" office:value="560">
            <text:p>560</text:p>
          </table:table-cell>
          <table:table-cell table:formula="of:=0.775*[.H9]" office:value-type="float" office:value="38.75">
            <text:p>39</text:p>
          </table:table-cell>
          <table:table-cell table:style-name="ce3" table:formula="of:=(5/6)*[.A9]-(950/3)" office:value-type="float" office:value="150">
            <text:p>150</text:p>
          </table:table-cell>
          <table:table-cell table:formula="of:=0.85*[.H9]" office:value-type="float" office:value="42.5">
            <text:p>43</text:p>
          </table:table-cell>
          <table:table-cell table:style-name="ce3" table:formula="of:=(5/6)*[.A9]-(950/3)" office:value-type="float" office:value="150">
            <text:p>150</text:p>
          </table:table-cell>
          <table:table-cell table:formula="of:=0.925*[.H9]" office:value-type="float" office:value="46.25">
            <text:p>46</text:p>
          </table:table-cell>
          <table:table-cell table:style-name="ce3" table:formula="of:=(5/6)*[.A9]-(950/3)" office:value-type="float" office:value="150">
            <text:p>150</text:p>
          </table:table-cell>
          <table:table-cell table:formula="of:=(1/6)*[.A9]-(130/3)" office:value-type="float" office:value="50">
            <text:p>50</text:p>
          </table:table-cell>
          <table:table-cell table:style-name="ce3" table:formula="of:=(5/6)*[.A9]-(950/3)" office:value-type="float" office:value="150">
            <text:p>150</text:p>
          </table:table-cell>
          <table:table-cell table:number-columns-repeated="1015"/>
        </table:table-row>
        <table:table-row table:style-name="ro3">
          <table:table-cell table:formula="of:=[.A9]+10" office:value-type="float" office:value="570">
            <text:p>570</text:p>
          </table:table-cell>
          <table:table-cell table:formula="of:=0.775*[.H10]" office:value-type="float" office:value="40.0416666666667">
            <text:p>40</text:p>
          </table:table-cell>
          <table:table-cell table:style-name="ce3" table:formula="of:=(5/6)*[.A10]-(950/3)" office:value-type="float" office:value="158.333333333333">
            <text:p>158</text:p>
          </table:table-cell>
          <table:table-cell table:formula="of:=0.85*[.H10]" office:value-type="float" office:value="43.9166666666667">
            <text:p>44</text:p>
          </table:table-cell>
          <table:table-cell table:style-name="ce3" table:formula="of:=(5/6)*[.A10]-(950/3)" office:value-type="float" office:value="158.333333333333">
            <text:p>158</text:p>
          </table:table-cell>
          <table:table-cell table:formula="of:=0.925*[.H10]" office:value-type="float" office:value="47.7916666666667">
            <text:p>48</text:p>
          </table:table-cell>
          <table:table-cell table:style-name="ce3" table:formula="of:=(5/6)*[.A10]-(950/3)" office:value-type="float" office:value="158.333333333333">
            <text:p>158</text:p>
          </table:table-cell>
          <table:table-cell table:formula="of:=(1/6)*[.A10]-(130/3)" office:value-type="float" office:value="51.6666666666667">
            <text:p>52</text:p>
          </table:table-cell>
          <table:table-cell table:style-name="ce3" table:formula="of:=(5/6)*[.A10]-(950/3)" office:value-type="float" office:value="158.333333333333">
            <text:p>158</text:p>
          </table:table-cell>
          <table:table-cell/>
          <table:table-cell office:value-type="string">
            <text:p>So if you don't want to waste fuel, you'll need to be aware of the temperature ranges, at which the reactor has it's maximum efficiency of 200%. See the yellow marked fields in the chart.</text:p>
          </table:table-cell>
          <table:table-cell table:number-columns-repeated="1013"/>
        </table:table-row>
        <table:table-row table:style-name="ro3">
          <table:table-cell table:formula="of:=[.A10]+10" office:value-type="float" office:value="580">
            <text:p>580</text:p>
          </table:table-cell>
          <table:table-cell table:formula="of:=0.775*[.H11]" office:value-type="float" office:value="41.3333333333333">
            <text:p>41</text:p>
          </table:table-cell>
          <table:table-cell table:style-name="ce3" table:formula="of:=(5/6)*[.A11]-(950/3)" office:value-type="float" office:value="166.666666666667">
            <text:p>167</text:p>
          </table:table-cell>
          <table:table-cell table:formula="of:=0.85*[.H11]" office:value-type="float" office:value="45.3333333333333">
            <text:p>45</text:p>
          </table:table-cell>
          <table:table-cell table:style-name="ce3" table:formula="of:=(5/6)*[.A11]-(950/3)" office:value-type="float" office:value="166.666666666667">
            <text:p>167</text:p>
          </table:table-cell>
          <table:table-cell table:formula="of:=0.925*[.H11]" office:value-type="float" office:value="49.3333333333333">
            <text:p>49</text:p>
          </table:table-cell>
          <table:table-cell table:style-name="ce3" table:formula="of:=(5/6)*[.A11]-(950/3)" office:value-type="float" office:value="166.666666666667">
            <text:p>167</text:p>
          </table:table-cell>
          <table:table-cell table:formula="of:=(1/6)*[.A11]-(130/3)" office:value-type="float" office:value="53.3333333333333">
            <text:p>53</text:p>
          </table:table-cell>
          <table:table-cell table:style-name="ce3" table:formula="of:=(5/6)*[.A11]-(950/3)" office:value-type="float" office:value="166.666666666667">
            <text:p>167</text:p>
          </table:table-cell>
          <table:table-cell/>
          <table:table-cell office:value-type="string">
            <text:p>That leads to four temperatures for the four possible reactor configurations (Single, with 1 neighbour, ...), at which you'll have a maximum output while not wasting fuel:</text:p>
          </table:table-cell>
          <table:table-cell table:number-columns-repeated="1013"/>
        </table:table-row>
        <table:table-row table:style-name="ro3">
          <table:table-cell table:formula="of:=[.A11]+10" office:value-type="float" office:value="590">
            <text:p>590</text:p>
          </table:table-cell>
          <table:table-cell table:formula="of:=0.775*[.H12]" office:value-type="float" office:value="42.625">
            <text:p>43</text:p>
          </table:table-cell>
          <table:table-cell table:style-name="ce3" table:formula="of:=(5/6)*[.A12]-(950/3)" office:value-type="float" office:value="175">
            <text:p>175</text:p>
          </table:table-cell>
          <table:table-cell table:formula="of:=0.85*[.H12]" office:value-type="float" office:value="46.75">
            <text:p>47</text:p>
          </table:table-cell>
          <table:table-cell table:style-name="ce3" table:formula="of:=(5/6)*[.A12]-(950/3)" office:value-type="float" office:value="175">
            <text:p>175</text:p>
          </table:table-cell>
          <table:table-cell table:formula="of:=0.925*[.H12]" office:value-type="float" office:value="50.875">
            <text:p>51</text:p>
          </table:table-cell>
          <table:table-cell table:style-name="ce3" table:formula="of:=(5/6)*[.A12]-(950/3)" office:value-type="float" office:value="175">
            <text:p>175</text:p>
          </table:table-cell>
          <table:table-cell table:formula="of:=(1/6)*[.A12]-(130/3)" office:value-type="float" office:value="55">
            <text:p>55</text:p>
          </table:table-cell>
          <table:table-cell table:style-name="ce3" table:formula="of:=(5/6)*[.A12]-(950/3)" office:value-type="float" office:value="175">
            <text:p>175</text:p>
          </table:table-cell>
          <table:table-cell table:number-columns-repeated="1015"/>
        </table:table-row>
        <table:table-row table:style-name="ro3">
          <table:table-cell table:formula="of:=[.A12]+10" office:value-type="float" office:value="600">
            <text:p>600</text:p>
          </table:table-cell>
          <table:table-cell table:formula="of:=0.775*[.H13]" office:value-type="float" office:value="43.9166666666667">
            <text:p>44</text:p>
          </table:table-cell>
          <table:table-cell table:style-name="ce3" table:formula="of:=(5/6)*[.A13]-(950/3)" office:value-type="float" office:value="183.333333333333">
            <text:p>183</text:p>
          </table:table-cell>
          <table:table-cell table:formula="of:=0.85*[.H13]" office:value-type="float" office:value="48.1666666666667">
            <text:p>48</text:p>
          </table:table-cell>
          <table:table-cell table:style-name="ce3" table:formula="of:=(5/6)*[.A13]-(950/3)" office:value-type="float" office:value="183.333333333333">
            <text:p>183</text:p>
          </table:table-cell>
          <table:table-cell table:formula="of:=0.925*[.H13]" office:value-type="float" office:value="52.4166666666667">
            <text:p>52</text:p>
          </table:table-cell>
          <table:table-cell table:style-name="ce3" table:formula="of:=(5/6)*[.A13]-(950/3)" office:value-type="float" office:value="183.333333333333">
            <text:p>183</text:p>
          </table:table-cell>
          <table:table-cell table:formula="of:=(1/6)*[.A13]-(130/3)" office:value-type="float" office:value="56.6666666666667">
            <text:p>57</text:p>
          </table:table-cell>
          <table:table-cell table:style-name="ce3" table:formula="of:=(5/6)*[.A13]-(950/3)" office:value-type="float" office:value="183.333333333333">
            <text:p>183</text:p>
          </table:table-cell>
          <table:table-cell/>
          <table:table-cell table:style-name="ce11"/>
          <table:table-cell table:style-name="ce12" office:value-type="string">
            <text:p>Temperature</text:p>
          </table:table-cell>
          <table:table-cell table:style-name="ce12" office:value-type="string">
            <text:p>MW/Reactor</text:p>
          </table:table-cell>
          <table:table-cell table:style-name="ce12" office:value-type="string">
            <text:p>MW total</text:p>
          </table:table-cell>
          <table:table-cell table:style-name="ce14" office:value-type="string">
            <text:p>Heat Exchangers (rounded)</text:p>
          </table:table-cell>
          <table:table-cell table:style-name="ce18"/>
          <table:table-cell table:style-name="ce14" office:value-type="string">
            <text:p>Steam Engines (rounded)</text:p>
          </table:table-cell>
          <table:table-cell table:style-name="ce18"/>
          <table:table-cell table:number-columns-repeated="1006"/>
        </table:table-row>
        <table:table-row table:style-name="ro3">
          <table:table-cell table:formula="of:=[.A13]+10" office:value-type="float" office:value="610">
            <text:p>610</text:p>
          </table:table-cell>
          <table:table-cell table:formula="of:=0.775*[.H14]" office:value-type="float" office:value="45.2083333333333">
            <text:p>45</text:p>
          </table:table-cell>
          <table:table-cell table:style-name="ce3" table:formula="of:=(5/6)*[.A14]-(950/3)" office:value-type="float" office:value="191.666666666667">
            <text:p>192</text:p>
          </table:table-cell>
          <table:table-cell table:formula="of:=0.85*[.H14]" office:value-type="float" office:value="49.5833333333333">
            <text:p>50</text:p>
          </table:table-cell>
          <table:table-cell table:style-name="ce3" table:formula="of:=(5/6)*[.A14]-(950/3)" office:value-type="float" office:value="191.666666666667">
            <text:p>192</text:p>
          </table:table-cell>
          <table:table-cell table:formula="of:=0.925*[.H14]" office:value-type="float" office:value="53.9583333333333">
            <text:p>54</text:p>
          </table:table-cell>
          <table:table-cell table:style-name="ce3" table:formula="of:=(5/6)*[.A14]-(950/3)" office:value-type="float" office:value="191.666666666667">
            <text:p>192</text:p>
          </table:table-cell>
          <table:table-cell table:formula="of:=(1/6)*[.A14]-(130/3)" office:value-type="float" office:value="58.3333333333333">
            <text:p>58</text:p>
          </table:table-cell>
          <table:table-cell table:style-name="ce3" table:formula="of:=(5/6)*[.A14]-(950/3)" office:value-type="float" office:value="191.666666666667">
            <text:p>192</text:p>
          </table:table-cell>
          <table:table-cell/>
          <table:table-cell table:style-name="ce12" office:value-type="string">
            <text:p>Single reactor</text:p>
          </table:table-cell>
          <table:table-cell table:style-name="ce11" office:value-type="float" office:value="620">
            <text:p>620</text:p>
          </table:table-cell>
          <table:table-cell table:number-columns-repeated="2" table:style-name="ce11" office:value-type="float" office:value="47">
            <text:p>47</text:p>
          </table:table-cell>
          <table:table-cell table:style-name="ce15"/>
          <table:table-cell table:style-name="ce19" office:value-type="float" office:value="5">
            <text:p>5</text:p>
          </table:table-cell>
          <table:table-cell table:style-name="ce15"/>
          <table:table-cell table:style-name="ce19" office:value-type="float" office:value="9">
            <text:p>9</text:p>
          </table:table-cell>
          <table:table-cell table:number-columns-repeated="1006"/>
        </table:table-row>
        <table:table-row table:style-name="ro3">
          <table:table-cell table:style-name="ce4" table:formula="of:=[.A14]+10" office:value-type="float" office:value="620">
            <text:p>620</text:p>
          </table:table-cell>
          <table:table-cell table:formula="of:=0.775*[.H15]" office:value-type="float" office:value="46.5">
            <text:p>47</text:p>
          </table:table-cell>
          <table:table-cell table:style-name="ce9" table:formula="of:=(5/6)*[.A15]-(950/3)" office:value-type="float" office:value="200">
            <text:p>200</text:p>
          </table:table-cell>
          <table:table-cell table:formula="of:=0.85*[.H15]" office:value-type="float" office:value="51">
            <text:p>51</text:p>
          </table:table-cell>
          <table:table-cell table:style-name="ce9" office:value-type="float" office:value="200">
            <text:p>200</text:p>
          </table:table-cell>
          <table:table-cell table:formula="of:=0.925*[.H15]" office:value-type="float" office:value="55.5">
            <text:p>56</text:p>
          </table:table-cell>
          <table:table-cell table:style-name="ce9" office:value-type="float" office:value="200">
            <text:p>200</text:p>
          </table:table-cell>
          <table:table-cell table:formula="of:=(1/6)*[.A15]-(130/3)" office:value-type="float" office:value="60">
            <text:p>60</text:p>
          </table:table-cell>
          <table:table-cell table:style-name="ce9" office:value-type="float" office:value="200">
            <text:p>200</text:p>
          </table:table-cell>
          <table:table-cell/>
          <table:table-cell table:style-name="ce12" office:value-type="string">
            <text:p>Reactor w. 1 NB</text:p>
          </table:table-cell>
          <table:table-cell table:style-name="ce11" office:value-type="float" office:value="740">
            <text:p>740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4">
            <text:p>124</text:p>
          </table:table-cell>
          <table:table-cell table:style-name="ce16"/>
          <table:table-cell table:style-name="ce20" office:value-type="float" office:value="13">
            <text:p>13</text:p>
          </table:table-cell>
          <table:table-cell table:style-name="ce16"/>
          <table:table-cell table:style-name="ce20" office:value-type="float" office:value="24">
            <text:p>24</text:p>
          </table:table-cell>
          <table:table-cell table:number-columns-repeated="1006"/>
        </table:table-row>
        <table:table-row table:style-name="ro3">
          <table:table-cell table:formula="of:=[.A15]+10" office:value-type="float" office:value="630">
            <text:p>630</text:p>
          </table:table-cell>
          <table:table-cell table:formula="of:=0.775*[.H16]" office:value-type="float" office:value="47.7916666666667">
            <text:p>48</text:p>
          </table:table-cell>
          <table:table-cell table:style-name="ce3" table:formula="of:=(-5/6)*[.A16]+(2150/3)" office:value-type="float" office:value="191.666666666667">
            <text:p>192</text:p>
          </table:table-cell>
          <table:table-cell table:formula="of:=0.85*[.H16]" office:value-type="float" office:value="52.4166666666667">
            <text:p>52</text:p>
          </table:table-cell>
          <table:table-cell table:style-name="ce9" office:value-type="float" office:value="200">
            <text:p>200</text:p>
          </table:table-cell>
          <table:table-cell table:formula="of:=0.925*[.H16]" office:value-type="float" office:value="57.0416666666667">
            <text:p>57</text:p>
          </table:table-cell>
          <table:table-cell table:style-name="ce9" office:value-type="float" office:value="200">
            <text:p>200</text:p>
          </table:table-cell>
          <table:table-cell table:formula="of:=(1/6)*[.A16]-(130/3)" office:value-type="float" office:value="61.6666666666667">
            <text:p>62</text:p>
          </table:table-cell>
          <table:table-cell table:style-name="ce9" office:value-type="float" office:value="200">
            <text:p>200</text:p>
          </table:table-cell>
          <table:table-cell/>
          <table:table-cell table:style-name="ce12" office:value-type="string">
            <text:p>Reactor w. 2 NB</text:p>
          </table:table-cell>
          <table:table-cell table:style-name="ce11" office:value-type="float" office:value="860">
            <text:p>860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234">
            <text:p>234</text:p>
          </table:table-cell>
          <table:table-cell table:style-name="ce16"/>
          <table:table-cell table:style-name="ce20" office:value-type="float" office:value="24">
            <text:p>24</text:p>
          </table:table-cell>
          <table:table-cell table:style-name="ce16"/>
          <table:table-cell table:style-name="ce20" office:value-type="float" office:value="44">
            <text:p>44</text:p>
          </table:table-cell>
          <table:table-cell table:number-columns-repeated="1006"/>
        </table:table-row>
        <table:table-row table:style-name="ro3">
          <table:table-cell table:formula="of:=[.A16]+10" office:value-type="float" office:value="640">
            <text:p>640</text:p>
          </table:table-cell>
          <table:table-cell table:formula="of:=0.775*[.H17]" office:value-type="float" office:value="49.0833333333333">
            <text:p>49</text:p>
          </table:table-cell>
          <table:table-cell table:style-name="ce3" table:formula="of:=(-5/6)*[.A17]+(2150/3)" office:value-type="float" office:value="183.333333333333">
            <text:p>183</text:p>
          </table:table-cell>
          <table:table-cell table:formula="of:=0.85*[.H17]" office:value-type="float" office:value="53.8333333333333">
            <text:p>54</text:p>
          </table:table-cell>
          <table:table-cell table:style-name="ce9" office:value-type="float" office:value="200">
            <text:p>200</text:p>
          </table:table-cell>
          <table:table-cell table:formula="of:=0.925*[.H17]" office:value-type="float" office:value="58.5833333333333">
            <text:p>59</text:p>
          </table:table-cell>
          <table:table-cell table:style-name="ce9" office:value-type="float" office:value="200">
            <text:p>200</text:p>
          </table:table-cell>
          <table:table-cell table:formula="of:=(1/6)*[.A17]-(130/3)" office:value-type="float" office:value="63.3333333333333">
            <text:p>63</text:p>
          </table:table-cell>
          <table:table-cell table:style-name="ce9" office:value-type="float" office:value="200">
            <text:p>200</text:p>
          </table:table-cell>
          <table:table-cell/>
          <table:table-cell table:style-name="ce12" office:value-type="string">
            <text:p>Reactor w. 3 NB</text:p>
          </table:table-cell>
          <table:table-cell table:style-name="ce13" office:value-type="string">
            <text:p>1000*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492">
            <text:p>492</text:p>
          </table:table-cell>
          <table:table-cell table:style-name="ce17"/>
          <table:table-cell table:style-name="ce21" office:value-type="float" office:value="50">
            <text:p>50</text:p>
          </table:table-cell>
          <table:table-cell table:style-name="ce17"/>
          <table:table-cell table:style-name="ce21" office:value-type="float" office:value="90">
            <text:p>90</text:p>
          </table:table-cell>
          <table:table-cell table:number-columns-repeated="1006"/>
        </table:table-row>
        <table:table-row table:style-name="ro3">
          <table:table-cell table:formula="of:=[.A17]+10" office:value-type="float" office:value="650">
            <text:p>650</text:p>
          </table:table-cell>
          <table:table-cell table:formula="of:=0.775*[.H18]" office:value-type="float" office:value="50.375">
            <text:p>50</text:p>
          </table:table-cell>
          <table:table-cell table:style-name="ce3" table:formula="of:=(-5/6)*[.A18]+(2150/3)" office:value-type="float" office:value="175">
            <text:p>175</text:p>
          </table:table-cell>
          <table:table-cell table:formula="of:=0.85*[.H18]" office:value-type="float" office:value="55.25">
            <text:p>55</text:p>
          </table:table-cell>
          <table:table-cell table:style-name="ce9" office:value-type="float" office:value="200">
            <text:p>200</text:p>
          </table:table-cell>
          <table:table-cell table:formula="of:=0.925*[.H18]" office:value-type="float" office:value="60.125">
            <text:p>60</text:p>
          </table:table-cell>
          <table:table-cell table:style-name="ce9" office:value-type="float" office:value="200">
            <text:p>200</text:p>
          </table:table-cell>
          <table:table-cell table:formula="of:=(1/6)*[.A18]-(130/3)" office:value-type="float" office:value="65">
            <text:p>65</text:p>
          </table:table-cell>
          <table:table-cell table:style-name="ce9" office:value-type="float" office:value="200">
            <text:p>200</text:p>
          </table:table-cell>
          <table:table-cell table:number-columns-repeated="2"/>
          <table:table-cell office:value-type="string">
            <text:p>(this is of course a theoretical limit as the reactor explodes at 1000°)</text:p>
          </table:table-cell>
          <table:table-cell table:number-columns-repeated="1012"/>
        </table:table-row>
        <table:table-row table:style-name="ro3">
          <table:table-cell table:formula="of:=[.A18]+10" office:value-type="float" office:value="660">
            <text:p>660</text:p>
          </table:table-cell>
          <table:table-cell table:formula="of:=0.775*[.H19]" office:value-type="float" office:value="51.6666666666667">
            <text:p>52</text:p>
          </table:table-cell>
          <table:table-cell table:style-name="ce3" table:formula="of:=(-5/6)*[.A19]+(2150/3)" office:value-type="float" office:value="166.666666666667">
            <text:p>167</text:p>
          </table:table-cell>
          <table:table-cell table:formula="of:=0.85*[.H19]" office:value-type="float" office:value="56.6666666666667">
            <text:p>57</text:p>
          </table:table-cell>
          <table:table-cell table:style-name="ce9" office:value-type="float" office:value="200">
            <text:p>200</text:p>
          </table:table-cell>
          <table:table-cell table:formula="of:=0.925*[.H19]" office:value-type="float" office:value="61.6666666666667">
            <text:p>62</text:p>
          </table:table-cell>
          <table:table-cell table:style-name="ce9" office:value-type="float" office:value="200">
            <text:p>200</text:p>
          </table:table-cell>
          <table:table-cell table:formula="of:=(1/6)*[.A19]-(130/3)" office:value-type="float" office:value="66.6666666666667">
            <text:p>67</text:p>
          </table:table-cell>
          <table:table-cell table:style-name="ce9" office:value-type="float" office:value="200">
            <text:p>200</text:p>
          </table:table-cell>
          <table:table-cell>
            <draw:frame table:end-cell-address="'Normal Reactor'.W54" table:end-x="0.172cm" table:end-y="0.022cm" draw:z-index="0" draw:style-name="gr1" draw:text-style-name="P1" svg:width="29.923cm" svg:height="15.736cm" svg:x="0.731cm" svg:y="0.093cm">
              <draw:object draw:notify-on-update-of-ranges="'Normal Reactor'.A3:'Normal Reactor'.A53 'Normal Reactor'.B1:'Normal Reactor'.B1 'Normal Reactor'.B3:'Normal Reactor'.B53 'Normal Reactor'.D1:'Normal Reactor'.D1 'Normal Reactor'.D3:'Normal Reactor'.D53 'Normal Reactor'.F1:'Normal Reactor'.F1 'Normal Reactor'.F3:'Normal Reactor'.F53 'Normal Reactor'.H1:'Normal Reactor'.H1 'Normal Reactor'.H3:'Normal Reactor'.H53 'Normal Reactor'.C1:'Normal Reactor'.C1 'Normal Reactor'.C3:'Normal Reactor'.C53 'Normal Reactor'.E1:'Normal Reactor'.E1 'Normal Reactor'.E3:'Normal Reactor'.E53 'Normal Reactor'.G1:'Normal Reactor'.G1 'Normal Reactor'.G3:'Normal Reactor'.G53 'Normal Reactor'.I1:'Normal Reactor'.I1 'Normal Reactor'.I3:'Normal Reactor'.I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3">
          <table:table-cell table:formula="of:=[.A19]+10" office:value-type="float" office:value="670">
            <text:p>670</text:p>
          </table:table-cell>
          <table:table-cell table:formula="of:=0.775*[.H20]" office:value-type="float" office:value="52.9583333333333">
            <text:p>53</text:p>
          </table:table-cell>
          <table:table-cell table:style-name="ce3" table:formula="of:=(-5/6)*[.A20]+(2150/3)" office:value-type="float" office:value="158.333333333333">
            <text:p>158</text:p>
          </table:table-cell>
          <table:table-cell table:formula="of:=0.85*[.H20]" office:value-type="float" office:value="58.0833333333333">
            <text:p>58</text:p>
          </table:table-cell>
          <table:table-cell table:style-name="ce9" office:value-type="float" office:value="200">
            <text:p>200</text:p>
          </table:table-cell>
          <table:table-cell table:formula="of:=0.925*[.H20]" office:value-type="float" office:value="63.2083333333333">
            <text:p>63</text:p>
          </table:table-cell>
          <table:table-cell table:style-name="ce9" office:value-type="float" office:value="200">
            <text:p>200</text:p>
          </table:table-cell>
          <table:table-cell table:formula="of:=(1/6)*[.A20]-(130/3)" office:value-type="float" office:value="68.3333333333333">
            <text:p>68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5" table:formula="of:=[.A20]+10" office:value-type="float" office:value="680">
            <text:p>680</text:p>
          </table:table-cell>
          <table:table-cell table:formula="of:=0.775*[.H21]" office:value-type="float" office:value="54.25">
            <text:p>54</text:p>
          </table:table-cell>
          <table:table-cell table:style-name="ce3" table:formula="of:=(-5/6)*[.A21]+(2150/3)" office:value-type="float" office:value="150">
            <text:p>150</text:p>
          </table:table-cell>
          <table:table-cell table:formula="of:=0.85*[.H21]" office:value-type="float" office:value="59.5">
            <text:p>60</text:p>
          </table:table-cell>
          <table:table-cell table:style-name="ce9" office:value-type="float" office:value="200">
            <text:p>200</text:p>
          </table:table-cell>
          <table:table-cell table:formula="of:=0.925*[.H21]" office:value-type="float" office:value="64.75">
            <text:p>65</text:p>
          </table:table-cell>
          <table:table-cell table:style-name="ce9" office:value-type="float" office:value="200">
            <text:p>200</text:p>
          </table:table-cell>
          <table:table-cell table:formula="of:=(1/6)*[.A21]-(130/3)" office:value-type="float" office:value="70">
            <text:p>70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21]+10" office:value-type="float" office:value="690">
            <text:p>690</text:p>
          </table:table-cell>
          <table:table-cell table:formula="of:=0.775*[.H22]" office:value-type="float" office:value="55.5416666666667">
            <text:p>56</text:p>
          </table:table-cell>
          <table:table-cell table:style-name="ce3" table:formula="of:=(-5/6)*[.A22]+(2150/3)" office:value-type="float" office:value="141.666666666667">
            <text:p>142</text:p>
          </table:table-cell>
          <table:table-cell table:formula="of:=0.85*[.H22]" office:value-type="float" office:value="60.9166666666667">
            <text:p>61</text:p>
          </table:table-cell>
          <table:table-cell table:style-name="ce9" office:value-type="float" office:value="200">
            <text:p>200</text:p>
          </table:table-cell>
          <table:table-cell table:formula="of:=0.925*[.H22]" office:value-type="float" office:value="66.2916666666667">
            <text:p>66</text:p>
          </table:table-cell>
          <table:table-cell table:style-name="ce9" office:value-type="float" office:value="200">
            <text:p>200</text:p>
          </table:table-cell>
          <table:table-cell table:formula="of:=(1/6)*[.A22]-(130/3)" office:value-type="float" office:value="71.6666666666667">
            <text:p>72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22]+10" office:value-type="float" office:value="700">
            <text:p>700</text:p>
          </table:table-cell>
          <table:table-cell table:formula="of:=0.775*[.H23]" office:value-type="float" office:value="56.8333333333333">
            <text:p>57</text:p>
          </table:table-cell>
          <table:table-cell table:style-name="ce3" table:formula="of:=(-5/6)*[.A23]+(2150/3)" office:value-type="float" office:value="133.333333333333">
            <text:p>133</text:p>
          </table:table-cell>
          <table:table-cell table:formula="of:=0.85*[.H23]" office:value-type="float" office:value="62.3333333333333">
            <text:p>62</text:p>
          </table:table-cell>
          <table:table-cell table:style-name="ce9" office:value-type="float" office:value="200">
            <text:p>200</text:p>
          </table:table-cell>
          <table:table-cell table:formula="of:=0.925*[.H23]" office:value-type="float" office:value="67.8333333333333">
            <text:p>68</text:p>
          </table:table-cell>
          <table:table-cell table:style-name="ce9" office:value-type="float" office:value="200">
            <text:p>200</text:p>
          </table:table-cell>
          <table:table-cell table:formula="of:=(1/6)*[.A23]-(130/3)" office:value-type="float" office:value="73.3333333333333">
            <text:p>73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23]+10" office:value-type="float" office:value="710">
            <text:p>710</text:p>
          </table:table-cell>
          <table:table-cell table:formula="of:=0.775*[.H24]" office:value-type="float" office:value="58.125">
            <text:p>58</text:p>
          </table:table-cell>
          <table:table-cell table:style-name="ce3" table:formula="of:=(-5/6)*[.A24]+(2150/3)" office:value-type="float" office:value="125">
            <text:p>125</text:p>
          </table:table-cell>
          <table:table-cell table:formula="of:=0.85*[.H24]" office:value-type="float" office:value="63.75">
            <text:p>64</text:p>
          </table:table-cell>
          <table:table-cell table:style-name="ce9" office:value-type="float" office:value="200">
            <text:p>200</text:p>
          </table:table-cell>
          <table:table-cell table:formula="of:=0.925*[.H24]" office:value-type="float" office:value="69.375">
            <text:p>69</text:p>
          </table:table-cell>
          <table:table-cell table:style-name="ce9" office:value-type="float" office:value="200">
            <text:p>200</text:p>
          </table:table-cell>
          <table:table-cell table:formula="of:=(1/6)*[.A24]-(130/3)" office:value-type="float" office:value="75">
            <text:p>75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24]+10" office:value-type="float" office:value="720">
            <text:p>720</text:p>
          </table:table-cell>
          <table:table-cell table:formula="of:=0.775*[.H25]" office:value-type="float" office:value="59.4166666666667">
            <text:p>59</text:p>
          </table:table-cell>
          <table:table-cell table:style-name="ce3" table:formula="of:=(-5/6)*[.A25]+(2150/3)" office:value-type="float" office:value="116.666666666667">
            <text:p>117</text:p>
          </table:table-cell>
          <table:table-cell table:formula="of:=0.85*[.H25]" office:value-type="float" office:value="65.1666666666667">
            <text:p>65</text:p>
          </table:table-cell>
          <table:table-cell table:style-name="ce9" office:value-type="float" office:value="200">
            <text:p>200</text:p>
          </table:table-cell>
          <table:table-cell table:formula="of:=0.925*[.H25]" office:value-type="float" office:value="70.9166666666667">
            <text:p>71</text:p>
          </table:table-cell>
          <table:table-cell table:style-name="ce9" office:value-type="float" office:value="200">
            <text:p>200</text:p>
          </table:table-cell>
          <table:table-cell table:formula="of:=(1/6)*[.A25]-(130/3)" office:value-type="float" office:value="76.6666666666667">
            <text:p>77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25]+10" office:value-type="float" office:value="730">
            <text:p>730</text:p>
          </table:table-cell>
          <table:table-cell table:formula="of:=0.775*[.H26]" office:value-type="float" office:value="60.7083333333333">
            <text:p>61</text:p>
          </table:table-cell>
          <table:table-cell table:style-name="ce3" table:formula="of:=(-5/6)*[.A26]+(2150/3)" office:value-type="float" office:value="108.333333333333">
            <text:p>108</text:p>
          </table:table-cell>
          <table:table-cell table:formula="of:=0.85*[.H26]" office:value-type="float" office:value="66.5833333333333">
            <text:p>67</text:p>
          </table:table-cell>
          <table:table-cell table:style-name="ce9" office:value-type="float" office:value="200">
            <text:p>200</text:p>
          </table:table-cell>
          <table:table-cell table:formula="of:=0.925*[.H26]" office:value-type="float" office:value="72.4583333333333">
            <text:p>72</text:p>
          </table:table-cell>
          <table:table-cell table:style-name="ce9" office:value-type="float" office:value="200">
            <text:p>200</text:p>
          </table:table-cell>
          <table:table-cell table:formula="of:=(1/6)*[.A26]-(130/3)" office:value-type="float" office:value="78.3333333333333">
            <text:p>78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4" table:formula="of:=[.A26]+10" office:value-type="float" office:value="740">
            <text:p>740</text:p>
          </table:table-cell>
          <table:table-cell table:formula="of:=0.775*[.H27]" office:value-type="float" office:value="62">
            <text:p>62</text:p>
          </table:table-cell>
          <table:table-cell table:style-name="ce3" table:formula="of:=(-5/6)*[.A27]+(2150/3)" office:value-type="float" office:value="99.9999999999999">
            <text:p>100</text:p>
          </table:table-cell>
          <table:table-cell table:formula="of:=0.85*[.H27]" office:value-type="float" office:value="68">
            <text:p>68</text:p>
          </table:table-cell>
          <table:table-cell table:style-name="ce9" office:value-type="float" office:value="200">
            <text:p>200</text:p>
          </table:table-cell>
          <table:table-cell table:formula="of:=0.925*[.H27]" office:value-type="float" office:value="74">
            <text:p>74</text:p>
          </table:table-cell>
          <table:table-cell table:style-name="ce9" office:value-type="float" office:value="200">
            <text:p>200</text:p>
          </table:table-cell>
          <table:table-cell table:formula="of:=(1/6)*[.A27]-(130/3)" office:value-type="float" office:value="80">
            <text:p>80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27]+10" office:value-type="float" office:value="750">
            <text:p>750</text:p>
          </table:table-cell>
          <table:table-cell table:formula="of:=0.775*[.H28]" office:value-type="float" office:value="63.2916666666667">
            <text:p>63</text:p>
          </table:table-cell>
          <table:table-cell table:style-name="ce3" table:formula="of:=(-5/6)*[.A28]+(2150/3)" office:value-type="float" office:value="91.6666666666666">
            <text:p>92</text:p>
          </table:table-cell>
          <table:table-cell table:formula="of:=0.85*[.H28]" office:value-type="float" office:value="69.4166666666667">
            <text:p>69</text:p>
          </table:table-cell>
          <table:table-cell table:style-name="ce3" table:formula="of:=(-5/6)*[.A28]+(2450/3)" office:value-type="float" office:value="191.666666666667">
            <text:p>192</text:p>
          </table:table-cell>
          <table:table-cell table:formula="of:=0.925*[.H28]" office:value-type="float" office:value="75.5416666666667">
            <text:p>76</text:p>
          </table:table-cell>
          <table:table-cell table:style-name="ce9" office:value-type="float" office:value="200">
            <text:p>200</text:p>
          </table:table-cell>
          <table:table-cell table:formula="of:=(1/6)*[.A28]-(130/3)" office:value-type="float" office:value="81.6666666666667">
            <text:p>82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28]+10" office:value-type="float" office:value="760">
            <text:p>760</text:p>
          </table:table-cell>
          <table:table-cell table:formula="of:=0.775*[.H29]" office:value-type="float" office:value="64.5833333333333">
            <text:p>65</text:p>
          </table:table-cell>
          <table:table-cell table:style-name="ce3" table:formula="of:=(-5/6)*[.A29]+(2150/3)" office:value-type="float" office:value="83.3333333333333">
            <text:p>83</text:p>
          </table:table-cell>
          <table:table-cell table:formula="of:=0.85*[.H29]" office:value-type="float" office:value="70.8333333333333">
            <text:p>71</text:p>
          </table:table-cell>
          <table:table-cell table:style-name="ce3" table:formula="of:=(-5/6)*[.A29]+(2450/3)" office:value-type="float" office:value="183.333333333333">
            <text:p>183</text:p>
          </table:table-cell>
          <table:table-cell table:formula="of:=0.925*[.H29]" office:value-type="float" office:value="77.0833333333333">
            <text:p>77</text:p>
          </table:table-cell>
          <table:table-cell table:style-name="ce9" office:value-type="float" office:value="200">
            <text:p>200</text:p>
          </table:table-cell>
          <table:table-cell table:formula="of:=(1/6)*[.A29]-(130/3)" office:value-type="float" office:value="83.3333333333333">
            <text:p>83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5" table:formula="of:=[.A29]+10" office:value-type="float" office:value="770">
            <text:p>770</text:p>
          </table:table-cell>
          <table:table-cell table:formula="of:=0.775*[.H30]" office:value-type="float" office:value="65.875">
            <text:p>66</text:p>
          </table:table-cell>
          <table:table-cell table:style-name="ce3" table:formula="of:=(-5/6)*[.A30]+(2150/3)" office:value-type="float" office:value="74.9999999999999">
            <text:p>75</text:p>
          </table:table-cell>
          <table:table-cell table:formula="of:=0.85*[.H30]" office:value-type="float" office:value="72.25">
            <text:p>72</text:p>
          </table:table-cell>
          <table:table-cell table:style-name="ce3" table:formula="of:=(-5/6)*[.A30]+(2450/3)" office:value-type="float" office:value="175">
            <text:p>175</text:p>
          </table:table-cell>
          <table:table-cell table:formula="of:=0.925*[.H30]" office:value-type="float" office:value="78.625">
            <text:p>79</text:p>
          </table:table-cell>
          <table:table-cell table:style-name="ce9" office:value-type="float" office:value="200">
            <text:p>200</text:p>
          </table:table-cell>
          <table:table-cell table:formula="of:=(1/6)*[.A30]-(130/3)" office:value-type="float" office:value="85">
            <text:p>85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0]+10" office:value-type="float" office:value="780">
            <text:p>780</text:p>
          </table:table-cell>
          <table:table-cell table:formula="of:=0.775*[.H31]" office:value-type="float" office:value="67.1666666666667">
            <text:p>67</text:p>
          </table:table-cell>
          <table:table-cell table:style-name="ce3" table:formula="of:=(-5/6)*[.A31]+(2150/3)" office:value-type="float" office:value="66.6666666666666">
            <text:p>67</text:p>
          </table:table-cell>
          <table:table-cell table:formula="of:=0.85*[.H31]" office:value-type="float" office:value="73.6666666666667">
            <text:p>74</text:p>
          </table:table-cell>
          <table:table-cell table:style-name="ce3" table:formula="of:=(-5/6)*[.A31]+(2450/3)" office:value-type="float" office:value="166.666666666667">
            <text:p>167</text:p>
          </table:table-cell>
          <table:table-cell table:formula="of:=0.925*[.H31]" office:value-type="float" office:value="80.1666666666667">
            <text:p>80</text:p>
          </table:table-cell>
          <table:table-cell table:style-name="ce9" office:value-type="float" office:value="200">
            <text:p>200</text:p>
          </table:table-cell>
          <table:table-cell table:formula="of:=(1/6)*[.A31]-(130/3)" office:value-type="float" office:value="86.6666666666667">
            <text:p>87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1]+10" office:value-type="float" office:value="790">
            <text:p>790</text:p>
          </table:table-cell>
          <table:table-cell table:formula="of:=0.775*[.H32]" office:value-type="float" office:value="68.4583333333333">
            <text:p>68</text:p>
          </table:table-cell>
          <table:table-cell table:style-name="ce3" table:formula="of:=(-5/6)*[.A32]+(2150/3)" office:value-type="float" office:value="58.3333333333333">
            <text:p>58</text:p>
          </table:table-cell>
          <table:table-cell table:formula="of:=0.85*[.H32]" office:value-type="float" office:value="75.0833333333333">
            <text:p>75</text:p>
          </table:table-cell>
          <table:table-cell table:style-name="ce3" table:formula="of:=(-5/6)*[.A32]+(2450/3)" office:value-type="float" office:value="158.333333333333">
            <text:p>158</text:p>
          </table:table-cell>
          <table:table-cell table:formula="of:=0.925*[.H32]" office:value-type="float" office:value="81.7083333333333">
            <text:p>82</text:p>
          </table:table-cell>
          <table:table-cell table:style-name="ce9" office:value-type="float" office:value="200">
            <text:p>200</text:p>
          </table:table-cell>
          <table:table-cell table:formula="of:=(1/6)*[.A32]-(130/3)" office:value-type="float" office:value="88.3333333333333">
            <text:p>88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2]+10" office:value-type="float" office:value="800">
            <text:p>800</text:p>
          </table:table-cell>
          <table:table-cell table:formula="of:=0.775*[.H33]" office:value-type="float" office:value="69.75">
            <text:p>70</text:p>
          </table:table-cell>
          <table:table-cell table:style-name="ce3" table:formula="of:=(-5/6)*[.A33]+(2150/3)" office:value-type="float" office:value="49.9999999999999">
            <text:p>50</text:p>
          </table:table-cell>
          <table:table-cell table:formula="of:=0.85*[.H33]" office:value-type="float" office:value="76.5">
            <text:p>77</text:p>
          </table:table-cell>
          <table:table-cell table:style-name="ce3" table:formula="of:=(-5/6)*[.A33]+(2450/3)" office:value-type="float" office:value="150">
            <text:p>150</text:p>
          </table:table-cell>
          <table:table-cell table:formula="of:=0.925*[.H33]" office:value-type="float" office:value="83.25">
            <text:p>83</text:p>
          </table:table-cell>
          <table:table-cell table:style-name="ce9" office:value-type="float" office:value="200">
            <text:p>200</text:p>
          </table:table-cell>
          <table:table-cell table:formula="of:=(1/6)*[.A33]-(130/3)" office:value-type="float" office:value="90">
            <text:p>90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3]+10" office:value-type="float" office:value="810">
            <text:p>810</text:p>
          </table:table-cell>
          <table:table-cell table:formula="of:=0.775*[.H34]" office:value-type="float" office:value="71.0416666666667">
            <text:p>71</text:p>
          </table:table-cell>
          <table:table-cell office:value-type="float" office:value="50">
            <text:p>50</text:p>
          </table:table-cell>
          <table:table-cell table:formula="of:=0.85*[.H34]" office:value-type="float" office:value="77.9166666666667">
            <text:p>78</text:p>
          </table:table-cell>
          <table:table-cell table:style-name="ce3" table:formula="of:=(-5/6)*[.A34]+(2450/3)" office:value-type="float" office:value="141.666666666667">
            <text:p>142</text:p>
          </table:table-cell>
          <table:table-cell table:formula="of:=0.925*[.H34]" office:value-type="float" office:value="84.7916666666667">
            <text:p>85</text:p>
          </table:table-cell>
          <table:table-cell table:style-name="ce9" office:value-type="float" office:value="200">
            <text:p>200</text:p>
          </table:table-cell>
          <table:table-cell table:formula="of:=(1/6)*[.A34]-(130/3)" office:value-type="float" office:value="91.6666666666667">
            <text:p>92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4]+10" office:value-type="float" office:value="820">
            <text:p>820</text:p>
          </table:table-cell>
          <table:table-cell table:formula="of:=0.775*[.H35]" office:value-type="float" office:value="72.3333333333333">
            <text:p>72</text:p>
          </table:table-cell>
          <table:table-cell office:value-type="float" office:value="50">
            <text:p>50</text:p>
          </table:table-cell>
          <table:table-cell table:formula="of:=0.85*[.H35]" office:value-type="float" office:value="79.3333333333333">
            <text:p>79</text:p>
          </table:table-cell>
          <table:table-cell table:style-name="ce3" table:formula="of:=(-5/6)*[.A35]+(2450/3)" office:value-type="float" office:value="133.333333333333">
            <text:p>133</text:p>
          </table:table-cell>
          <table:table-cell table:formula="of:=0.925*[.H35]" office:value-type="float" office:value="86.3333333333333">
            <text:p>86</text:p>
          </table:table-cell>
          <table:table-cell table:style-name="ce9" office:value-type="float" office:value="200">
            <text:p>200</text:p>
          </table:table-cell>
          <table:table-cell table:formula="of:=(1/6)*[.A35]-(130/3)" office:value-type="float" office:value="93.3333333333333">
            <text:p>93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5]+10" office:value-type="float" office:value="830">
            <text:p>830</text:p>
          </table:table-cell>
          <table:table-cell table:formula="of:=0.775*[.H36]" office:value-type="float" office:value="73.625">
            <text:p>74</text:p>
          </table:table-cell>
          <table:table-cell office:value-type="float" office:value="50">
            <text:p>50</text:p>
          </table:table-cell>
          <table:table-cell table:formula="of:=0.85*[.H36]" office:value-type="float" office:value="80.75">
            <text:p>81</text:p>
          </table:table-cell>
          <table:table-cell table:style-name="ce3" table:formula="of:=(-5/6)*[.A36]+(2450/3)" office:value-type="float" office:value="125">
            <text:p>125</text:p>
          </table:table-cell>
          <table:table-cell table:formula="of:=0.925*[.H36]" office:value-type="float" office:value="87.875">
            <text:p>88</text:p>
          </table:table-cell>
          <table:table-cell table:style-name="ce9" office:value-type="float" office:value="200">
            <text:p>200</text:p>
          </table:table-cell>
          <table:table-cell table:formula="of:=(1/6)*[.A36]-(130/3)" office:value-type="float" office:value="95">
            <text:p>95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6]+10" office:value-type="float" office:value="840">
            <text:p>840</text:p>
          </table:table-cell>
          <table:table-cell table:formula="of:=0.775*[.H37]" office:value-type="float" office:value="74.9166666666667">
            <text:p>75</text:p>
          </table:table-cell>
          <table:table-cell office:value-type="float" office:value="50">
            <text:p>50</text:p>
          </table:table-cell>
          <table:table-cell table:formula="of:=0.85*[.H37]" office:value-type="float" office:value="82.1666666666667">
            <text:p>82</text:p>
          </table:table-cell>
          <table:table-cell table:style-name="ce3" table:formula="of:=(-5/6)*[.A37]+(2450/3)" office:value-type="float" office:value="116.666666666667">
            <text:p>117</text:p>
          </table:table-cell>
          <table:table-cell table:formula="of:=0.925*[.H37]" office:value-type="float" office:value="89.4166666666667">
            <text:p>89</text:p>
          </table:table-cell>
          <table:table-cell table:style-name="ce9" office:value-type="float" office:value="200">
            <text:p>200</text:p>
          </table:table-cell>
          <table:table-cell table:formula="of:=(1/6)*[.A37]-(130/3)" office:value-type="float" office:value="96.6666666666667">
            <text:p>97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7]+10" office:value-type="float" office:value="850">
            <text:p>850</text:p>
          </table:table-cell>
          <table:table-cell table:formula="of:=0.775*[.H38]" office:value-type="float" office:value="76.2083333333333">
            <text:p>76</text:p>
          </table:table-cell>
          <table:table-cell office:value-type="float" office:value="50">
            <text:p>50</text:p>
          </table:table-cell>
          <table:table-cell table:formula="of:=0.85*[.H38]" office:value-type="float" office:value="83.5833333333333">
            <text:p>84</text:p>
          </table:table-cell>
          <table:table-cell table:style-name="ce3" table:formula="of:=(-5/6)*[.A38]+(2450/3)" office:value-type="float" office:value="108.333333333333">
            <text:p>108</text:p>
          </table:table-cell>
          <table:table-cell table:formula="of:=0.925*[.H38]" office:value-type="float" office:value="90.9583333333333">
            <text:p>91</text:p>
          </table:table-cell>
          <table:table-cell table:style-name="ce9" office:value-type="float" office:value="200">
            <text:p>200</text:p>
          </table:table-cell>
          <table:table-cell table:formula="of:=(1/6)*[.A38]-(130/3)" office:value-type="float" office:value="98.3333333333333">
            <text:p>98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4" table:formula="of:=[.A38]+10" office:value-type="float" office:value="860">
            <text:p>860</text:p>
          </table:table-cell>
          <table:table-cell table:formula="of:=0.775*[.H39]" office:value-type="float" office:value="77.5">
            <text:p>78</text:p>
          </table:table-cell>
          <table:table-cell office:value-type="float" office:value="50">
            <text:p>50</text:p>
          </table:table-cell>
          <table:table-cell table:formula="of:=0.85*[.H39]" office:value-type="float" office:value="85">
            <text:p>85</text:p>
          </table:table-cell>
          <table:table-cell table:style-name="ce3" table:formula="of:=(-5/6)*[.A39]+(2450/3)" office:value-type="float" office:value="99.9999999999999">
            <text:p>100</text:p>
          </table:table-cell>
          <table:table-cell table:formula="of:=0.925*[.H39]" office:value-type="float" office:value="92.5">
            <text:p>93</text:p>
          </table:table-cell>
          <table:table-cell table:style-name="ce9" office:value-type="float" office:value="200">
            <text:p>200</text:p>
          </table:table-cell>
          <table:table-cell table:formula="of:=(1/6)*[.A39]-(130/3)" office:value-type="float" office:value="100">
            <text:p>100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39]+10" office:value-type="float" office:value="870">
            <text:p>870</text:p>
          </table:table-cell>
          <table:table-cell table:formula="of:=0.775*[.H40]" office:value-type="float" office:value="78.7916666666667">
            <text:p>79</text:p>
          </table:table-cell>
          <table:table-cell office:value-type="float" office:value="50">
            <text:p>50</text:p>
          </table:table-cell>
          <table:table-cell table:formula="of:=0.85*[.H40]" office:value-type="float" office:value="86.4166666666667">
            <text:p>86</text:p>
          </table:table-cell>
          <table:table-cell table:style-name="ce3" table:formula="of:=(-5/6)*[.A40]+(2450/3)" office:value-type="float" office:value="91.6666666666666">
            <text:p>92</text:p>
          </table:table-cell>
          <table:table-cell table:formula="of:=0.925*[.H40]" office:value-type="float" office:value="94.0416666666667">
            <text:p>94</text:p>
          </table:table-cell>
          <table:table-cell table:style-name="ce3" table:formula="of:=(-5/6)*[.A40]+(2750/3)" office:value-type="float" office:value="191.666666666667">
            <text:p>192</text:p>
          </table:table-cell>
          <table:table-cell table:formula="of:=(1/6)*[.A40]-(130/3)" office:value-type="float" office:value="101.666666666667">
            <text:p>102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40]+10" office:value-type="float" office:value="880">
            <text:p>880</text:p>
          </table:table-cell>
          <table:table-cell table:formula="of:=0.775*[.H41]" office:value-type="float" office:value="80.0833333333333">
            <text:p>80</text:p>
          </table:table-cell>
          <table:table-cell office:value-type="float" office:value="50">
            <text:p>50</text:p>
          </table:table-cell>
          <table:table-cell table:formula="of:=0.85*[.H41]" office:value-type="float" office:value="87.8333333333333">
            <text:p>88</text:p>
          </table:table-cell>
          <table:table-cell table:style-name="ce3" table:formula="of:=(-5/6)*[.A41]+(2450/3)" office:value-type="float" office:value="83.3333333333333">
            <text:p>83</text:p>
          </table:table-cell>
          <table:table-cell table:formula="of:=0.925*[.H41]" office:value-type="float" office:value="95.5833333333333">
            <text:p>96</text:p>
          </table:table-cell>
          <table:table-cell table:style-name="ce3" table:formula="of:=(-5/6)*[.A41]+(2750/3)" office:value-type="float" office:value="183.333333333333">
            <text:p>183</text:p>
          </table:table-cell>
          <table:table-cell table:formula="of:=(1/6)*[.A41]-(130/3)" office:value-type="float" office:value="103.333333333333">
            <text:p>103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41]+10" office:value-type="float" office:value="890">
            <text:p>890</text:p>
          </table:table-cell>
          <table:table-cell table:formula="of:=0.775*[.H42]" office:value-type="float" office:value="81.375">
            <text:p>81</text:p>
          </table:table-cell>
          <table:table-cell office:value-type="float" office:value="50">
            <text:p>50</text:p>
          </table:table-cell>
          <table:table-cell table:formula="of:=0.85*[.H42]" office:value-type="float" office:value="89.25">
            <text:p>89</text:p>
          </table:table-cell>
          <table:table-cell table:style-name="ce3" table:formula="of:=(-5/6)*[.A42]+(2450/3)" office:value-type="float" office:value="74.9999999999999">
            <text:p>75</text:p>
          </table:table-cell>
          <table:table-cell table:formula="of:=0.925*[.H42]" office:value-type="float" office:value="97.125">
            <text:p>97</text:p>
          </table:table-cell>
          <table:table-cell table:style-name="ce3" table:formula="of:=(-5/6)*[.A42]+(2750/3)" office:value-type="float" office:value="175">
            <text:p>175</text:p>
          </table:table-cell>
          <table:table-cell table:formula="of:=(1/6)*[.A42]-(130/3)" office:value-type="float" office:value="105">
            <text:p>105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42]+10" office:value-type="float" office:value="900">
            <text:p>900</text:p>
          </table:table-cell>
          <table:table-cell table:formula="of:=0.775*[.H43]" office:value-type="float" office:value="82.6666666666667">
            <text:p>83</text:p>
          </table:table-cell>
          <table:table-cell office:value-type="float" office:value="50">
            <text:p>50</text:p>
          </table:table-cell>
          <table:table-cell table:formula="of:=0.85*[.H43]" office:value-type="float" office:value="90.6666666666667">
            <text:p>91</text:p>
          </table:table-cell>
          <table:table-cell table:style-name="ce3" table:formula="of:=(-5/6)*[.A43]+(2450/3)" office:value-type="float" office:value="66.6666666666666">
            <text:p>67</text:p>
          </table:table-cell>
          <table:table-cell table:formula="of:=0.925*[.H43]" office:value-type="float" office:value="98.6666666666667">
            <text:p>99</text:p>
          </table:table-cell>
          <table:table-cell table:style-name="ce3" table:formula="of:=(-5/6)*[.A43]+(2750/3)" office:value-type="float" office:value="166.666666666667">
            <text:p>167</text:p>
          </table:table-cell>
          <table:table-cell table:formula="of:=(1/6)*[.A43]-(130/3)" office:value-type="float" office:value="106.666666666667">
            <text:p>107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43]+10" office:value-type="float" office:value="910">
            <text:p>910</text:p>
          </table:table-cell>
          <table:table-cell table:formula="of:=0.775*[.H44]" office:value-type="float" office:value="83.9583333333333">
            <text:p>84</text:p>
          </table:table-cell>
          <table:table-cell office:value-type="float" office:value="50">
            <text:p>50</text:p>
          </table:table-cell>
          <table:table-cell table:formula="of:=0.85*[.H44]" office:value-type="float" office:value="92.0833333333333">
            <text:p>92</text:p>
          </table:table-cell>
          <table:table-cell table:style-name="ce3" table:formula="of:=(-5/6)*[.A44]+(2450/3)" office:value-type="float" office:value="58.3333333333333">
            <text:p>58</text:p>
          </table:table-cell>
          <table:table-cell table:formula="of:=0.925*[.H44]" office:value-type="float" office:value="100.208333333333">
            <text:p>100</text:p>
          </table:table-cell>
          <table:table-cell table:style-name="ce3" table:formula="of:=(-5/6)*[.A44]+(2750/3)" office:value-type="float" office:value="158.333333333333">
            <text:p>158</text:p>
          </table:table-cell>
          <table:table-cell table:formula="of:=(1/6)*[.A44]-(130/3)" office:value-type="float" office:value="108.333333333333">
            <text:p>108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44]+10" office:value-type="float" office:value="920">
            <text:p>920</text:p>
          </table:table-cell>
          <table:table-cell table:formula="of:=0.775*[.H45]" office:value-type="float" office:value="85.25">
            <text:p>85</text:p>
          </table:table-cell>
          <table:table-cell office:value-type="float" office:value="50">
            <text:p>50</text:p>
          </table:table-cell>
          <table:table-cell table:formula="of:=0.85*[.H45]" office:value-type="float" office:value="93.5">
            <text:p>94</text:p>
          </table:table-cell>
          <table:table-cell table:style-name="ce3" table:formula="of:=(-5/6)*[.A45]+(2450/3)" office:value-type="float" office:value="49.9999999999999">
            <text:p>50</text:p>
          </table:table-cell>
          <table:table-cell table:formula="of:=0.925*[.H45]" office:value-type="float" office:value="101.75">
            <text:p>102</text:p>
          </table:table-cell>
          <table:table-cell table:style-name="ce3" table:formula="of:=(-5/6)*[.A45]+(2750/3)" office:value-type="float" office:value="150">
            <text:p>150</text:p>
          </table:table-cell>
          <table:table-cell table:formula="of:=(1/6)*[.A45]-(130/3)" office:value-type="float" office:value="110">
            <text:p>110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45]+10" office:value-type="float" office:value="930">
            <text:p>930</text:p>
          </table:table-cell>
          <table:table-cell table:formula="of:=0.775*[.H46]" office:value-type="float" office:value="86.5416666666667">
            <text:p>87</text:p>
          </table:table-cell>
          <table:table-cell office:value-type="float" office:value="50">
            <text:p>50</text:p>
          </table:table-cell>
          <table:table-cell table:formula="of:=0.85*[.H46]" office:value-type="float" office:value="94.9166666666667">
            <text:p>95</text:p>
          </table:table-cell>
          <table:table-cell office:value-type="float" office:value="50">
            <text:p>50</text:p>
          </table:table-cell>
          <table:table-cell table:formula="of:=0.925*[.H46]" office:value-type="float" office:value="103.291666666667">
            <text:p>103</text:p>
          </table:table-cell>
          <table:table-cell table:style-name="ce3" table:formula="of:=(-5/6)*[.A46]+(2750/3)" office:value-type="float" office:value="141.666666666667">
            <text:p>142</text:p>
          </table:table-cell>
          <table:table-cell table:formula="of:=(1/6)*[.A46]-(130/3)" office:value-type="float" office:value="111.666666666667">
            <text:p>112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formula="of:=[.A46]+10" office:value-type="float" office:value="940">
            <text:p>940</text:p>
          </table:table-cell>
          <table:table-cell table:formula="of:=0.775*[.H47]" office:value-type="float" office:value="87.8333333333333">
            <text:p>88</text:p>
          </table:table-cell>
          <table:table-cell office:value-type="float" office:value="50">
            <text:p>50</text:p>
          </table:table-cell>
          <table:table-cell table:formula="of:=0.85*[.H47]" office:value-type="float" office:value="96.3333333333333">
            <text:p>96</text:p>
          </table:table-cell>
          <table:table-cell office:value-type="float" office:value="50">
            <text:p>50</text:p>
          </table:table-cell>
          <table:table-cell table:formula="of:=0.925*[.H47]" office:value-type="float" office:value="104.833333333333">
            <text:p>105</text:p>
          </table:table-cell>
          <table:table-cell table:style-name="ce3" table:formula="of:=(-5/6)*[.A47]+(2750/3)" office:value-type="float" office:value="133.333333333333">
            <text:p>133</text:p>
          </table:table-cell>
          <table:table-cell table:formula="of:=(1/6)*[.A47]-(130/3)" office:value-type="float" office:value="113.333333333333">
            <text:p>113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6" table:formula="of:=[.A47]+10" office:value-type="float" office:value="950">
            <text:p>950</text:p>
          </table:table-cell>
          <table:table-cell table:formula="of:=0.775*[.H48]" office:value-type="float" office:value="89.125">
            <text:p>89</text:p>
          </table:table-cell>
          <table:table-cell office:value-type="float" office:value="50">
            <text:p>50</text:p>
          </table:table-cell>
          <table:table-cell table:formula="of:=0.85*[.H48]" office:value-type="float" office:value="97.75">
            <text:p>98</text:p>
          </table:table-cell>
          <table:table-cell office:value-type="float" office:value="50">
            <text:p>50</text:p>
          </table:table-cell>
          <table:table-cell table:formula="of:=0.925*[.H48]" office:value-type="float" office:value="106.375">
            <text:p>106</text:p>
          </table:table-cell>
          <table:table-cell table:style-name="ce3" table:formula="of:=(-5/6)*[.A48]+(2750/3)" office:value-type="float" office:value="125">
            <text:p>125</text:p>
          </table:table-cell>
          <table:table-cell table:formula="of:=(1/6)*[.A48]-(130/3)" office:value-type="float" office:value="115">
            <text:p>115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6" table:formula="of:=[.A48]+10" office:value-type="float" office:value="960">
            <text:p>960</text:p>
          </table:table-cell>
          <table:table-cell table:formula="of:=0.775*[.H49]" office:value-type="float" office:value="90.4166666666667">
            <text:p>90</text:p>
          </table:table-cell>
          <table:table-cell office:value-type="float" office:value="50">
            <text:p>50</text:p>
          </table:table-cell>
          <table:table-cell table:formula="of:=0.85*[.H49]" office:value-type="float" office:value="99.1666666666667">
            <text:p>99</text:p>
          </table:table-cell>
          <table:table-cell office:value-type="float" office:value="50">
            <text:p>50</text:p>
          </table:table-cell>
          <table:table-cell table:formula="of:=0.925*[.H49]" office:value-type="float" office:value="107.916666666667">
            <text:p>108</text:p>
          </table:table-cell>
          <table:table-cell table:style-name="ce3" table:formula="of:=(-5/6)*[.A49]+(2750/3)" office:value-type="float" office:value="116.666666666667">
            <text:p>117</text:p>
          </table:table-cell>
          <table:table-cell table:formula="of:=(1/6)*[.A49]-(130/3)" office:value-type="float" office:value="116.666666666667">
            <text:p>117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6" table:formula="of:=[.A49]+10" office:value-type="float" office:value="970">
            <text:p>970</text:p>
          </table:table-cell>
          <table:table-cell table:formula="of:=0.775*[.H50]" office:value-type="float" office:value="91.7083333333333">
            <text:p>92</text:p>
          </table:table-cell>
          <table:table-cell office:value-type="float" office:value="50">
            <text:p>50</text:p>
          </table:table-cell>
          <table:table-cell table:formula="of:=0.85*[.H50]" office:value-type="float" office:value="100.583333333333">
            <text:p>101</text:p>
          </table:table-cell>
          <table:table-cell office:value-type="float" office:value="50">
            <text:p>50</text:p>
          </table:table-cell>
          <table:table-cell table:formula="of:=0.925*[.H50]" office:value-type="float" office:value="109.458333333333">
            <text:p>109</text:p>
          </table:table-cell>
          <table:table-cell table:style-name="ce3" table:formula="of:=(-5/6)*[.A50]+(2750/3)" office:value-type="float" office:value="108.333333333333">
            <text:p>108</text:p>
          </table:table-cell>
          <table:table-cell table:formula="of:=(1/6)*[.A50]-(130/3)" office:value-type="float" office:value="118.333333333333">
            <text:p>118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5" table:formula="of:=[.A50]+10" office:value-type="float" office:value="980">
            <text:p>980</text:p>
          </table:table-cell>
          <table:table-cell table:formula="of:=0.775*[.H51]" office:value-type="float" office:value="93">
            <text:p>93</text:p>
          </table:table-cell>
          <table:table-cell office:value-type="float" office:value="50">
            <text:p>50</text:p>
          </table:table-cell>
          <table:table-cell table:formula="of:=0.85*[.H51]" office:value-type="float" office:value="102">
            <text:p>102</text:p>
          </table:table-cell>
          <table:table-cell office:value-type="float" office:value="50">
            <text:p>50</text:p>
          </table:table-cell>
          <table:table-cell table:formula="of:=0.925*[.H51]" office:value-type="float" office:value="111">
            <text:p>111</text:p>
          </table:table-cell>
          <table:table-cell table:style-name="ce3" table:formula="of:=(-5/6)*[.A51]+(2750/3)" office:value-type="float" office:value="99.9999999999999">
            <text:p>100</text:p>
          </table:table-cell>
          <table:table-cell table:formula="of:=(1/6)*[.A51]-(130/3)" office:value-type="float" office:value="120">
            <text:p>120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6" table:formula="of:=[.A51]+10" office:value-type="float" office:value="990">
            <text:p>990</text:p>
          </table:table-cell>
          <table:table-cell table:formula="of:=0.775*[.H52]" office:value-type="float" office:value="94.2916666666667">
            <text:p>94</text:p>
          </table:table-cell>
          <table:table-cell office:value-type="float" office:value="50">
            <text:p>50</text:p>
          </table:table-cell>
          <table:table-cell table:formula="of:=0.85*[.H52]" office:value-type="float" office:value="103.416666666667">
            <text:p>103</text:p>
          </table:table-cell>
          <table:table-cell office:value-type="float" office:value="50">
            <text:p>50</text:p>
          </table:table-cell>
          <table:table-cell table:formula="of:=0.925*[.H52]" office:value-type="float" office:value="112.541666666667">
            <text:p>113</text:p>
          </table:table-cell>
          <table:table-cell table:style-name="ce3" table:formula="of:=(-5/6)*[.A52]+(2750/3)" office:value-type="float" office:value="91.6666666666666">
            <text:p>92</text:p>
          </table:table-cell>
          <table:table-cell table:formula="of:=(1/6)*[.A52]-(130/3)" office:value-type="float" office:value="121.666666666667">
            <text:p>122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>
          <table:table-cell table:style-name="ce6" table:formula="of:=[.A52]+10" office:value-type="float" office:value="1000">
            <text:p>1000</text:p>
          </table:table-cell>
          <table:table-cell table:formula="of:=0.775*[.H53]" office:value-type="float" office:value="95.5833333333333">
            <text:p>96</text:p>
          </table:table-cell>
          <table:table-cell office:value-type="float" office:value="50">
            <text:p>50</text:p>
          </table:table-cell>
          <table:table-cell table:formula="of:=0.85*[.H53]" office:value-type="float" office:value="104.833333333333">
            <text:p>105</text:p>
          </table:table-cell>
          <table:table-cell office:value-type="float" office:value="50">
            <text:p>50</text:p>
          </table:table-cell>
          <table:table-cell table:formula="of:=0.925*[.H53]" office:value-type="float" office:value="114.083333333333">
            <text:p>114</text:p>
          </table:table-cell>
          <table:table-cell table:style-name="ce3" table:formula="of:=(-5/6)*[.A53]+(2750/3)" office:value-type="float" office:value="83.3333333333333">
            <text:p>83</text:p>
          </table:table-cell>
          <table:table-cell table:formula="of:=(1/6)*[.A53]-(130/3)" office:value-type="float" office:value="123.333333333333">
            <text:p>123</text:p>
          </table:table-cell>
          <table:table-cell table:style-name="ce9" office:value-type="float" office:value="200">
            <text:p>200</text:p>
          </table:table-cell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reeder Reacto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ce3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3" table:default-cell-style-name="ce2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Temperature</text:p>
          </table:table-cell>
          <table:table-cell table:style-name="ce7" office:value-type="string">
            <text:p>Power (Single)</text:p>
          </table:table-cell>
          <table:table-cell table:style-name="ce7" office:value-type="string">
            <text:p>Efficiency (Single)</text:p>
          </table:table-cell>
          <table:table-cell table:style-name="ce7" office:value-type="string">
            <text:p>Power (1NB)</text:p>
          </table:table-cell>
          <table:table-cell table:style-name="ce7" office:value-type="string">
            <text:p>Efficiency (1NB)</text:p>
          </table:table-cell>
          <table:table-cell table:style-name="ce7" office:value-type="string">
            <text:p>Power (2NB)</text:p>
          </table:table-cell>
          <table:table-cell table:style-name="ce7" office:value-type="string">
            <text:p>Efficiency (2NB)</text:p>
          </table:table-cell>
          <table:table-cell table:style-name="ce7" office:value-type="string">
            <text:p>Power (3NB)</text:p>
          </table:table-cell>
          <table:table-cell table:style-name="ce7" office:value-type="string">
            <text:p>Efficiency (3NB)</text:p>
          </table:table-cell>
          <table:table-cell table:style-name="ce22" office:value-type="string">
            <text:p>CellBonus</text:p>
          </table:table-cell>
          <table:table-cell table:style-name="ce24" office:value-type="string">
            <text:p>CellBonus (*100)</text:p>
          </table:table-cell>
          <table:table-cell table:number-columns-repeated="6"/>
        </table:table-row>
        <table:table-row table:style-name="ro4">
          <table:table-cell office:value-type="float" office:value="500">
            <text:p>500</text:p>
          </table:table-cell>
          <table:table-cell table:formula="of:=0.775*[.H2]" office:value-type="float" office:value="31">
            <text:p>31</text:p>
          </table:table-cell>
          <table:table-cell table:style-name="ce3" table:formula="of:=(5/6)*[.A2]-(950/3)" office:value-type="float" office:value="100">
            <text:p>100</text:p>
          </table:table-cell>
          <table:table-cell table:formula="of:=0.85*[.H2]" office:value-type="float" office:value="34">
            <text:p>34</text:p>
          </table:table-cell>
          <table:table-cell table:style-name="ce3" table:formula="of:=(5/6)*[.A2]-(950/3)" office:value-type="float" office:value="100">
            <text:p>100</text:p>
          </table:table-cell>
          <table:table-cell table:formula="of:=0.925*[.H2]" office:value-type="float" office:value="37">
            <text:p>37</text:p>
          </table:table-cell>
          <table:table-cell table:style-name="ce3" table:formula="of:=(5/6)*[.A2]-(950/3)" office:value-type="float" office:value="100">
            <text:p>100</text:p>
          </table:table-cell>
          <table:table-cell table:style-name="ce3" table:formula="of:=(1/12)*[.A2]-(5/3)" office:value-type="float" office:value="40">
            <text:p>40</text:p>
          </table:table-cell>
          <table:table-cell table:style-name="ce3" table:formula="of:=(5/6)*[.A2]-(950/3)" office:value-type="float" office:value="100">
            <text:p>100</text:p>
          </table:table-cell>
          <table:table-cell table:style-name="ce23" table:formula="of:=(1/680)*[.A2]-(15/34)" office:value-type="float" office:value="0.294117647058823">
            <text:p>0,29</text:p>
          </table:table-cell>
          <table:table-cell table:style-name="ce25" table:formula="of:=[.J2]*100" office:value-type="float" office:value="29.4117647058823">
            <text:p>29</text:p>
          </table:table-cell>
          <table:table-cell office:value-type="string">
            <text:p>The power output and efficiency of a breeder reactor works similar to that of the regular reactor. The only difference is, that the power output is lower than that of the regular reactor.</text:p>
          </table:table-cell>
          <table:table-cell table:number-columns-repeated="5"/>
        </table:table-row>
        <table:table-row table:style-name="ro3">
          <table:table-cell table:formula="of:=[.A2]+10" office:value-type="float" office:value="510">
            <text:p>510</text:p>
          </table:table-cell>
          <table:table-cell table:formula="of:=0.775*[.H3]" office:value-type="float" office:value="31.6458333333333">
            <text:p>32</text:p>
          </table:table-cell>
          <table:table-cell table:style-name="ce3" table:formula="of:=(5/6)*[.A3]-(950/3)" office:value-type="float" office:value="108.333333333333">
            <text:p>108</text:p>
          </table:table-cell>
          <table:table-cell table:formula="of:=0.85*[.H3]" office:value-type="float" office:value="34.7083333333333">
            <text:p>35</text:p>
          </table:table-cell>
          <table:table-cell table:style-name="ce3" table:formula="of:=(5/6)*[.A3]-(950/3)" office:value-type="float" office:value="108.333333333333">
            <text:p>108</text:p>
          </table:table-cell>
          <table:table-cell table:formula="of:=0.925*[.H3]" office:value-type="float" office:value="37.7708333333333">
            <text:p>38</text:p>
          </table:table-cell>
          <table:table-cell table:style-name="ce3" table:formula="of:=(5/6)*[.A3]-(950/3)" office:value-type="float" office:value="108.333333333333">
            <text:p>108</text:p>
          </table:table-cell>
          <table:table-cell table:style-name="ce3" table:formula="of:=(1/12)*[.A3]-(5/3)" office:value-type="float" office:value="40.8333333333333">
            <text:p>41</text:p>
          </table:table-cell>
          <table:table-cell table:style-name="ce3" table:formula="of:=(5/6)*[.A3]-(950/3)" office:value-type="float" office:value="108.333333333333">
            <text:p>108</text:p>
          </table:table-cell>
          <table:table-cell table:style-name="ce23" table:formula="of:=(1/680)*[.A3]-(15/34)" office:value-type="float" office:value="0.308823529411765">
            <text:p>0,31</text:p>
          </table:table-cell>
          <table:table-cell table:style-name="ce25" table:formula="of:=[.J3]*100" office:value-type="float" office:value="30.8823529411765">
            <text:p>31</text:p>
          </table:table-cell>
          <table:table-cell table:number-columns-repeated="6"/>
        </table:table-row>
        <table:table-row table:style-name="ro4">
          <table:table-cell table:formula="of:=[.A3]+10" office:value-type="float" office:value="520">
            <text:p>520</text:p>
          </table:table-cell>
          <table:table-cell table:formula="of:=0.775*[.H4]" office:value-type="float" office:value="32.2916666666667">
            <text:p>32</text:p>
          </table:table-cell>
          <table:table-cell table:style-name="ce3" table:formula="of:=(5/6)*[.A4]-(950/3)" office:value-type="float" office:value="116.666666666667">
            <text:p>117</text:p>
          </table:table-cell>
          <table:table-cell table:formula="of:=0.85*[.H4]" office:value-type="float" office:value="35.4166666666667">
            <text:p>35</text:p>
          </table:table-cell>
          <table:table-cell table:style-name="ce3" table:formula="of:=(5/6)*[.A4]-(950/3)" office:value-type="float" office:value="116.666666666667">
            <text:p>117</text:p>
          </table:table-cell>
          <table:table-cell table:formula="of:=0.925*[.H4]" office:value-type="float" office:value="38.5416666666667">
            <text:p>39</text:p>
          </table:table-cell>
          <table:table-cell table:style-name="ce3" table:formula="of:=(5/6)*[.A4]-(950/3)" office:value-type="float" office:value="116.666666666667">
            <text:p>117</text:p>
          </table:table-cell>
          <table:table-cell table:style-name="ce3" table:formula="of:=(1/12)*[.A4]-(5/3)" office:value-type="float" office:value="41.6666666666667">
            <text:p>42</text:p>
          </table:table-cell>
          <table:table-cell table:style-name="ce3" table:formula="of:=(5/6)*[.A4]-(950/3)" office:value-type="float" office:value="116.666666666667">
            <text:p>117</text:p>
          </table:table-cell>
          <table:table-cell table:style-name="ce23" table:formula="of:=(1/680)*[.A4]-(15/34)" office:value-type="float" office:value="0.323529411764706">
            <text:p>0,32</text:p>
          </table:table-cell>
          <table:table-cell table:style-name="ce25" table:formula="of:=[.J4]*100" office:value-type="float" office:value="32.3529411764706">
            <text:p>32</text:p>
          </table:table-cell>
          <table:table-cell office:value-type="string">
            <text:p>Additionally to power, the breeder produces additional empty fuel cells. This starts at 350° (not shown in the chart) with zero additional cells, and goes slightly above 1 cell per time period at 1000°.</text:p>
          </table:table-cell>
          <table:table-cell table:number-columns-repeated="5"/>
        </table:table-row>
        <table:table-row table:style-name="ro4">
          <table:table-cell table:formula="of:=[.A4]+10" office:value-type="float" office:value="530">
            <text:p>530</text:p>
          </table:table-cell>
          <table:table-cell table:formula="of:=0.775*[.H5]" office:value-type="float" office:value="32.9375">
            <text:p>33</text:p>
          </table:table-cell>
          <table:table-cell table:style-name="ce3" table:formula="of:=(5/6)*[.A5]-(950/3)" office:value-type="float" office:value="125">
            <text:p>125</text:p>
          </table:table-cell>
          <table:table-cell table:formula="of:=0.85*[.H5]" office:value-type="float" office:value="36.125">
            <text:p>36</text:p>
          </table:table-cell>
          <table:table-cell table:style-name="ce3" table:formula="of:=(5/6)*[.A5]-(950/3)" office:value-type="float" office:value="125">
            <text:p>125</text:p>
          </table:table-cell>
          <table:table-cell table:formula="of:=0.925*[.H5]" office:value-type="float" office:value="39.3125">
            <text:p>39</text:p>
          </table:table-cell>
          <table:table-cell table:style-name="ce3" table:formula="of:=(5/6)*[.A5]-(950/3)" office:value-type="float" office:value="125">
            <text:p>125</text:p>
          </table:table-cell>
          <table:table-cell table:style-name="ce3" table:formula="of:=(1/12)*[.A5]-(5/3)" office:value-type="float" office:value="42.5">
            <text:p>43</text:p>
          </table:table-cell>
          <table:table-cell table:style-name="ce3" table:formula="of:=(5/6)*[.A5]-(950/3)" office:value-type="float" office:value="125">
            <text:p>125</text:p>
          </table:table-cell>
          <table:table-cell table:style-name="ce23" table:formula="of:=(1/680)*[.A5]-(15/34)" office:value-type="float" office:value="0.338235294117647">
            <text:p>0,34</text:p>
          </table:table-cell>
          <table:table-cell table:style-name="ce25" table:formula="of:=[.J5]*100" office:value-type="float" office:value="33.8235294117647">
            <text:p>34</text:p>
          </table:table-cell>
          <table:table-cell office:value-type="string">
            <text:p>(The time period depends on the settings)</text:p>
          </table:table-cell>
          <table:table-cell table:number-columns-repeated="5"/>
        </table:table-row>
        <table:table-row table:style-name="ro4">
          <table:table-cell table:formula="of:=[.A5]+10" office:value-type="float" office:value="540">
            <text:p>540</text:p>
          </table:table-cell>
          <table:table-cell table:formula="of:=0.775*[.H6]" office:value-type="float" office:value="33.5833333333333">
            <text:p>34</text:p>
          </table:table-cell>
          <table:table-cell table:style-name="ce3" table:formula="of:=(5/6)*[.A6]-(950/3)" office:value-type="float" office:value="133.333333333333">
            <text:p>133</text:p>
          </table:table-cell>
          <table:table-cell table:formula="of:=0.85*[.H6]" office:value-type="float" office:value="36.8333333333333">
            <text:p>37</text:p>
          </table:table-cell>
          <table:table-cell table:style-name="ce3" table:formula="of:=(5/6)*[.A6]-(950/3)" office:value-type="float" office:value="133.333333333333">
            <text:p>133</text:p>
          </table:table-cell>
          <table:table-cell table:formula="of:=0.925*[.H6]" office:value-type="float" office:value="40.0833333333333">
            <text:p>40</text:p>
          </table:table-cell>
          <table:table-cell table:style-name="ce3" table:formula="of:=(5/6)*[.A6]-(950/3)" office:value-type="float" office:value="133.333333333333">
            <text:p>133</text:p>
          </table:table-cell>
          <table:table-cell table:style-name="ce3" table:formula="of:=(1/12)*[.A6]-(5/3)" office:value-type="float" office:value="43.3333333333333">
            <text:p>43</text:p>
          </table:table-cell>
          <table:table-cell table:style-name="ce3" table:formula="of:=(5/6)*[.A6]-(950/3)" office:value-type="float" office:value="133.333333333333">
            <text:p>133</text:p>
          </table:table-cell>
          <table:table-cell table:style-name="ce23" table:formula="of:=(1/680)*[.A6]-(15/34)" office:value-type="float" office:value="0.352941176470588">
            <text:p>0,35</text:p>
          </table:table-cell>
          <table:table-cell table:style-name="ce25" table:formula="of:=[.J6]*100" office:value-type="float" office:value="35.2941176470588">
            <text:p>35</text:p>
          </table:table-cell>
          <table:table-cell office:value-type="string">
            <text:p>Please note, that this is the output for the vanilla uranium fuel cell. If you use modded fuel cells, the cell bonus might not between 0 and 1 – we had to balance this, otherwise the breeder <text:s text:c="2"/></text:p>
          </table:table-cell>
          <table:table-cell table:number-columns-repeated="5"/>
        </table:table-row>
        <table:table-row table:style-name="ro4">
          <table:table-cell table:formula="of:=[.A6]+10" office:value-type="float" office:value="550">
            <text:p>550</text:p>
          </table:table-cell>
          <table:table-cell table:formula="of:=0.775*[.H7]" office:value-type="float" office:value="34.2291666666667">
            <text:p>34</text:p>
          </table:table-cell>
          <table:table-cell table:style-name="ce3" table:formula="of:=(5/6)*[.A7]-(950/3)" office:value-type="float" office:value="141.666666666667">
            <text:p>142</text:p>
          </table:table-cell>
          <table:table-cell table:formula="of:=0.85*[.H7]" office:value-type="float" office:value="37.5416666666667">
            <text:p>38</text:p>
          </table:table-cell>
          <table:table-cell table:style-name="ce3" table:formula="of:=(5/6)*[.A7]-(950/3)" office:value-type="float" office:value="141.666666666667">
            <text:p>142</text:p>
          </table:table-cell>
          <table:table-cell table:formula="of:=0.925*[.H7]" office:value-type="float" office:value="40.8541666666667">
            <text:p>41</text:p>
          </table:table-cell>
          <table:table-cell table:style-name="ce3" table:formula="of:=(5/6)*[.A7]-(950/3)" office:value-type="float" office:value="141.666666666667">
            <text:p>142</text:p>
          </table:table-cell>
          <table:table-cell table:style-name="ce3" table:formula="of:=(1/12)*[.A7]-(5/3)" office:value-type="float" office:value="44.1666666666667">
            <text:p>44</text:p>
          </table:table-cell>
          <table:table-cell table:style-name="ce3" table:formula="of:=(5/6)*[.A7]-(950/3)" office:value-type="float" office:value="141.666666666667">
            <text:p>142</text:p>
          </table:table-cell>
          <table:table-cell table:style-name="ce23" table:formula="of:=(1/680)*[.A7]-(15/34)" office:value-type="float" office:value="0.367647058823529">
            <text:p>0,37</text:p>
          </table:table-cell>
          <table:table-cell table:style-name="ce25" table:formula="of:=[.J7]*100" office:value-type="float" office:value="36.7647058823529">
            <text:p>37</text:p>
          </table:table-cell>
          <table:table-cell office:value-type="string">
            <text:p>reactor would be overpowered.</text:p>
          </table:table-cell>
          <table:table-cell table:number-columns-repeated="5"/>
        </table:table-row>
        <table:table-row table:style-name="ro3">
          <table:table-cell table:formula="of:=[.A7]+10" office:value-type="float" office:value="560">
            <text:p>560</text:p>
          </table:table-cell>
          <table:table-cell table:formula="of:=0.775*[.H8]" office:value-type="float" office:value="34.875">
            <text:p>35</text:p>
          </table:table-cell>
          <table:table-cell table:style-name="ce3" table:formula="of:=(5/6)*[.A8]-(950/3)" office:value-type="float" office:value="150">
            <text:p>150</text:p>
          </table:table-cell>
          <table:table-cell table:formula="of:=0.85*[.H8]" office:value-type="float" office:value="38.25">
            <text:p>38</text:p>
          </table:table-cell>
          <table:table-cell table:style-name="ce3" table:formula="of:=(5/6)*[.A8]-(950/3)" office:value-type="float" office:value="150">
            <text:p>150</text:p>
          </table:table-cell>
          <table:table-cell table:formula="of:=0.925*[.H8]" office:value-type="float" office:value="41.625">
            <text:p>42</text:p>
          </table:table-cell>
          <table:table-cell table:style-name="ce3" table:formula="of:=(5/6)*[.A8]-(950/3)" office:value-type="float" office:value="150">
            <text:p>150</text:p>
          </table:table-cell>
          <table:table-cell table:style-name="ce3" table:formula="of:=(1/12)*[.A8]-(5/3)" office:value-type="float" office:value="45">
            <text:p>45</text:p>
          </table:table-cell>
          <table:table-cell table:style-name="ce3" table:formula="of:=(5/6)*[.A8]-(950/3)" office:value-type="float" office:value="150">
            <text:p>150</text:p>
          </table:table-cell>
          <table:table-cell table:style-name="ce23" table:formula="of:=(1/680)*[.A8]-(15/34)" office:value-type="float" office:value="0.382352941176471">
            <text:p>0,38</text:p>
          </table:table-cell>
          <table:table-cell table:style-name="ce25" table:formula="of:=[.J8]*100" office:value-type="float" office:value="38.2352941176471">
            <text:p>38</text:p>
          </table:table-cell>
          <table:table-cell table:number-columns-repeated="6"/>
        </table:table-row>
        <table:table-row table:style-name="ro4">
          <table:table-cell table:formula="of:=[.A8]+10" office:value-type="float" office:value="570">
            <text:p>570</text:p>
          </table:table-cell>
          <table:table-cell table:formula="of:=0.775*[.H9]" office:value-type="float" office:value="35.5208333333333">
            <text:p>36</text:p>
          </table:table-cell>
          <table:table-cell table:style-name="ce3" table:formula="of:=(5/6)*[.A9]-(950/3)" office:value-type="float" office:value="158.333333333333">
            <text:p>158</text:p>
          </table:table-cell>
          <table:table-cell table:formula="of:=0.85*[.H9]" office:value-type="float" office:value="38.9583333333333">
            <text:p>39</text:p>
          </table:table-cell>
          <table:table-cell table:style-name="ce3" table:formula="of:=(5/6)*[.A9]-(950/3)" office:value-type="float" office:value="158.333333333333">
            <text:p>158</text:p>
          </table:table-cell>
          <table:table-cell table:formula="of:=0.925*[.H9]" office:value-type="float" office:value="42.3958333333333">
            <text:p>42</text:p>
          </table:table-cell>
          <table:table-cell table:style-name="ce3" table:formula="of:=(5/6)*[.A9]-(950/3)" office:value-type="float" office:value="158.333333333333">
            <text:p>158</text:p>
          </table:table-cell>
          <table:table-cell table:style-name="ce3" table:formula="of:=(1/12)*[.A9]-(5/3)" office:value-type="float" office:value="45.8333333333333">
            <text:p>46</text:p>
          </table:table-cell>
          <table:table-cell table:style-name="ce3" table:formula="of:=(5/6)*[.A9]-(950/3)" office:value-type="float" office:value="158.333333333333">
            <text:p>158</text:p>
          </table:table-cell>
          <table:table-cell table:style-name="ce23" table:formula="of:=(1/680)*[.A9]-(15/34)" office:value-type="float" office:value="0.397058823529412">
            <text:p>0,40</text:p>
          </table:table-cell>
          <table:table-cell table:style-name="ce25" table:formula="of:=[.J9]*100" office:value-type="float" office:value="39.7058823529412">
            <text:p>40</text:p>
          </table:table-cell>
          <table:table-cell table:style-name="ce11"/>
          <table:table-cell table:style-name="ce12" office:value-type="string">
            <text:p>Temperature</text:p>
          </table:table-cell>
          <table:table-cell table:style-name="ce12" office:value-type="string">
            <text:p>MW/Reactor</text:p>
          </table:table-cell>
          <table:table-cell table:style-name="ce12" office:value-type="string">
            <text:p>MW total</text:p>
          </table:table-cell>
          <table:table-cell table:style-name="ce14" office:value-type="string">
            <text:p>Heat Exchangers (rounded)</text:p>
          </table:table-cell>
          <table:table-cell table:style-name="ce14" office:value-type="string">
            <text:p>Steam Engines (rounded)</text:p>
          </table:table-cell>
        </table:table-row>
        <table:table-row table:style-name="ro4">
          <table:table-cell table:formula="of:=[.A9]+10" office:value-type="float" office:value="580">
            <text:p>580</text:p>
          </table:table-cell>
          <table:table-cell table:formula="of:=0.775*[.H10]" office:value-type="float" office:value="36.1666666666667">
            <text:p>36</text:p>
          </table:table-cell>
          <table:table-cell table:style-name="ce3" table:formula="of:=(5/6)*[.A10]-(950/3)" office:value-type="float" office:value="166.666666666667">
            <text:p>167</text:p>
          </table:table-cell>
          <table:table-cell table:formula="of:=0.85*[.H10]" office:value-type="float" office:value="39.6666666666667">
            <text:p>40</text:p>
          </table:table-cell>
          <table:table-cell table:style-name="ce3" table:formula="of:=(5/6)*[.A10]-(950/3)" office:value-type="float" office:value="166.666666666667">
            <text:p>167</text:p>
          </table:table-cell>
          <table:table-cell table:formula="of:=0.925*[.H10]" office:value-type="float" office:value="43.1666666666667">
            <text:p>43</text:p>
          </table:table-cell>
          <table:table-cell table:style-name="ce3" table:formula="of:=(5/6)*[.A10]-(950/3)" office:value-type="float" office:value="166.666666666667">
            <text:p>167</text:p>
          </table:table-cell>
          <table:table-cell table:style-name="ce3" table:formula="of:=(1/12)*[.A10]-(5/3)" office:value-type="float" office:value="46.6666666666667">
            <text:p>47</text:p>
          </table:table-cell>
          <table:table-cell table:style-name="ce3" table:formula="of:=(5/6)*[.A10]-(950/3)" office:value-type="float" office:value="166.666666666667">
            <text:p>167</text:p>
          </table:table-cell>
          <table:table-cell table:style-name="ce23" table:formula="of:=(1/680)*[.A10]-(15/34)" office:value-type="float" office:value="0.411764705882353">
            <text:p>0,41</text:p>
          </table:table-cell>
          <table:table-cell table:style-name="ce25" table:formula="of:=[.J10]*100" office:value-type="float" office:value="41.1764705882353">
            <text:p>41</text:p>
          </table:table-cell>
          <table:table-cell table:style-name="ce12" office:value-type="string">
            <text:p>Single reactor</text:p>
          </table:table-cell>
          <table:table-cell table:style-name="ce11" office:value-type="float" office:value="620">
            <text:p>620</text:p>
          </table:table-cell>
          <table:table-cell table:number-columns-repeated="2" table:style-name="ce11" office:value-type="float" office:value="39">
            <text:p>39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7">
            <text:p>7</text:p>
          </table:table-cell>
        </table:table-row>
        <table:table-row table:style-name="ro4">
          <table:table-cell table:formula="of:=[.A10]+10" office:value-type="float" office:value="590">
            <text:p>590</text:p>
          </table:table-cell>
          <table:table-cell table:formula="of:=0.775*[.H11]" office:value-type="float" office:value="36.8125">
            <text:p>37</text:p>
          </table:table-cell>
          <table:table-cell table:style-name="ce3" table:formula="of:=(5/6)*[.A11]-(950/3)" office:value-type="float" office:value="175">
            <text:p>175</text:p>
          </table:table-cell>
          <table:table-cell table:formula="of:=0.85*[.H11]" office:value-type="float" office:value="40.375">
            <text:p>40</text:p>
          </table:table-cell>
          <table:table-cell table:style-name="ce3" table:formula="of:=(5/6)*[.A11]-(950/3)" office:value-type="float" office:value="175">
            <text:p>175</text:p>
          </table:table-cell>
          <table:table-cell table:formula="of:=0.925*[.H11]" office:value-type="float" office:value="43.9375">
            <text:p>44</text:p>
          </table:table-cell>
          <table:table-cell table:style-name="ce3" table:formula="of:=(5/6)*[.A11]-(950/3)" office:value-type="float" office:value="175">
            <text:p>175</text:p>
          </table:table-cell>
          <table:table-cell table:style-name="ce3" table:formula="of:=(1/12)*[.A11]-(5/3)" office:value-type="float" office:value="47.5">
            <text:p>48</text:p>
          </table:table-cell>
          <table:table-cell table:style-name="ce3" table:formula="of:=(5/6)*[.A11]-(950/3)" office:value-type="float" office:value="175">
            <text:p>175</text:p>
          </table:table-cell>
          <table:table-cell table:style-name="ce23" table:formula="of:=(1/680)*[.A11]-(15/34)" office:value-type="float" office:value="0.426470588235294">
            <text:p>0,43</text:p>
          </table:table-cell>
          <table:table-cell table:style-name="ce25" table:formula="of:=[.J11]*100" office:value-type="float" office:value="42.6470588235294">
            <text:p>43</text:p>
          </table:table-cell>
          <table:table-cell table:style-name="ce12" office:value-type="string">
            <text:p>Reactor w. 1 NB</text:p>
          </table:table-cell>
          <table:table-cell table:style-name="ce11" office:value-type="float" office:value="740">
            <text:p>740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102">
            <text:p>102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8">
            <text:p>18</text:p>
          </table:table-cell>
        </table:table-row>
        <table:table-row table:style-name="ro4">
          <table:table-cell table:formula="of:=[.A11]+10" office:value-type="float" office:value="600">
            <text:p>600</text:p>
          </table:table-cell>
          <table:table-cell table:formula="of:=0.775*[.H12]" office:value-type="float" office:value="37.4583333333333">
            <text:p>37</text:p>
          </table:table-cell>
          <table:table-cell table:style-name="ce3" table:formula="of:=(5/6)*[.A12]-(950/3)" office:value-type="float" office:value="183.333333333333">
            <text:p>183</text:p>
          </table:table-cell>
          <table:table-cell table:formula="of:=0.85*[.H12]" office:value-type="float" office:value="41.0833333333333">
            <text:p>41</text:p>
          </table:table-cell>
          <table:table-cell table:style-name="ce3" table:formula="of:=(5/6)*[.A12]-(950/3)" office:value-type="float" office:value="183.333333333333">
            <text:p>183</text:p>
          </table:table-cell>
          <table:table-cell table:formula="of:=0.925*[.H12]" office:value-type="float" office:value="44.7083333333333">
            <text:p>45</text:p>
          </table:table-cell>
          <table:table-cell table:style-name="ce3" table:formula="of:=(5/6)*[.A12]-(950/3)" office:value-type="float" office:value="183.333333333333">
            <text:p>183</text:p>
          </table:table-cell>
          <table:table-cell table:style-name="ce3" table:formula="of:=(1/12)*[.A12]-(5/3)" office:value-type="float" office:value="48.3333333333333">
            <text:p>48</text:p>
          </table:table-cell>
          <table:table-cell table:style-name="ce3" table:formula="of:=(5/6)*[.A12]-(950/3)" office:value-type="float" office:value="183.333333333333">
            <text:p>183</text:p>
          </table:table-cell>
          <table:table-cell table:style-name="ce23" table:formula="of:=(1/680)*[.A12]-(15/34)" office:value-type="float" office:value="0.441176470588235">
            <text:p>0,44</text:p>
          </table:table-cell>
          <table:table-cell table:style-name="ce25" table:formula="of:=[.J12]*100" office:value-type="float" office:value="44.1176470588235">
            <text:p>44</text:p>
          </table:table-cell>
          <table:table-cell table:style-name="ce12" office:value-type="string">
            <text:p>Reactor w. 2 NB</text:p>
          </table:table-cell>
          <table:table-cell table:style-name="ce11" office:value-type="float" office:value="860">
            <text:p>860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95">
            <text:p>195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36">
            <text:p>36</text:p>
          </table:table-cell>
        </table:table-row>
        <table:table-row table:style-name="ro4">
          <table:table-cell table:formula="of:=[.A12]+10" office:value-type="float" office:value="610">
            <text:p>610</text:p>
          </table:table-cell>
          <table:table-cell table:formula="of:=0.775*[.H13]" office:value-type="float" office:value="38.1041666666667">
            <text:p>38</text:p>
          </table:table-cell>
          <table:table-cell table:style-name="ce3" table:formula="of:=(5/6)*[.A13]-(950/3)" office:value-type="float" office:value="191.666666666667">
            <text:p>192</text:p>
          </table:table-cell>
          <table:table-cell table:formula="of:=0.85*[.H13]" office:value-type="float" office:value="41.7916666666667">
            <text:p>42</text:p>
          </table:table-cell>
          <table:table-cell table:style-name="ce3" table:formula="of:=(5/6)*[.A13]-(950/3)" office:value-type="float" office:value="191.666666666667">
            <text:p>192</text:p>
          </table:table-cell>
          <table:table-cell table:formula="of:=0.925*[.H13]" office:value-type="float" office:value="45.4791666666667">
            <text:p>45</text:p>
          </table:table-cell>
          <table:table-cell table:style-name="ce3" table:formula="of:=(5/6)*[.A13]-(950/3)" office:value-type="float" office:value="191.666666666667">
            <text:p>192</text:p>
          </table:table-cell>
          <table:table-cell table:style-name="ce3" table:formula="of:=(1/12)*[.A13]-(5/3)" office:value-type="float" office:value="49.1666666666667">
            <text:p>49</text:p>
          </table:table-cell>
          <table:table-cell table:style-name="ce3" table:formula="of:=(5/6)*[.A13]-(950/3)" office:value-type="float" office:value="191.666666666667">
            <text:p>192</text:p>
          </table:table-cell>
          <table:table-cell table:style-name="ce23" table:formula="of:=(1/680)*[.A13]-(15/34)" office:value-type="float" office:value="0.455882352941176">
            <text:p>0,46</text:p>
          </table:table-cell>
          <table:table-cell table:style-name="ce25" table:formula="of:=[.J13]*100" office:value-type="float" office:value="45.5882352941177">
            <text:p>46</text:p>
          </table:table-cell>
          <table:table-cell table:style-name="ce12" office:value-type="string">
            <text:p>Reactor w. 3 NB</text:p>
          </table:table-cell>
          <table:table-cell table:style-name="ce13" office:value-type="string">
            <text:p>1000*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328">
            <text:p>32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9">
            <text:p>59</text:p>
          </table:table-cell>
        </table:table-row>
        <table:table-row table:style-name="ro4">
          <table:table-cell table:style-name="ce4" table:formula="of:=[.A13]+10" office:value-type="float" office:value="620">
            <text:p>620</text:p>
          </table:table-cell>
          <table:table-cell table:formula="of:=0.775*[.H14]" office:value-type="float" office:value="38.75">
            <text:p>39</text:p>
          </table:table-cell>
          <table:table-cell table:style-name="ce9" table:formula="of:=(5/6)*[.A14]-(950/3)" office:value-type="float" office:value="200">
            <text:p>200</text:p>
          </table:table-cell>
          <table:table-cell table:formula="of:=0.85*[.H14]" office:value-type="float" office:value="42.5">
            <text:p>43</text:p>
          </table:table-cell>
          <table:table-cell table:style-name="ce9" office:value-type="float" office:value="200">
            <text:p>200</text:p>
          </table:table-cell>
          <table:table-cell table:formula="of:=0.925*[.H14]" office:value-type="float" office:value="46.25">
            <text:p>46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14]-(5/3)" office:value-type="float" office:value="50">
            <text:p>50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14]-(15/34)" office:value-type="float" office:value="0.470588235294118">
            <text:p>0,47</text:p>
          </table:table-cell>
          <table:table-cell table:style-name="ce25" table:formula="of:=[.J14]*100" office:value-type="float" office:value="47.0588235294118">
            <text:p>47</text:p>
          </table:table-cell>
          <table:table-cell/>
          <table:table-cell office:value-type="string">
            <text:p>(this is of course a theoretical limit as the reactor explodes at 1000°)</text:p>
          </table:table-cell>
          <table:table-cell table:number-columns-repeated="4"/>
        </table:table-row>
        <table:table-row table:style-name="ro3">
          <table:table-cell table:formula="of:=[.A14]+10" office:value-type="float" office:value="630">
            <text:p>630</text:p>
          </table:table-cell>
          <table:table-cell table:formula="of:=0.775*[.H15]" office:value-type="float" office:value="39.3958333333333">
            <text:p>39</text:p>
          </table:table-cell>
          <table:table-cell table:style-name="ce3" table:formula="of:=(-5/6)*[.A15]+(2150/3)" office:value-type="float" office:value="191.666666666667">
            <text:p>192</text:p>
          </table:table-cell>
          <table:table-cell table:formula="of:=0.85*[.H15]" office:value-type="float" office:value="43.2083333333333">
            <text:p>43</text:p>
          </table:table-cell>
          <table:table-cell table:style-name="ce9" office:value-type="float" office:value="200">
            <text:p>200</text:p>
          </table:table-cell>
          <table:table-cell table:formula="of:=0.925*[.H15]" office:value-type="float" office:value="47.0208333333333">
            <text:p>47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15]-(5/3)" office:value-type="float" office:value="50.8333333333333">
            <text:p>51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15]-(15/34)" office:value-type="float" office:value="0.485294117647059">
            <text:p>0,49</text:p>
          </table:table-cell>
          <table:table-cell table:style-name="ce25" table:formula="of:=[.J15]*100" office:value-type="float" office:value="48.5294117647059">
            <text:p>49</text:p>
            <draw:frame table:end-cell-address="'Breeder Reactor'.V50" table:end-x="2.083cm" table:end-y="0.293cm" draw:z-index="0" draw:style-name="gr1" draw:text-style-name="P1" svg:width="32.043cm" svg:height="15.982cm" svg:x="0.455cm" svg:y="0.118cm">
              <draw:object draw:notify-on-update-of-ranges="'Breeder Reactor'.A2:'Breeder Reactor'.A52 'Breeder Reactor'.B1:'Breeder Reactor'.B1 'Breeder Reactor'.B2:'Breeder Reactor'.B52 'Breeder Reactor'.D1:'Breeder Reactor'.D1 'Breeder Reactor'.D2:'Breeder Reactor'.D52 'Breeder Reactor'.F1:'Breeder Reactor'.F1 'Breeder Reactor'.F2:'Breeder Reactor'.F52 'Breeder Reactor'.H1:'Breeder Reactor'.H1 'Breeder Reactor'.H2:'Breeder Reactor'.H52 'Breeder Reactor'.C1:'Breeder Reactor'.C1 'Breeder Reactor'.C2:'Breeder Reactor'.C52 'Breeder Reactor'.E1:'Breeder Reactor'.E1 'Breeder Reactor'.E2:'Breeder Reactor'.E52 'Breeder Reactor'.G1:'Breeder Reactor'.G1 'Breeder Reactor'.G2:'Breeder Reactor'.G52 'Breeder Reactor'.I1:'Breeder Reactor'.I1 'Breeder Reactor'.I2:'Breeder Reactor'.I52 'Breeder Reactor'.K1:'Breeder Reactor'.K1 'Breeder Reactor'.K2:'Breeder Reactor'.K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3">
          <table:table-cell table:formula="of:=[.A15]+10" office:value-type="float" office:value="640">
            <text:p>640</text:p>
          </table:table-cell>
          <table:table-cell table:formula="of:=0.775*[.H16]" office:value-type="float" office:value="40.0416666666667">
            <text:p>40</text:p>
          </table:table-cell>
          <table:table-cell table:style-name="ce3" table:formula="of:=(-5/6)*[.A16]+(2150/3)" office:value-type="float" office:value="183.333333333333">
            <text:p>183</text:p>
          </table:table-cell>
          <table:table-cell table:formula="of:=0.85*[.H16]" office:value-type="float" office:value="43.9166666666667">
            <text:p>44</text:p>
          </table:table-cell>
          <table:table-cell table:style-name="ce9" office:value-type="float" office:value="200">
            <text:p>200</text:p>
          </table:table-cell>
          <table:table-cell table:formula="of:=0.925*[.H16]" office:value-type="float" office:value="47.7916666666667">
            <text:p>48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16]-(5/3)" office:value-type="float" office:value="51.6666666666667">
            <text:p>52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16]-(15/34)" office:value-type="float" office:value="0.5">
            <text:p>0,50</text:p>
          </table:table-cell>
          <table:table-cell table:style-name="ce25" table:formula="of:=[.J16]*100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formula="of:=[.A16]+10" office:value-type="float" office:value="650">
            <text:p>650</text:p>
          </table:table-cell>
          <table:table-cell table:formula="of:=0.775*[.H17]" office:value-type="float" office:value="40.6875">
            <text:p>41</text:p>
          </table:table-cell>
          <table:table-cell table:style-name="ce3" table:formula="of:=(-5/6)*[.A17]+(2150/3)" office:value-type="float" office:value="175">
            <text:p>175</text:p>
          </table:table-cell>
          <table:table-cell table:formula="of:=0.85*[.H17]" office:value-type="float" office:value="44.625">
            <text:p>45</text:p>
          </table:table-cell>
          <table:table-cell table:style-name="ce9" office:value-type="float" office:value="200">
            <text:p>200</text:p>
          </table:table-cell>
          <table:table-cell table:formula="of:=0.925*[.H17]" office:value-type="float" office:value="48.5625">
            <text:p>49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17]-(5/3)" office:value-type="float" office:value="52.5">
            <text:p>53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17]-(15/34)" office:value-type="float" office:value="0.514705882352941">
            <text:p>0,51</text:p>
          </table:table-cell>
          <table:table-cell table:style-name="ce25" table:formula="of:=[.J17]*100" office:value-type="float" office:value="51.4705882352941">
            <text:p>51</text:p>
          </table:table-cell>
          <table:table-cell table:number-columns-repeated="6"/>
        </table:table-row>
        <table:table-row table:style-name="ro3">
          <table:table-cell table:formula="of:=[.A17]+10" office:value-type="float" office:value="660">
            <text:p>660</text:p>
          </table:table-cell>
          <table:table-cell table:formula="of:=0.775*[.H18]" office:value-type="float" office:value="41.3333333333333">
            <text:p>41</text:p>
          </table:table-cell>
          <table:table-cell table:style-name="ce3" table:formula="of:=(-5/6)*[.A18]+(2150/3)" office:value-type="float" office:value="166.666666666667">
            <text:p>167</text:p>
          </table:table-cell>
          <table:table-cell table:formula="of:=0.85*[.H18]" office:value-type="float" office:value="45.3333333333333">
            <text:p>45</text:p>
          </table:table-cell>
          <table:table-cell table:style-name="ce9" office:value-type="float" office:value="200">
            <text:p>200</text:p>
          </table:table-cell>
          <table:table-cell table:formula="of:=0.925*[.H18]" office:value-type="float" office:value="49.3333333333333">
            <text:p>49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18]-(5/3)" office:value-type="float" office:value="53.3333333333333">
            <text:p>53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18]-(15/34)" office:value-type="float" office:value="0.529411764705882">
            <text:p>0,53</text:p>
          </table:table-cell>
          <table:table-cell table:style-name="ce25" table:formula="of:=[.J18]*100" office:value-type="float" office:value="52.9411764705882">
            <text:p>53</text:p>
          </table:table-cell>
          <table:table-cell table:number-columns-repeated="6"/>
        </table:table-row>
        <table:table-row table:style-name="ro3">
          <table:table-cell table:formula="of:=[.A18]+10" office:value-type="float" office:value="670">
            <text:p>670</text:p>
          </table:table-cell>
          <table:table-cell table:formula="of:=0.775*[.H19]" office:value-type="float" office:value="41.9791666666667">
            <text:p>42</text:p>
          </table:table-cell>
          <table:table-cell table:style-name="ce3" table:formula="of:=(-5/6)*[.A19]+(2150/3)" office:value-type="float" office:value="158.333333333333">
            <text:p>158</text:p>
          </table:table-cell>
          <table:table-cell table:formula="of:=0.85*[.H19]" office:value-type="float" office:value="46.0416666666667">
            <text:p>46</text:p>
          </table:table-cell>
          <table:table-cell table:style-name="ce9" office:value-type="float" office:value="200">
            <text:p>200</text:p>
          </table:table-cell>
          <table:table-cell table:formula="of:=0.925*[.H19]" office:value-type="float" office:value="50.1041666666667">
            <text:p>50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19]-(5/3)" office:value-type="float" office:value="54.1666666666667">
            <text:p>54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19]-(15/34)" office:value-type="float" office:value="0.544117647058823">
            <text:p>0,54</text:p>
          </table:table-cell>
          <table:table-cell table:style-name="ce25" table:formula="of:=[.J19]*100" office:value-type="float" office:value="54.4117647058823">
            <text:p>54</text:p>
          </table:table-cell>
          <table:table-cell table:number-columns-repeated="6"/>
        </table:table-row>
        <table:table-row table:style-name="ro3">
          <table:table-cell table:style-name="ce5" table:formula="of:=[.A19]+10" office:value-type="float" office:value="680">
            <text:p>680</text:p>
          </table:table-cell>
          <table:table-cell table:formula="of:=0.775*[.H20]" office:value-type="float" office:value="42.625">
            <text:p>43</text:p>
          </table:table-cell>
          <table:table-cell table:style-name="ce3" table:formula="of:=(-5/6)*[.A20]+(2150/3)" office:value-type="float" office:value="150">
            <text:p>150</text:p>
          </table:table-cell>
          <table:table-cell table:formula="of:=0.85*[.H20]" office:value-type="float" office:value="46.75">
            <text:p>47</text:p>
          </table:table-cell>
          <table:table-cell table:style-name="ce9" office:value-type="float" office:value="200">
            <text:p>200</text:p>
          </table:table-cell>
          <table:table-cell table:formula="of:=0.925*[.H20]" office:value-type="float" office:value="50.875">
            <text:p>51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0]-(5/3)" office:value-type="float" office:value="55">
            <text:p>55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0]-(15/34)" office:value-type="float" office:value="0.558823529411765">
            <text:p>0,56</text:p>
          </table:table-cell>
          <table:table-cell table:style-name="ce25" table:formula="of:=[.J20]*100" office:value-type="float" office:value="55.8823529411765">
            <text:p>56</text:p>
          </table:table-cell>
          <table:table-cell table:number-columns-repeated="6"/>
        </table:table-row>
        <table:table-row table:style-name="ro3">
          <table:table-cell table:formula="of:=[.A20]+10" office:value-type="float" office:value="690">
            <text:p>690</text:p>
          </table:table-cell>
          <table:table-cell table:formula="of:=0.775*[.H21]" office:value-type="float" office:value="43.2708333333333">
            <text:p>43</text:p>
          </table:table-cell>
          <table:table-cell table:style-name="ce3" table:formula="of:=(-5/6)*[.A21]+(2150/3)" office:value-type="float" office:value="141.666666666667">
            <text:p>142</text:p>
          </table:table-cell>
          <table:table-cell table:formula="of:=0.85*[.H21]" office:value-type="float" office:value="47.4583333333333">
            <text:p>47</text:p>
          </table:table-cell>
          <table:table-cell table:style-name="ce9" office:value-type="float" office:value="200">
            <text:p>200</text:p>
          </table:table-cell>
          <table:table-cell table:formula="of:=0.925*[.H21]" office:value-type="float" office:value="51.6458333333333">
            <text:p>52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1]-(5/3)" office:value-type="float" office:value="55.8333333333333">
            <text:p>56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1]-(15/34)" office:value-type="float" office:value="0.573529411764706">
            <text:p>0,57</text:p>
          </table:table-cell>
          <table:table-cell table:style-name="ce25" table:formula="of:=[.J21]*100" office:value-type="float" office:value="57.3529411764706">
            <text:p>57</text:p>
          </table:table-cell>
          <table:table-cell table:number-columns-repeated="6"/>
        </table:table-row>
        <table:table-row table:style-name="ro3">
          <table:table-cell table:formula="of:=[.A21]+10" office:value-type="float" office:value="700">
            <text:p>700</text:p>
          </table:table-cell>
          <table:table-cell table:formula="of:=0.775*[.H22]" office:value-type="float" office:value="43.9166666666667">
            <text:p>44</text:p>
          </table:table-cell>
          <table:table-cell table:style-name="ce3" table:formula="of:=(-5/6)*[.A22]+(2150/3)" office:value-type="float" office:value="133.333333333333">
            <text:p>133</text:p>
          </table:table-cell>
          <table:table-cell table:formula="of:=0.85*[.H22]" office:value-type="float" office:value="48.1666666666667">
            <text:p>48</text:p>
          </table:table-cell>
          <table:table-cell table:style-name="ce9" office:value-type="float" office:value="200">
            <text:p>200</text:p>
          </table:table-cell>
          <table:table-cell table:formula="of:=0.925*[.H22]" office:value-type="float" office:value="52.4166666666667">
            <text:p>52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2]-(5/3)" office:value-type="float" office:value="56.6666666666667">
            <text:p>57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2]-(15/34)" office:value-type="float" office:value="0.588235294117647">
            <text:p>0,59</text:p>
          </table:table-cell>
          <table:table-cell table:style-name="ce25" table:formula="of:=[.J22]*100" office:value-type="float" office:value="58.8235294117647">
            <text:p>59</text:p>
          </table:table-cell>
          <table:table-cell table:number-columns-repeated="6"/>
        </table:table-row>
        <table:table-row table:style-name="ro3">
          <table:table-cell table:formula="of:=[.A22]+10" office:value-type="float" office:value="710">
            <text:p>710</text:p>
          </table:table-cell>
          <table:table-cell table:formula="of:=0.775*[.H23]" office:value-type="float" office:value="44.5625">
            <text:p>45</text:p>
          </table:table-cell>
          <table:table-cell table:style-name="ce3" table:formula="of:=(-5/6)*[.A23]+(2150/3)" office:value-type="float" office:value="125">
            <text:p>125</text:p>
          </table:table-cell>
          <table:table-cell table:formula="of:=0.85*[.H23]" office:value-type="float" office:value="48.875">
            <text:p>49</text:p>
          </table:table-cell>
          <table:table-cell table:style-name="ce9" office:value-type="float" office:value="200">
            <text:p>200</text:p>
          </table:table-cell>
          <table:table-cell table:formula="of:=0.925*[.H23]" office:value-type="float" office:value="53.1875">
            <text:p>53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3]-(5/3)" office:value-type="float" office:value="57.5">
            <text:p>58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3]-(15/34)" office:value-type="float" office:value="0.602941176470588">
            <text:p>0,60</text:p>
          </table:table-cell>
          <table:table-cell table:style-name="ce25" table:formula="of:=[.J23]*100" office:value-type="float" office:value="60.2941176470588">
            <text:p>60</text:p>
          </table:table-cell>
          <table:table-cell table:number-columns-repeated="6"/>
        </table:table-row>
        <table:table-row table:style-name="ro3">
          <table:table-cell table:formula="of:=[.A23]+10" office:value-type="float" office:value="720">
            <text:p>720</text:p>
          </table:table-cell>
          <table:table-cell table:formula="of:=0.775*[.H24]" office:value-type="float" office:value="45.2083333333333">
            <text:p>45</text:p>
          </table:table-cell>
          <table:table-cell table:style-name="ce3" table:formula="of:=(-5/6)*[.A24]+(2150/3)" office:value-type="float" office:value="116.666666666667">
            <text:p>117</text:p>
          </table:table-cell>
          <table:table-cell table:formula="of:=0.85*[.H24]" office:value-type="float" office:value="49.5833333333333">
            <text:p>50</text:p>
          </table:table-cell>
          <table:table-cell table:style-name="ce9" office:value-type="float" office:value="200">
            <text:p>200</text:p>
          </table:table-cell>
          <table:table-cell table:formula="of:=0.925*[.H24]" office:value-type="float" office:value="53.9583333333333">
            <text:p>54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4]-(5/3)" office:value-type="float" office:value="58.3333333333333">
            <text:p>58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4]-(15/34)" office:value-type="float" office:value="0.617647058823529">
            <text:p>0,62</text:p>
          </table:table-cell>
          <table:table-cell table:style-name="ce25" table:formula="of:=[.J24]*100" office:value-type="float" office:value="61.7647058823529">
            <text:p>62</text:p>
          </table:table-cell>
          <table:table-cell table:number-columns-repeated="6"/>
        </table:table-row>
        <table:table-row table:style-name="ro3">
          <table:table-cell table:formula="of:=[.A24]+10" office:value-type="float" office:value="730">
            <text:p>730</text:p>
          </table:table-cell>
          <table:table-cell table:formula="of:=0.775*[.H25]" office:value-type="float" office:value="45.8541666666667">
            <text:p>46</text:p>
          </table:table-cell>
          <table:table-cell table:style-name="ce3" table:formula="of:=(-5/6)*[.A25]+(2150/3)" office:value-type="float" office:value="108.333333333333">
            <text:p>108</text:p>
          </table:table-cell>
          <table:table-cell table:formula="of:=0.85*[.H25]" office:value-type="float" office:value="50.2916666666667">
            <text:p>50</text:p>
          </table:table-cell>
          <table:table-cell table:style-name="ce9" office:value-type="float" office:value="200">
            <text:p>200</text:p>
          </table:table-cell>
          <table:table-cell table:formula="of:=0.925*[.H25]" office:value-type="float" office:value="54.7291666666667">
            <text:p>55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5]-(5/3)" office:value-type="float" office:value="59.1666666666667">
            <text:p>59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5]-(15/34)" office:value-type="float" office:value="0.632352941176471">
            <text:p>0,63</text:p>
          </table:table-cell>
          <table:table-cell table:style-name="ce25" table:formula="of:=[.J25]*100" office:value-type="float" office:value="63.2352941176471">
            <text:p>63</text:p>
          </table:table-cell>
          <table:table-cell table:number-columns-repeated="6"/>
        </table:table-row>
        <table:table-row table:style-name="ro3">
          <table:table-cell table:style-name="ce4" table:formula="of:=[.A25]+10" office:value-type="float" office:value="740">
            <text:p>740</text:p>
          </table:table-cell>
          <table:table-cell table:formula="of:=0.775*[.H26]" office:value-type="float" office:value="46.5">
            <text:p>47</text:p>
          </table:table-cell>
          <table:table-cell table:style-name="ce3" table:formula="of:=(-5/6)*[.A26]+(2150/3)" office:value-type="float" office:value="99.9999999999999">
            <text:p>100</text:p>
          </table:table-cell>
          <table:table-cell table:formula="of:=0.85*[.H26]" office:value-type="float" office:value="51">
            <text:p>51</text:p>
          </table:table-cell>
          <table:table-cell table:style-name="ce9" office:value-type="float" office:value="200">
            <text:p>200</text:p>
          </table:table-cell>
          <table:table-cell table:formula="of:=0.925*[.H26]" office:value-type="float" office:value="55.5">
            <text:p>56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6]-(5/3)" office:value-type="float" office:value="60">
            <text:p>60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6]-(15/34)" office:value-type="float" office:value="0.647058823529412">
            <text:p>0,65</text:p>
          </table:table-cell>
          <table:table-cell table:style-name="ce25" table:formula="of:=[.J26]*100" office:value-type="float" office:value="64.7058823529412">
            <text:p>65</text:p>
          </table:table-cell>
          <table:table-cell table:number-columns-repeated="6"/>
        </table:table-row>
        <table:table-row table:style-name="ro3">
          <table:table-cell table:formula="of:=[.A26]+10" office:value-type="float" office:value="750">
            <text:p>750</text:p>
          </table:table-cell>
          <table:table-cell table:formula="of:=0.775*[.H27]" office:value-type="float" office:value="47.1458333333333">
            <text:p>47</text:p>
          </table:table-cell>
          <table:table-cell table:style-name="ce3" table:formula="of:=(-5/6)*[.A27]+(2150/3)" office:value-type="float" office:value="91.6666666666666">
            <text:p>92</text:p>
          </table:table-cell>
          <table:table-cell table:formula="of:=0.85*[.H27]" office:value-type="float" office:value="51.7083333333333">
            <text:p>52</text:p>
          </table:table-cell>
          <table:table-cell table:style-name="ce3" table:formula="of:=(-5/6)*[.A27]+(2450/3)" office:value-type="float" office:value="191.666666666667">
            <text:p>192</text:p>
          </table:table-cell>
          <table:table-cell table:formula="of:=0.925*[.H27]" office:value-type="float" office:value="56.2708333333333">
            <text:p>56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7]-(5/3)" office:value-type="float" office:value="60.8333333333333">
            <text:p>61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7]-(15/34)" office:value-type="float" office:value="0.661764705882353">
            <text:p>0,66</text:p>
          </table:table-cell>
          <table:table-cell table:style-name="ce25" table:formula="of:=[.J27]*100" office:value-type="float" office:value="66.1764705882353">
            <text:p>66</text:p>
          </table:table-cell>
          <table:table-cell table:number-columns-repeated="6"/>
        </table:table-row>
        <table:table-row table:style-name="ro3">
          <table:table-cell table:formula="of:=[.A27]+10" office:value-type="float" office:value="760">
            <text:p>760</text:p>
          </table:table-cell>
          <table:table-cell table:formula="of:=0.775*[.H28]" office:value-type="float" office:value="47.7916666666667">
            <text:p>48</text:p>
          </table:table-cell>
          <table:table-cell table:style-name="ce3" table:formula="of:=(-5/6)*[.A28]+(2150/3)" office:value-type="float" office:value="83.3333333333333">
            <text:p>83</text:p>
          </table:table-cell>
          <table:table-cell table:formula="of:=0.85*[.H28]" office:value-type="float" office:value="52.4166666666667">
            <text:p>52</text:p>
          </table:table-cell>
          <table:table-cell table:style-name="ce3" table:formula="of:=(-5/6)*[.A28]+(2450/3)" office:value-type="float" office:value="183.333333333333">
            <text:p>183</text:p>
          </table:table-cell>
          <table:table-cell table:formula="of:=0.925*[.H28]" office:value-type="float" office:value="57.0416666666667">
            <text:p>57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8]-(5/3)" office:value-type="float" office:value="61.6666666666667">
            <text:p>62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8]-(15/34)" office:value-type="float" office:value="0.676470588235294">
            <text:p>0,68</text:p>
          </table:table-cell>
          <table:table-cell table:style-name="ce25" table:formula="of:=[.J28]*100" office:value-type="float" office:value="67.6470588235294">
            <text:p>68</text:p>
          </table:table-cell>
          <table:table-cell table:number-columns-repeated="6"/>
        </table:table-row>
        <table:table-row table:style-name="ro3">
          <table:table-cell table:style-name="ce5" table:formula="of:=[.A28]+10" office:value-type="float" office:value="770">
            <text:p>770</text:p>
          </table:table-cell>
          <table:table-cell table:formula="of:=0.775*[.H29]" office:value-type="float" office:value="48.4375">
            <text:p>48</text:p>
          </table:table-cell>
          <table:table-cell table:style-name="ce3" table:formula="of:=(-5/6)*[.A29]+(2150/3)" office:value-type="float" office:value="74.9999999999999">
            <text:p>75</text:p>
          </table:table-cell>
          <table:table-cell table:formula="of:=0.85*[.H29]" office:value-type="float" office:value="53.125">
            <text:p>53</text:p>
          </table:table-cell>
          <table:table-cell table:style-name="ce3" table:formula="of:=(-5/6)*[.A29]+(2450/3)" office:value-type="float" office:value="175">
            <text:p>175</text:p>
          </table:table-cell>
          <table:table-cell table:formula="of:=0.925*[.H29]" office:value-type="float" office:value="57.8125">
            <text:p>58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29]-(5/3)" office:value-type="float" office:value="62.5">
            <text:p>63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29]-(15/34)" office:value-type="float" office:value="0.691176470588235">
            <text:p>0,69</text:p>
          </table:table-cell>
          <table:table-cell table:style-name="ce25" table:formula="of:=[.J29]*100" office:value-type="float" office:value="69.1176470588235">
            <text:p>69</text:p>
          </table:table-cell>
          <table:table-cell table:number-columns-repeated="6"/>
        </table:table-row>
        <table:table-row table:style-name="ro3">
          <table:table-cell table:formula="of:=[.A29]+10" office:value-type="float" office:value="780">
            <text:p>780</text:p>
          </table:table-cell>
          <table:table-cell table:formula="of:=0.775*[.H30]" office:value-type="float" office:value="49.0833333333333">
            <text:p>49</text:p>
          </table:table-cell>
          <table:table-cell table:style-name="ce3" table:formula="of:=(-5/6)*[.A30]+(2150/3)" office:value-type="float" office:value="66.6666666666666">
            <text:p>67</text:p>
          </table:table-cell>
          <table:table-cell table:formula="of:=0.85*[.H30]" office:value-type="float" office:value="53.8333333333333">
            <text:p>54</text:p>
          </table:table-cell>
          <table:table-cell table:style-name="ce3" table:formula="of:=(-5/6)*[.A30]+(2450/3)" office:value-type="float" office:value="166.666666666667">
            <text:p>167</text:p>
          </table:table-cell>
          <table:table-cell table:formula="of:=0.925*[.H30]" office:value-type="float" office:value="58.5833333333333">
            <text:p>59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0]-(5/3)" office:value-type="float" office:value="63.3333333333333">
            <text:p>63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0]-(15/34)" office:value-type="float" office:value="0.705882352941176">
            <text:p>0,71</text:p>
          </table:table-cell>
          <table:table-cell table:style-name="ce25" table:formula="of:=[.J30]*100" office:value-type="float" office:value="70.5882352941176">
            <text:p>71</text:p>
          </table:table-cell>
          <table:table-cell table:number-columns-repeated="6"/>
        </table:table-row>
        <table:table-row table:style-name="ro3">
          <table:table-cell table:formula="of:=[.A30]+10" office:value-type="float" office:value="790">
            <text:p>790</text:p>
          </table:table-cell>
          <table:table-cell table:formula="of:=0.775*[.H31]" office:value-type="float" office:value="49.7291666666667">
            <text:p>50</text:p>
          </table:table-cell>
          <table:table-cell table:style-name="ce3" table:formula="of:=(-5/6)*[.A31]+(2150/3)" office:value-type="float" office:value="58.3333333333333">
            <text:p>58</text:p>
          </table:table-cell>
          <table:table-cell table:formula="of:=0.85*[.H31]" office:value-type="float" office:value="54.5416666666667">
            <text:p>55</text:p>
          </table:table-cell>
          <table:table-cell table:style-name="ce3" table:formula="of:=(-5/6)*[.A31]+(2450/3)" office:value-type="float" office:value="158.333333333333">
            <text:p>158</text:p>
          </table:table-cell>
          <table:table-cell table:formula="of:=0.925*[.H31]" office:value-type="float" office:value="59.3541666666667">
            <text:p>59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1]-(5/3)" office:value-type="float" office:value="64.1666666666667">
            <text:p>64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1]-(15/34)" office:value-type="float" office:value="0.720588235294118">
            <text:p>0,72</text:p>
          </table:table-cell>
          <table:table-cell table:style-name="ce25" table:formula="of:=[.J31]*100" office:value-type="float" office:value="72.0588235294118">
            <text:p>72</text:p>
          </table:table-cell>
          <table:table-cell table:number-columns-repeated="6"/>
        </table:table-row>
        <table:table-row table:style-name="ro3">
          <table:table-cell table:formula="of:=[.A31]+10" office:value-type="float" office:value="800">
            <text:p>800</text:p>
          </table:table-cell>
          <table:table-cell table:formula="of:=0.775*[.H32]" office:value-type="float" office:value="50.375">
            <text:p>50</text:p>
          </table:table-cell>
          <table:table-cell table:style-name="ce3" table:formula="of:=(-5/6)*[.A32]+(2150/3)" office:value-type="float" office:value="49.9999999999999">
            <text:p>50</text:p>
          </table:table-cell>
          <table:table-cell table:formula="of:=0.85*[.H32]" office:value-type="float" office:value="55.25">
            <text:p>55</text:p>
          </table:table-cell>
          <table:table-cell table:style-name="ce3" table:formula="of:=(-5/6)*[.A32]+(2450/3)" office:value-type="float" office:value="150">
            <text:p>150</text:p>
          </table:table-cell>
          <table:table-cell table:formula="of:=0.925*[.H32]" office:value-type="float" office:value="60.125">
            <text:p>60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2]-(5/3)" office:value-type="float" office:value="65">
            <text:p>65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2]-(15/34)" office:value-type="float" office:value="0.735294117647059">
            <text:p>0,74</text:p>
          </table:table-cell>
          <table:table-cell table:style-name="ce25" table:formula="of:=[.J32]*100" office:value-type="float" office:value="73.5294117647059">
            <text:p>74</text:p>
          </table:table-cell>
          <table:table-cell table:number-columns-repeated="6"/>
        </table:table-row>
        <table:table-row table:style-name="ro3">
          <table:table-cell table:formula="of:=[.A32]+10" office:value-type="float" office:value="810">
            <text:p>810</text:p>
          </table:table-cell>
          <table:table-cell table:formula="of:=0.775*[.H33]" office:value-type="float" office:value="51.0208333333333">
            <text:p>51</text:p>
          </table:table-cell>
          <table:table-cell office:value-type="float" office:value="50">
            <text:p>50</text:p>
          </table:table-cell>
          <table:table-cell table:formula="of:=0.85*[.H33]" office:value-type="float" office:value="55.9583333333333">
            <text:p>56</text:p>
          </table:table-cell>
          <table:table-cell table:style-name="ce3" table:formula="of:=(-5/6)*[.A33]+(2450/3)" office:value-type="float" office:value="141.666666666667">
            <text:p>142</text:p>
          </table:table-cell>
          <table:table-cell table:formula="of:=0.925*[.H33]" office:value-type="float" office:value="60.8958333333333">
            <text:p>61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3]-(5/3)" office:value-type="float" office:value="65.8333333333333">
            <text:p>66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3]-(15/34)" office:value-type="float" office:value="0.75">
            <text:p>0,75</text:p>
          </table:table-cell>
          <table:table-cell table:style-name="ce25" table:formula="of:=[.J33]*100" office:value-type="float" office:value="75">
            <text:p>75</text:p>
          </table:table-cell>
          <table:table-cell table:number-columns-repeated="6"/>
        </table:table-row>
        <table:table-row table:style-name="ro3">
          <table:table-cell table:formula="of:=[.A33]+10" office:value-type="float" office:value="820">
            <text:p>820</text:p>
          </table:table-cell>
          <table:table-cell table:formula="of:=0.775*[.H34]" office:value-type="float" office:value="51.6666666666667">
            <text:p>52</text:p>
          </table:table-cell>
          <table:table-cell office:value-type="float" office:value="50">
            <text:p>50</text:p>
          </table:table-cell>
          <table:table-cell table:formula="of:=0.85*[.H34]" office:value-type="float" office:value="56.6666666666667">
            <text:p>57</text:p>
          </table:table-cell>
          <table:table-cell table:style-name="ce3" table:formula="of:=(-5/6)*[.A34]+(2450/3)" office:value-type="float" office:value="133.333333333333">
            <text:p>133</text:p>
          </table:table-cell>
          <table:table-cell table:formula="of:=0.925*[.H34]" office:value-type="float" office:value="61.6666666666667">
            <text:p>62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4]-(5/3)" office:value-type="float" office:value="66.6666666666667">
            <text:p>67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4]-(15/34)" office:value-type="float" office:value="0.764705882352941">
            <text:p>0,76</text:p>
          </table:table-cell>
          <table:table-cell table:style-name="ce25" table:formula="of:=[.J34]*100" office:value-type="float" office:value="76.4705882352941">
            <text:p>76</text:p>
          </table:table-cell>
          <table:table-cell table:number-columns-repeated="6"/>
        </table:table-row>
        <table:table-row table:style-name="ro3">
          <table:table-cell table:formula="of:=[.A34]+10" office:value-type="float" office:value="830">
            <text:p>830</text:p>
          </table:table-cell>
          <table:table-cell table:formula="of:=0.775*[.H35]" office:value-type="float" office:value="52.3125">
            <text:p>52</text:p>
          </table:table-cell>
          <table:table-cell office:value-type="float" office:value="50">
            <text:p>50</text:p>
          </table:table-cell>
          <table:table-cell table:formula="of:=0.85*[.H35]" office:value-type="float" office:value="57.375">
            <text:p>57</text:p>
          </table:table-cell>
          <table:table-cell table:style-name="ce3" table:formula="of:=(-5/6)*[.A35]+(2450/3)" office:value-type="float" office:value="125">
            <text:p>125</text:p>
          </table:table-cell>
          <table:table-cell table:formula="of:=0.925*[.H35]" office:value-type="float" office:value="62.4375">
            <text:p>62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5]-(5/3)" office:value-type="float" office:value="67.5">
            <text:p>68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5]-(15/34)" office:value-type="float" office:value="0.779411764705882">
            <text:p>0,78</text:p>
          </table:table-cell>
          <table:table-cell table:style-name="ce25" table:formula="of:=[.J35]*100" office:value-type="float" office:value="77.9411764705882">
            <text:p>78</text:p>
          </table:table-cell>
          <table:table-cell table:number-columns-repeated="6"/>
        </table:table-row>
        <table:table-row table:style-name="ro3">
          <table:table-cell table:formula="of:=[.A35]+10" office:value-type="float" office:value="840">
            <text:p>840</text:p>
          </table:table-cell>
          <table:table-cell table:formula="of:=0.775*[.H36]" office:value-type="float" office:value="52.9583333333333">
            <text:p>53</text:p>
          </table:table-cell>
          <table:table-cell office:value-type="float" office:value="50">
            <text:p>50</text:p>
          </table:table-cell>
          <table:table-cell table:formula="of:=0.85*[.H36]" office:value-type="float" office:value="58.0833333333333">
            <text:p>58</text:p>
          </table:table-cell>
          <table:table-cell table:style-name="ce3" table:formula="of:=(-5/6)*[.A36]+(2450/3)" office:value-type="float" office:value="116.666666666667">
            <text:p>117</text:p>
          </table:table-cell>
          <table:table-cell table:formula="of:=0.925*[.H36]" office:value-type="float" office:value="63.2083333333333">
            <text:p>63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6]-(5/3)" office:value-type="float" office:value="68.3333333333333">
            <text:p>68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6]-(15/34)" office:value-type="float" office:value="0.794117647058824">
            <text:p>0,79</text:p>
          </table:table-cell>
          <table:table-cell table:style-name="ce25" table:formula="of:=[.J36]*100" office:value-type="float" office:value="79.4117647058824">
            <text:p>79</text:p>
          </table:table-cell>
          <table:table-cell table:number-columns-repeated="6"/>
        </table:table-row>
        <table:table-row table:style-name="ro3">
          <table:table-cell table:formula="of:=[.A36]+10" office:value-type="float" office:value="850">
            <text:p>850</text:p>
          </table:table-cell>
          <table:table-cell table:formula="of:=0.775*[.H37]" office:value-type="float" office:value="53.6041666666667">
            <text:p>54</text:p>
          </table:table-cell>
          <table:table-cell office:value-type="float" office:value="50">
            <text:p>50</text:p>
          </table:table-cell>
          <table:table-cell table:formula="of:=0.85*[.H37]" office:value-type="float" office:value="58.7916666666667">
            <text:p>59</text:p>
          </table:table-cell>
          <table:table-cell table:style-name="ce3" table:formula="of:=(-5/6)*[.A37]+(2450/3)" office:value-type="float" office:value="108.333333333333">
            <text:p>108</text:p>
          </table:table-cell>
          <table:table-cell table:formula="of:=0.925*[.H37]" office:value-type="float" office:value="63.9791666666667">
            <text:p>64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7]-(5/3)" office:value-type="float" office:value="69.1666666666667">
            <text:p>69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7]-(15/34)" office:value-type="float" office:value="0.808823529411765">
            <text:p>0,81</text:p>
          </table:table-cell>
          <table:table-cell table:style-name="ce25" table:formula="of:=[.J37]*100" office:value-type="float" office:value="80.8823529411765">
            <text:p>81</text:p>
          </table:table-cell>
          <table:table-cell table:number-columns-repeated="6"/>
        </table:table-row>
        <table:table-row table:style-name="ro3">
          <table:table-cell table:style-name="ce4" table:formula="of:=[.A37]+10" office:value-type="float" office:value="860">
            <text:p>860</text:p>
          </table:table-cell>
          <table:table-cell table:formula="of:=0.775*[.H38]" office:value-type="float" office:value="54.25">
            <text:p>54</text:p>
          </table:table-cell>
          <table:table-cell office:value-type="float" office:value="50">
            <text:p>50</text:p>
          </table:table-cell>
          <table:table-cell table:formula="of:=0.85*[.H38]" office:value-type="float" office:value="59.5">
            <text:p>60</text:p>
          </table:table-cell>
          <table:table-cell table:style-name="ce3" table:formula="of:=(-5/6)*[.A38]+(2450/3)" office:value-type="float" office:value="99.9999999999999">
            <text:p>100</text:p>
          </table:table-cell>
          <table:table-cell table:formula="of:=0.925*[.H38]" office:value-type="float" office:value="64.75">
            <text:p>65</text:p>
          </table:table-cell>
          <table:table-cell table:style-name="ce9" office:value-type="float" office:value="200">
            <text:p>200</text:p>
          </table:table-cell>
          <table:table-cell table:style-name="ce3" table:formula="of:=(1/12)*[.A38]-(5/3)" office:value-type="float" office:value="70">
            <text:p>70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8]-(15/34)" office:value-type="float" office:value="0.823529411764706">
            <text:p>0,82</text:p>
          </table:table-cell>
          <table:table-cell table:style-name="ce25" table:formula="of:=[.J38]*100" office:value-type="float" office:value="82.3529411764706">
            <text:p>82</text:p>
          </table:table-cell>
          <table:table-cell table:number-columns-repeated="6"/>
        </table:table-row>
        <table:table-row table:style-name="ro3">
          <table:table-cell table:formula="of:=[.A38]+10" office:value-type="float" office:value="870">
            <text:p>870</text:p>
          </table:table-cell>
          <table:table-cell table:formula="of:=0.775*[.H39]" office:value-type="float" office:value="54.8958333333333">
            <text:p>55</text:p>
          </table:table-cell>
          <table:table-cell office:value-type="float" office:value="50">
            <text:p>50</text:p>
          </table:table-cell>
          <table:table-cell table:formula="of:=0.85*[.H39]" office:value-type="float" office:value="60.2083333333333">
            <text:p>60</text:p>
          </table:table-cell>
          <table:table-cell table:style-name="ce3" table:formula="of:=(-5/6)*[.A39]+(2450/3)" office:value-type="float" office:value="91.6666666666666">
            <text:p>92</text:p>
          </table:table-cell>
          <table:table-cell table:formula="of:=0.925*[.H39]" office:value-type="float" office:value="65.5208333333333">
            <text:p>66</text:p>
          </table:table-cell>
          <table:table-cell table:style-name="ce3" table:formula="of:=(-5/6)*[.A39]+(2750/3)" office:value-type="float" office:value="191.666666666667">
            <text:p>192</text:p>
          </table:table-cell>
          <table:table-cell table:style-name="ce3" table:formula="of:=(1/12)*[.A39]-(5/3)" office:value-type="float" office:value="70.8333333333333">
            <text:p>71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39]-(15/34)" office:value-type="float" office:value="0.838235294117647">
            <text:p>0,84</text:p>
          </table:table-cell>
          <table:table-cell table:style-name="ce25" table:formula="of:=[.J39]*100" office:value-type="float" office:value="83.8235294117647">
            <text:p>84</text:p>
          </table:table-cell>
          <table:table-cell table:number-columns-repeated="6"/>
        </table:table-row>
        <table:table-row table:style-name="ro3">
          <table:table-cell table:formula="of:=[.A39]+10" office:value-type="float" office:value="880">
            <text:p>880</text:p>
          </table:table-cell>
          <table:table-cell table:formula="of:=0.775*[.H40]" office:value-type="float" office:value="55.5416666666667">
            <text:p>56</text:p>
          </table:table-cell>
          <table:table-cell office:value-type="float" office:value="50">
            <text:p>50</text:p>
          </table:table-cell>
          <table:table-cell table:formula="of:=0.85*[.H40]" office:value-type="float" office:value="60.9166666666667">
            <text:p>61</text:p>
          </table:table-cell>
          <table:table-cell table:style-name="ce3" table:formula="of:=(-5/6)*[.A40]+(2450/3)" office:value-type="float" office:value="83.3333333333333">
            <text:p>83</text:p>
          </table:table-cell>
          <table:table-cell table:formula="of:=0.925*[.H40]" office:value-type="float" office:value="66.2916666666667">
            <text:p>66</text:p>
          </table:table-cell>
          <table:table-cell table:style-name="ce3" table:formula="of:=(-5/6)*[.A40]+(2750/3)" office:value-type="float" office:value="183.333333333333">
            <text:p>183</text:p>
          </table:table-cell>
          <table:table-cell table:style-name="ce3" table:formula="of:=(1/12)*[.A40]-(5/3)" office:value-type="float" office:value="71.6666666666667">
            <text:p>72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0]-(15/34)" office:value-type="float" office:value="0.852941176470588">
            <text:p>0,85</text:p>
          </table:table-cell>
          <table:table-cell table:style-name="ce25" table:formula="of:=[.J40]*100" office:value-type="float" office:value="85.2941176470588">
            <text:p>85</text:p>
          </table:table-cell>
          <table:table-cell table:number-columns-repeated="6"/>
        </table:table-row>
        <table:table-row table:style-name="ro3">
          <table:table-cell table:formula="of:=[.A40]+10" office:value-type="float" office:value="890">
            <text:p>890</text:p>
          </table:table-cell>
          <table:table-cell table:formula="of:=0.775*[.H41]" office:value-type="float" office:value="56.1875">
            <text:p>56</text:p>
          </table:table-cell>
          <table:table-cell office:value-type="float" office:value="50">
            <text:p>50</text:p>
          </table:table-cell>
          <table:table-cell table:formula="of:=0.85*[.H41]" office:value-type="float" office:value="61.625">
            <text:p>62</text:p>
          </table:table-cell>
          <table:table-cell table:style-name="ce3" table:formula="of:=(-5/6)*[.A41]+(2450/3)" office:value-type="float" office:value="74.9999999999999">
            <text:p>75</text:p>
          </table:table-cell>
          <table:table-cell table:formula="of:=0.925*[.H41]" office:value-type="float" office:value="67.0625">
            <text:p>67</text:p>
          </table:table-cell>
          <table:table-cell table:style-name="ce3" table:formula="of:=(-5/6)*[.A41]+(2750/3)" office:value-type="float" office:value="175">
            <text:p>175</text:p>
          </table:table-cell>
          <table:table-cell table:style-name="ce3" table:formula="of:=(1/12)*[.A41]-(5/3)" office:value-type="float" office:value="72.5">
            <text:p>73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1]-(15/34)" office:value-type="float" office:value="0.867647058823529">
            <text:p>0,87</text:p>
          </table:table-cell>
          <table:table-cell table:style-name="ce25" table:formula="of:=[.J41]*100" office:value-type="float" office:value="86.7647058823529">
            <text:p>87</text:p>
          </table:table-cell>
          <table:table-cell table:number-columns-repeated="6"/>
        </table:table-row>
        <table:table-row table:style-name="ro3">
          <table:table-cell table:formula="of:=[.A41]+10" office:value-type="float" office:value="900">
            <text:p>900</text:p>
          </table:table-cell>
          <table:table-cell table:formula="of:=0.775*[.H42]" office:value-type="float" office:value="56.8333333333333">
            <text:p>57</text:p>
          </table:table-cell>
          <table:table-cell office:value-type="float" office:value="50">
            <text:p>50</text:p>
          </table:table-cell>
          <table:table-cell table:formula="of:=0.85*[.H42]" office:value-type="float" office:value="62.3333333333333">
            <text:p>62</text:p>
          </table:table-cell>
          <table:table-cell table:style-name="ce3" table:formula="of:=(-5/6)*[.A42]+(2450/3)" office:value-type="float" office:value="66.6666666666666">
            <text:p>67</text:p>
          </table:table-cell>
          <table:table-cell table:formula="of:=0.925*[.H42]" office:value-type="float" office:value="67.8333333333333">
            <text:p>68</text:p>
          </table:table-cell>
          <table:table-cell table:style-name="ce3" table:formula="of:=(-5/6)*[.A42]+(2750/3)" office:value-type="float" office:value="166.666666666667">
            <text:p>167</text:p>
          </table:table-cell>
          <table:table-cell table:style-name="ce3" table:formula="of:=(1/12)*[.A42]-(5/3)" office:value-type="float" office:value="73.3333333333333">
            <text:p>73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2]-(15/34)" office:value-type="float" office:value="0.882352941176471">
            <text:p>0,88</text:p>
          </table:table-cell>
          <table:table-cell table:style-name="ce25" table:formula="of:=[.J42]*100" office:value-type="float" office:value="88.2352941176471">
            <text:p>88</text:p>
          </table:table-cell>
          <table:table-cell table:number-columns-repeated="6"/>
        </table:table-row>
        <table:table-row table:style-name="ro3">
          <table:table-cell table:formula="of:=[.A42]+10" office:value-type="float" office:value="910">
            <text:p>910</text:p>
          </table:table-cell>
          <table:table-cell table:formula="of:=0.775*[.H43]" office:value-type="float" office:value="57.4791666666667">
            <text:p>57</text:p>
          </table:table-cell>
          <table:table-cell office:value-type="float" office:value="50">
            <text:p>50</text:p>
          </table:table-cell>
          <table:table-cell table:formula="of:=0.85*[.H43]" office:value-type="float" office:value="63.0416666666667">
            <text:p>63</text:p>
          </table:table-cell>
          <table:table-cell table:style-name="ce3" table:formula="of:=(-5/6)*[.A43]+(2450/3)" office:value-type="float" office:value="58.3333333333333">
            <text:p>58</text:p>
          </table:table-cell>
          <table:table-cell table:formula="of:=0.925*[.H43]" office:value-type="float" office:value="68.6041666666667">
            <text:p>69</text:p>
          </table:table-cell>
          <table:table-cell table:style-name="ce3" table:formula="of:=(-5/6)*[.A43]+(2750/3)" office:value-type="float" office:value="158.333333333333">
            <text:p>158</text:p>
          </table:table-cell>
          <table:table-cell table:style-name="ce3" table:formula="of:=(1/12)*[.A43]-(5/3)" office:value-type="float" office:value="74.1666666666667">
            <text:p>74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3]-(15/34)" office:value-type="float" office:value="0.897058823529412">
            <text:p>0,90</text:p>
          </table:table-cell>
          <table:table-cell table:style-name="ce25" table:formula="of:=[.J43]*100" office:value-type="float" office:value="89.7058823529412">
            <text:p>90</text:p>
          </table:table-cell>
          <table:table-cell table:number-columns-repeated="6"/>
        </table:table-row>
        <table:table-row table:style-name="ro3">
          <table:table-cell table:formula="of:=[.A43]+10" office:value-type="float" office:value="920">
            <text:p>920</text:p>
          </table:table-cell>
          <table:table-cell table:formula="of:=0.775*[.H44]" office:value-type="float" office:value="58.125">
            <text:p>58</text:p>
          </table:table-cell>
          <table:table-cell office:value-type="float" office:value="50">
            <text:p>50</text:p>
          </table:table-cell>
          <table:table-cell table:formula="of:=0.85*[.H44]" office:value-type="float" office:value="63.75">
            <text:p>64</text:p>
          </table:table-cell>
          <table:table-cell table:style-name="ce3" table:formula="of:=(-5/6)*[.A44]+(2450/3)" office:value-type="float" office:value="49.9999999999999">
            <text:p>50</text:p>
          </table:table-cell>
          <table:table-cell table:formula="of:=0.925*[.H44]" office:value-type="float" office:value="69.375">
            <text:p>69</text:p>
          </table:table-cell>
          <table:table-cell table:style-name="ce3" table:formula="of:=(-5/6)*[.A44]+(2750/3)" office:value-type="float" office:value="150">
            <text:p>150</text:p>
          </table:table-cell>
          <table:table-cell table:style-name="ce3" table:formula="of:=(1/12)*[.A44]-(5/3)" office:value-type="float" office:value="75">
            <text:p>75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4]-(15/34)" office:value-type="float" office:value="0.911764705882353">
            <text:p>0,91</text:p>
          </table:table-cell>
          <table:table-cell table:style-name="ce25" table:formula="of:=[.J44]*100" office:value-type="float" office:value="91.1764705882353">
            <text:p>91</text:p>
          </table:table-cell>
          <table:table-cell table:number-columns-repeated="6"/>
        </table:table-row>
        <table:table-row table:style-name="ro3">
          <table:table-cell table:formula="of:=[.A44]+10" office:value-type="float" office:value="930">
            <text:p>930</text:p>
          </table:table-cell>
          <table:table-cell table:formula="of:=0.775*[.H45]" office:value-type="float" office:value="58.7708333333333">
            <text:p>59</text:p>
          </table:table-cell>
          <table:table-cell office:value-type="float" office:value="50">
            <text:p>50</text:p>
          </table:table-cell>
          <table:table-cell table:formula="of:=0.85*[.H45]" office:value-type="float" office:value="64.4583333333333">
            <text:p>64</text:p>
          </table:table-cell>
          <table:table-cell office:value-type="float" office:value="50">
            <text:p>50</text:p>
          </table:table-cell>
          <table:table-cell table:formula="of:=0.925*[.H45]" office:value-type="float" office:value="70.1458333333333">
            <text:p>70</text:p>
          </table:table-cell>
          <table:table-cell table:style-name="ce3" table:formula="of:=(-5/6)*[.A45]+(2750/3)" office:value-type="float" office:value="141.666666666667">
            <text:p>142</text:p>
          </table:table-cell>
          <table:table-cell table:style-name="ce3" table:formula="of:=(1/12)*[.A45]-(5/3)" office:value-type="float" office:value="75.8333333333333">
            <text:p>76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5]-(15/34)" office:value-type="float" office:value="0.926470588235294">
            <text:p>0,93</text:p>
          </table:table-cell>
          <table:table-cell table:style-name="ce25" table:formula="of:=[.J45]*100" office:value-type="float" office:value="92.6470588235294">
            <text:p>93</text:p>
          </table:table-cell>
          <table:table-cell table:number-columns-repeated="6"/>
        </table:table-row>
        <table:table-row table:style-name="ro3">
          <table:table-cell table:formula="of:=[.A45]+10" office:value-type="float" office:value="940">
            <text:p>940</text:p>
          </table:table-cell>
          <table:table-cell table:formula="of:=0.775*[.H46]" office:value-type="float" office:value="59.4166666666667">
            <text:p>59</text:p>
          </table:table-cell>
          <table:table-cell office:value-type="float" office:value="50">
            <text:p>50</text:p>
          </table:table-cell>
          <table:table-cell table:formula="of:=0.85*[.H46]" office:value-type="float" office:value="65.1666666666667">
            <text:p>65</text:p>
          </table:table-cell>
          <table:table-cell office:value-type="float" office:value="50">
            <text:p>50</text:p>
          </table:table-cell>
          <table:table-cell table:formula="of:=0.925*[.H46]" office:value-type="float" office:value="70.9166666666667">
            <text:p>71</text:p>
          </table:table-cell>
          <table:table-cell table:style-name="ce3" table:formula="of:=(-5/6)*[.A46]+(2750/3)" office:value-type="float" office:value="133.333333333333">
            <text:p>133</text:p>
          </table:table-cell>
          <table:table-cell table:style-name="ce3" table:formula="of:=(1/12)*[.A46]-(5/3)" office:value-type="float" office:value="76.6666666666667">
            <text:p>77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6]-(15/34)" office:value-type="float" office:value="0.941176470588235">
            <text:p>0,94</text:p>
          </table:table-cell>
          <table:table-cell table:style-name="ce25" table:formula="of:=[.J46]*100" office:value-type="float" office:value="94.1176470588235">
            <text:p>94</text:p>
          </table:table-cell>
          <table:table-cell table:number-columns-repeated="6"/>
        </table:table-row>
        <table:table-row table:style-name="ro3">
          <table:table-cell table:style-name="ce6" table:formula="of:=[.A46]+10" office:value-type="float" office:value="950">
            <text:p>950</text:p>
          </table:table-cell>
          <table:table-cell table:formula="of:=0.775*[.H47]" office:value-type="float" office:value="60.0625">
            <text:p>60</text:p>
          </table:table-cell>
          <table:table-cell office:value-type="float" office:value="50">
            <text:p>50</text:p>
          </table:table-cell>
          <table:table-cell table:formula="of:=0.85*[.H47]" office:value-type="float" office:value="65.875">
            <text:p>66</text:p>
          </table:table-cell>
          <table:table-cell office:value-type="float" office:value="50">
            <text:p>50</text:p>
          </table:table-cell>
          <table:table-cell table:formula="of:=0.925*[.H47]" office:value-type="float" office:value="71.6875">
            <text:p>72</text:p>
          </table:table-cell>
          <table:table-cell table:style-name="ce3" table:formula="of:=(-5/6)*[.A47]+(2750/3)" office:value-type="float" office:value="125">
            <text:p>125</text:p>
          </table:table-cell>
          <table:table-cell table:style-name="ce3" table:formula="of:=(1/12)*[.A47]-(5/3)" office:value-type="float" office:value="77.5">
            <text:p>78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7]-(15/34)" office:value-type="float" office:value="0.955882352941176">
            <text:p>0,96</text:p>
          </table:table-cell>
          <table:table-cell table:style-name="ce25" table:formula="of:=[.J47]*100" office:value-type="float" office:value="95.5882352941176">
            <text:p>96</text:p>
          </table:table-cell>
          <table:table-cell table:number-columns-repeated="6"/>
        </table:table-row>
        <table:table-row table:style-name="ro3">
          <table:table-cell table:style-name="ce6" table:formula="of:=[.A47]+10" office:value-type="float" office:value="960">
            <text:p>960</text:p>
          </table:table-cell>
          <table:table-cell table:formula="of:=0.775*[.H48]" office:value-type="float" office:value="60.7083333333333">
            <text:p>61</text:p>
          </table:table-cell>
          <table:table-cell office:value-type="float" office:value="50">
            <text:p>50</text:p>
          </table:table-cell>
          <table:table-cell table:formula="of:=0.85*[.H48]" office:value-type="float" office:value="66.5833333333333">
            <text:p>67</text:p>
          </table:table-cell>
          <table:table-cell office:value-type="float" office:value="50">
            <text:p>50</text:p>
          </table:table-cell>
          <table:table-cell table:formula="of:=0.925*[.H48]" office:value-type="float" office:value="72.4583333333333">
            <text:p>72</text:p>
          </table:table-cell>
          <table:table-cell table:style-name="ce3" table:formula="of:=(-5/6)*[.A48]+(2750/3)" office:value-type="float" office:value="116.666666666667">
            <text:p>117</text:p>
          </table:table-cell>
          <table:table-cell table:style-name="ce3" table:formula="of:=(1/12)*[.A48]-(5/3)" office:value-type="float" office:value="78.3333333333333">
            <text:p>78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8]-(15/34)" office:value-type="float" office:value="0.970588235294117">
            <text:p>0,97</text:p>
          </table:table-cell>
          <table:table-cell table:style-name="ce25" table:formula="of:=[.J48]*100" office:value-type="float" office:value="97.0588235294118">
            <text:p>97</text:p>
          </table:table-cell>
          <table:table-cell table:number-columns-repeated="6"/>
        </table:table-row>
        <table:table-row table:style-name="ro3">
          <table:table-cell table:style-name="ce6" table:formula="of:=[.A48]+10" office:value-type="float" office:value="970">
            <text:p>970</text:p>
          </table:table-cell>
          <table:table-cell table:formula="of:=0.775*[.H49]" office:value-type="float" office:value="61.3541666666667">
            <text:p>61</text:p>
          </table:table-cell>
          <table:table-cell office:value-type="float" office:value="50">
            <text:p>50</text:p>
          </table:table-cell>
          <table:table-cell table:formula="of:=0.85*[.H49]" office:value-type="float" office:value="67.2916666666667">
            <text:p>67</text:p>
          </table:table-cell>
          <table:table-cell office:value-type="float" office:value="50">
            <text:p>50</text:p>
          </table:table-cell>
          <table:table-cell table:formula="of:=0.925*[.H49]" office:value-type="float" office:value="73.2291666666667">
            <text:p>73</text:p>
          </table:table-cell>
          <table:table-cell table:style-name="ce3" table:formula="of:=(-5/6)*[.A49]+(2750/3)" office:value-type="float" office:value="108.333333333333">
            <text:p>108</text:p>
          </table:table-cell>
          <table:table-cell table:style-name="ce3" table:formula="of:=(1/12)*[.A49]-(5/3)" office:value-type="float" office:value="79.1666666666667">
            <text:p>79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49]-(15/34)" office:value-type="float" office:value="0.985294117647059">
            <text:p>0,99</text:p>
          </table:table-cell>
          <table:table-cell table:style-name="ce25" table:formula="of:=[.J49]*100" office:value-type="float" office:value="98.5294117647059">
            <text:p>99</text:p>
          </table:table-cell>
          <table:table-cell table:number-columns-repeated="6"/>
        </table:table-row>
        <table:table-row table:style-name="ro3">
          <table:table-cell table:style-name="ce4" table:formula="of:=[.A49]+10" office:value-type="float" office:value="980">
            <text:p>980</text:p>
          </table:table-cell>
          <table:table-cell table:formula="of:=0.775*[.H50]" office:value-type="float" office:value="62">
            <text:p>62</text:p>
          </table:table-cell>
          <table:table-cell office:value-type="float" office:value="50">
            <text:p>50</text:p>
          </table:table-cell>
          <table:table-cell table:formula="of:=0.85*[.H50]" office:value-type="float" office:value="68">
            <text:p>68</text:p>
          </table:table-cell>
          <table:table-cell office:value-type="float" office:value="50">
            <text:p>50</text:p>
          </table:table-cell>
          <table:table-cell table:formula="of:=0.925*[.H50]" office:value-type="float" office:value="74">
            <text:p>74</text:p>
          </table:table-cell>
          <table:table-cell table:style-name="ce3" table:formula="of:=(-5/6)*[.A50]+(2750/3)" office:value-type="float" office:value="99.9999999999999">
            <text:p>100</text:p>
          </table:table-cell>
          <table:table-cell table:style-name="ce3" table:formula="of:=(1/12)*[.A50]-(5/3)" office:value-type="float" office:value="80">
            <text:p>80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50]-(15/34)" office:value-type="float" office:value="1">
            <text:p>1,00</text:p>
          </table:table-cell>
          <table:table-cell table:style-name="ce25" table:formula="of:=[.J50]*100" office:value-type="float" office:value="100">
            <text:p>100</text:p>
          </table:table-cell>
          <table:table-cell table:number-columns-repeated="6"/>
        </table:table-row>
        <table:table-row table:style-name="ro3">
          <table:table-cell table:style-name="ce6" table:formula="of:=[.A50]+10" office:value-type="float" office:value="990">
            <text:p>990</text:p>
          </table:table-cell>
          <table:table-cell table:formula="of:=0.775*[.H51]" office:value-type="float" office:value="62.6458333333333">
            <text:p>63</text:p>
          </table:table-cell>
          <table:table-cell office:value-type="float" office:value="50">
            <text:p>50</text:p>
          </table:table-cell>
          <table:table-cell table:formula="of:=0.85*[.H51]" office:value-type="float" office:value="68.7083333333333">
            <text:p>69</text:p>
          </table:table-cell>
          <table:table-cell office:value-type="float" office:value="50">
            <text:p>50</text:p>
          </table:table-cell>
          <table:table-cell table:formula="of:=0.925*[.H51]" office:value-type="float" office:value="74.7708333333333">
            <text:p>75</text:p>
          </table:table-cell>
          <table:table-cell table:style-name="ce3" table:formula="of:=(-5/6)*[.A51]+(2750/3)" office:value-type="float" office:value="91.6666666666666">
            <text:p>92</text:p>
          </table:table-cell>
          <table:table-cell table:style-name="ce3" table:formula="of:=(1/12)*[.A51]-(5/3)" office:value-type="float" office:value="80.8333333333333">
            <text:p>81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51]-(15/34)" office:value-type="float" office:value="1.01470588235294">
            <text:p>1,01</text:p>
          </table:table-cell>
          <table:table-cell table:style-name="ce25" table:formula="of:=[.J51]*100" office:value-type="float" office:value="101.470588235294">
            <text:p>101</text:p>
          </table:table-cell>
          <table:table-cell table:number-columns-repeated="6"/>
        </table:table-row>
        <table:table-row table:style-name="ro3">
          <table:table-cell table:style-name="ce6" table:formula="of:=[.A51]+10" office:value-type="float" office:value="1000">
            <text:p>1000</text:p>
          </table:table-cell>
          <table:table-cell table:formula="of:=0.775*[.H52]" office:value-type="float" office:value="63.2916666666667">
            <text:p>63</text:p>
          </table:table-cell>
          <table:table-cell office:value-type="float" office:value="50">
            <text:p>50</text:p>
          </table:table-cell>
          <table:table-cell table:formula="of:=0.85*[.H52]" office:value-type="float" office:value="69.4166666666667">
            <text:p>69</text:p>
          </table:table-cell>
          <table:table-cell office:value-type="float" office:value="50">
            <text:p>50</text:p>
          </table:table-cell>
          <table:table-cell table:formula="of:=0.925*[.H52]" office:value-type="float" office:value="75.5416666666667">
            <text:p>76</text:p>
          </table:table-cell>
          <table:table-cell table:style-name="ce3" table:formula="of:=(-5/6)*[.A52]+(2750/3)" office:value-type="float" office:value="83.3333333333333">
            <text:p>83</text:p>
          </table:table-cell>
          <table:table-cell table:style-name="ce3" table:formula="of:=(1/12)*[.A52]-(5/3)" office:value-type="float" office:value="81.6666666666667">
            <text:p>82</text:p>
          </table:table-cell>
          <table:table-cell table:style-name="ce9" office:value-type="float" office:value="200">
            <text:p>200</text:p>
          </table:table-cell>
          <table:table-cell table:style-name="ce23" table:formula="of:=(1/680)*[.A52]-(15/34)" office:value-type="float" office:value="1.02941176470588">
            <text:p>1,03</text:p>
          </table:table-cell>
          <table:table-cell table:style-name="ce25" table:formula="of:=[.J52]*100" office:value-type="float" office:value="102.941176470588">
            <text:p>103</text:p>
          </table:table-cell>
          <table:table-cell table:number-columns-repeated="6"/>
        </table:table-row>
        <table:table-row table:style-name="ro3" table:number-rows-repeated="1048523">
          <table:table-cell table:number-columns-repeated="17"/>
        </table:table-row>
        <table:table-row table:style-name="ro3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7.04.2019</text:date>, <text:time>20:47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2:39:49.57</meta:creation-date>
    <dc:date>2019-04-07T20:47:29.33</dc:date>
    <meta:editing-duration>PT13H3M59S</meta:editing-duration>
    <meta:editing-cycles>22</meta:editing-cycles>
    <meta:generator>OpenOffice/4.1.2$Win32 OpenOffice.org_project/412m3$Build-9782</meta:generator>
    <meta:document-statistic meta:table-count="2" meta:cell-count="1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2" chart:interval-major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ccffff" draw:fill-color="#ccffff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ff6600" draw:fill-color="#ff6600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99ff66" draw:fill-color="#99ff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044cm" svg:height="15.983cm" xlink:href=".." xlink:type="simple" chart:class="chart:line" chart:column-mapping="0 2 4 6 1 3 5 7 8" chart:style-name="ch1">
        <chart:legend chart:legend-position="end" svg:x="27.948cm" svg:y="5.583cm" style:legend-expansion="high" chart:style-name="ch2"/>
        <chart:plot-area chart:style-name="ch3" table:cell-range-address="'Breeder Reactor'.A2:'Breeder Reactor'.C52 'Breeder Reactor'.B1:'Breeder Reactor'.C1 'Breeder Reactor'.D1:'Breeder Reactor'.I52 'Breeder Reactor'.K1:'Breeder Reactor'.K52" chart:data-source-has-labels="both" svg:x="1.678cm" svg:y="1.411cm" svg:width="24.402cm" svg:height="13.245cm">
          <chartooo:coordinate-region svg:x="2.485cm" svg:y="1.623cm" svg:width="23.158cm" svg:height="11.936cm"/>
          <chart:axis chart:dimension="x" chart:name="primary-x" chart:style-name="ch4" chartooo:axis-type="auto">
            <chartooo:date-scale/>
            <chart:title svg:x="12.882cm" svg:y="14.976cm" chart:style-name="ch5">
              <text:p>Temperature</text:p>
            </chart:title>
            <chart:categories table:cell-range-address="'Breeder Reactor'.A2:'Breeder Reactor'.A52"/>
          </chart:axis>
          <chart:axis chart:dimension="y" chart:name="primary-y" chart:style-name="ch4">
            <chart:title svg:x="0.451cm" svg:y="9.347cm" chart:style-name="ch6">
              <text:p>Power / Efficiency</text:p>
            </chart:title>
            <chart:grid chart:style-name="ch7" chart:class="major"/>
          </chart:axis>
          <chart:axis chart:dimension="y" chart:name="secondary-y" chart:style-name="ch8">
            <chart:title svg:x="26.721cm" svg:y="8.95cm" chart:style-name="ch6">
              <text:p>Cell_Bonus</text:p>
            </chart:title>
          </chart:axis>
          <chart:series chart:attached-axis="primary-y" chart:style-name="ch9" chart:values-cell-range-address="'Breeder Reactor'.B2:'Breeder Reactor'.B52" chart:label-cell-address="'Breeder Reactor'.B1:'Breeder Reactor'.B1" chart:class="chart:line">
            <chart:data-point chart:repeated="51"/>
          </chart:series>
          <chart:series chart:attached-axis="primary-y" chart:style-name="ch10" chart:values-cell-range-address="'Breeder Reactor'.D2:'Breeder Reactor'.D52" chart:label-cell-address="'Breeder Reactor'.D1:'Breeder Reactor'.D1" chart:class="chart:line">
            <chart:data-point chart:repeated="51"/>
          </chart:series>
          <chart:series chart:attached-axis="primary-y" chart:style-name="ch11" chart:values-cell-range-address="'Breeder Reactor'.F2:'Breeder Reactor'.F52" chart:label-cell-address="'Breeder Reactor'.F1:'Breeder Reactor'.F1" chart:class="chart:line">
            <chart:data-point chart:repeated="51"/>
          </chart:series>
          <chart:series chart:attached-axis="primary-y" chart:style-name="ch12" chart:values-cell-range-address="'Breeder Reactor'.H2:'Breeder Reactor'.H52" chart:label-cell-address="'Breeder Reactor'.H1:'Breeder Reactor'.H1" chart:class="chart:line">
            <chart:data-point chart:repeated="51"/>
          </chart:series>
          <chart:series chart:attached-axis="primary-y" chart:style-name="ch13" chart:values-cell-range-address="'Breeder Reactor'.C2:'Breeder Reactor'.C52" chart:label-cell-address="'Breeder Reactor'.C1:'Breeder Reactor'.C1" chart:class="chart:line">
            <chart:data-point chart:repeated="51"/>
          </chart:series>
          <chart:series chart:attached-axis="primary-y" chart:style-name="ch14" chart:values-cell-range-address="'Breeder Reactor'.E2:'Breeder Reactor'.E52" chart:label-cell-address="'Breeder Reactor'.E1:'Breeder Reactor'.E1" chart:class="chart:line">
            <chart:data-point chart:repeated="51"/>
          </chart:series>
          <chart:series chart:attached-axis="primary-y" chart:style-name="ch15" chart:values-cell-range-address="'Breeder Reactor'.G2:'Breeder Reactor'.G52" chart:label-cell-address="'Breeder Reactor'.G1:'Breeder Reactor'.G1" chart:class="chart:line">
            <chart:data-point chart:repeated="51"/>
          </chart:series>
          <chart:series chart:attached-axis="primary-y" chart:style-name="ch16" chart:values-cell-range-address="'Breeder Reactor'.I2:'Breeder Reactor'.I52" chart:label-cell-address="'Breeder Reactor'.I1:'Breeder Reactor'.I1" chart:class="chart:line">
            <chart:data-point chart:repeated="51"/>
          </chart:series>
          <chart:series chart:attached-axis="primary-y" chart:style-name="ch17" chart:values-cell-range-address="'Breeder Reactor'.K2:'Breeder Reactor'.K52" chart:label-cell-address="'Breeder Reactor'.K1:'Breeder Reactor'.K1" chart:class="chart:line">
            <chart:data-point chart:repeated="5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(Single)</text:p>
                <draw:g>
                  <svg:desc>'Breeder Reactor'.B1:'Breeder Reactor'.B1</svg:desc>
                </draw:g>
              </table:table-cell>
              <table:table-cell office:value-type="string">
                <text:p>Power (1NB)</text:p>
                <draw:g>
                  <svg:desc>'Breeder Reactor'.D1:'Breeder Reactor'.D1</svg:desc>
                </draw:g>
              </table:table-cell>
              <table:table-cell office:value-type="string">
                <text:p>Power (2NB)</text:p>
                <draw:g>
                  <svg:desc>'Breeder Reactor'.F1:'Breeder Reactor'.F1</svg:desc>
                </draw:g>
              </table:table-cell>
              <table:table-cell office:value-type="string">
                <text:p>Power (3NB)</text:p>
                <draw:g>
                  <svg:desc>'Breeder Reactor'.H1:'Breeder Reactor'.H1</svg:desc>
                </draw:g>
              </table:table-cell>
              <table:table-cell office:value-type="string">
                <text:p>Efficiency (Single)</text:p>
                <draw:g>
                  <svg:desc>'Breeder Reactor'.C1:'Breeder Reactor'.C1</svg:desc>
                </draw:g>
              </table:table-cell>
              <table:table-cell office:value-type="string">
                <text:p>Efficiency (1NB)</text:p>
                <draw:g>
                  <svg:desc>'Breeder Reactor'.E1:'Breeder Reactor'.E1</svg:desc>
                </draw:g>
              </table:table-cell>
              <table:table-cell office:value-type="string">
                <text:p>Efficiency (2NB)</text:p>
                <draw:g>
                  <svg:desc>'Breeder Reactor'.G1:'Breeder Reactor'.G1</svg:desc>
                </draw:g>
              </table:table-cell>
              <table:table-cell office:value-type="string">
                <text:p>Efficiency (3NB)</text:p>
                <draw:g>
                  <svg:desc>'Breeder Reactor'.I1:'Breeder Reactor'.I1</svg:desc>
                </draw:g>
              </table:table-cell>
              <table:table-cell office:value-type="string">
                <text:p>CellBonus (*100)</text:p>
                <draw:g>
                  <svg:desc>'Breeder Reactor'.K1:'Breeder Reactor'.K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Breeder Reactor'.A2:'Breeder Reactor'.A52</svg:desc>
                </draw:g>
              </table:table-cell>
              <table:table-cell office:value-type="float" office:value="31">
                <text:p>31</text:p>
                <draw:g>
                  <svg:desc>'Breeder Reactor'.B2:'Breeder Reactor'.B52</svg:desc>
                </draw:g>
              </table:table-cell>
              <table:table-cell office:value-type="float" office:value="34">
                <text:p>34</text:p>
                <draw:g>
                  <svg:desc>'Breeder Reactor'.D2:'Breeder Reactor'.D52</svg:desc>
                </draw:g>
              </table:table-cell>
              <table:table-cell office:value-type="float" office:value="37">
                <text:p>37</text:p>
                <draw:g>
                  <svg:desc>'Breeder Reactor'.F2:'Breeder Reactor'.F52</svg:desc>
                </draw:g>
              </table:table-cell>
              <table:table-cell office:value-type="float" office:value="40">
                <text:p>40</text:p>
                <draw:g>
                  <svg:desc>'Breeder Reactor'.H2:'Breeder Reactor'.H52</svg:desc>
                </draw:g>
              </table:table-cell>
              <table:table-cell office:value-type="float" office:value="100">
                <text:p>100</text:p>
                <draw:g>
                  <svg:desc>'Breeder Reactor'.C2:'Breeder Reactor'.C52</svg:desc>
                </draw:g>
              </table:table-cell>
              <table:table-cell office:value-type="float" office:value="100">
                <text:p>100</text:p>
                <draw:g>
                  <svg:desc>'Breeder Reactor'.E2:'Breeder Reactor'.E52</svg:desc>
                </draw:g>
              </table:table-cell>
              <table:table-cell office:value-type="float" office:value="100">
                <text:p>100</text:p>
                <draw:g>
                  <svg:desc>'Breeder Reactor'.G2:'Breeder Reactor'.G52</svg:desc>
                </draw:g>
              </table:table-cell>
              <table:table-cell office:value-type="float" office:value="100">
                <text:p>100</text:p>
                <draw:g>
                  <svg:desc>'Breeder Reactor'.I2:'Breeder Reactor'.I52</svg:desc>
                </draw:g>
              </table:table-cell>
              <table:table-cell office:value-type="float" office:value="29.4117647058823">
                <text:p>29.4117647058823</text:p>
                <draw:g>
                  <svg:desc>'Breeder Reactor'.K2:'Breeder Reactor'.K52</svg:desc>
                </draw:g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1.6458333333333">
                <text:p>31.6458333333333</text:p>
              </table:table-cell>
              <table:table-cell office:value-type="float" office:value="34.7083333333333">
                <text:p>34.7083333333333</text:p>
              </table:table-cell>
              <table:table-cell office:value-type="float" office:value="37.7708333333333">
                <text:p>37.7708333333333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30.8823529411765">
                <text:p>30.882352941176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2.2916666666667">
                <text:p>32.2916666666667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38.5416666666667">
                <text:p>38.541666666666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32.3529411764706">
                <text:p>32.352941176470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2.9375">
                <text:p>32.9375</text:p>
              </table:table-cell>
              <table:table-cell office:value-type="float" office:value="36.125">
                <text:p>36.125</text:p>
              </table:table-cell>
              <table:table-cell office:value-type="float" office:value="39.3125">
                <text:p>39.3125</text:p>
              </table:table-cell>
              <table:table-cell office:value-type="float" office:value="42.5">
                <text:p>42.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3.8235294117647">
                <text:p>33.823529411764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3.5833333333333">
                <text:p>33.5833333333333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40.0833333333333">
                <text:p>40.0833333333333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35.2941176470588">
                <text:p>35.294117647058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4.2291666666667">
                <text:p>34.2291666666667</text:p>
              </table:table-cell>
              <table:table-cell office:value-type="float" office:value="37.5416666666667">
                <text:p>37.5416666666667</text:p>
              </table:table-cell>
              <table:table-cell office:value-type="float" office:value="40.8541666666667">
                <text:p>40.8541666666667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36.7647058823529">
                <text:p>36.764705882352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4.875">
                <text:p>34.875</text:p>
              </table:table-cell>
              <table:table-cell office:value-type="float" office:value="38.25">
                <text:p>38.25</text:p>
              </table:table-cell>
              <table:table-cell office:value-type="float" office:value="41.625">
                <text:p>41.625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8.2352941176471">
                <text:p>38.235294117647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5.5208333333333">
                <text:p>35.5208333333333</text:p>
              </table:table-cell>
              <table:table-cell office:value-type="float" office:value="38.9583333333333">
                <text:p>38.9583333333333</text:p>
              </table:table-cell>
              <table:table-cell office:value-type="float" office:value="42.3958333333333">
                <text:p>42.3958333333333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39.7058823529412">
                <text:p>39.705882352941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6.8125">
                <text:p>36.8125</text:p>
              </table:table-cell>
              <table:table-cell office:value-type="float" office:value="40.375">
                <text:p>40.375</text:p>
              </table:table-cell>
              <table:table-cell office:value-type="float" office:value="43.9375">
                <text:p>43.9375</text:p>
              </table:table-cell>
              <table:table-cell office:value-type="float" office:value="47.5">
                <text:p>47.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2.6470588235294">
                <text:p>42.647058823529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7.4583333333333">
                <text:p>37.4583333333333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44.7083333333333">
                <text:p>44.7083333333333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44.1176470588235">
                <text:p>44.117647058823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8.1041666666667">
                <text:p>38.1041666666667</text:p>
              </table:table-cell>
              <table:table-cell office:value-type="float" office:value="41.7916666666667">
                <text:p>41.7916666666667</text:p>
              </table:table-cell>
              <table:table-cell office:value-type="float" office:value="45.4791666666667">
                <text:p>45.4791666666667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45.5882352941177">
                <text:p>45.588235294117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8.75">
                <text:p>38.75</text:p>
              </table:table-cell>
              <table:table-cell office:value-type="float" office:value="42.5">
                <text:p>42.5</text:p>
              </table:table-cell>
              <table:table-cell office:value-type="float" office:value="46.25">
                <text:p>46.25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7.0588235294118">
                <text:p>47.058823529411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9.3958333333333">
                <text:p>39.3958333333333</text:p>
              </table:table-cell>
              <table:table-cell office:value-type="float" office:value="43.2083333333333">
                <text:p>43.2083333333333</text:p>
              </table:table-cell>
              <table:table-cell office:value-type="float" office:value="47.0208333333333">
                <text:p>47.0208333333333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8.5294117647059">
                <text:p>48.52941176470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0.0416666666667">
                <text:p>40.0416666666667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47.7916666666667">
                <text:p>47.791666666666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0.6875">
                <text:p>40.6875</text:p>
              </table:table-cell>
              <table:table-cell office:value-type="float" office:value="44.625">
                <text:p>44.625</text:p>
              </table:table-cell>
              <table:table-cell office:value-type="float" office:value="48.5625">
                <text:p>48.5625</text:p>
              </table:table-cell>
              <table:table-cell office:value-type="float" office:value="52.5">
                <text:p>52.5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1.4705882352941">
                <text:p>51.470588235294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2.9411764705882">
                <text:p>52.941176470588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1.9791666666667">
                <text:p>41.9791666666667</text:p>
              </table:table-cell>
              <table:table-cell office:value-type="float" office:value="46.0416666666667">
                <text:p>46.0416666666667</text:p>
              </table:table-cell>
              <table:table-cell office:value-type="float" office:value="50.1041666666667">
                <text:p>50.1041666666667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4.4117647058823">
                <text:p>54.411764705882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2.625">
                <text:p>42.625</text:p>
              </table:table-cell>
              <table:table-cell office:value-type="float" office:value="46.75">
                <text:p>46.75</text:p>
              </table:table-cell>
              <table:table-cell office:value-type="float" office:value="50.875">
                <text:p>50.875</text:p>
              </table:table-cell>
              <table:table-cell office:value-type="float" office:value="55">
                <text:p>55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5.8823529411765">
                <text:p>55.882352941176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3.2708333333333">
                <text:p>43.2708333333333</text:p>
              </table:table-cell>
              <table:table-cell office:value-type="float" office:value="47.4583333333333">
                <text:p>47.4583333333333</text:p>
              </table:table-cell>
              <table:table-cell office:value-type="float" office:value="51.6458333333333">
                <text:p>51.6458333333333</text:p>
              </table:table-cell>
              <table:table-cell office:value-type="float" office:value="55.8333333333333">
                <text:p>55.8333333333333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7.3529411764706">
                <text:p>57.352941176470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52.4166666666667">
                <text:p>52.4166666666667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8.8235294117647">
                <text:p>58.823529411764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4.5625">
                <text:p>44.5625</text:p>
              </table:table-cell>
              <table:table-cell office:value-type="float" office:value="48.875">
                <text:p>48.875</text:p>
              </table:table-cell>
              <table:table-cell office:value-type="float" office:value="53.1875">
                <text:p>53.1875</text:p>
              </table:table-cell>
              <table:table-cell office:value-type="float" office:value="57.5">
                <text:p>57.5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0.2941176470588">
                <text:p>60.294117647058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5.2083333333333">
                <text:p>45.2083333333333</text:p>
              </table:table-cell>
              <table:table-cell office:value-type="float" office:value="49.5833333333333">
                <text:p>49.5833333333333</text:p>
              </table:table-cell>
              <table:table-cell office:value-type="float" office:value="53.9583333333333">
                <text:p>53.958333333333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1.7647058823529">
                <text:p>61.764705882352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5.8541666666667">
                <text:p>45.8541666666667</text:p>
              </table:table-cell>
              <table:table-cell office:value-type="float" office:value="50.2916666666667">
                <text:p>50.2916666666667</text:p>
              </table:table-cell>
              <table:table-cell office:value-type="float" office:value="54.7291666666667">
                <text:p>54.7291666666667</text:p>
              </table:table-cell>
              <table:table-cell office:value-type="float" office:value="59.1666666666667">
                <text:p>59.1666666666667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3.2352941176471">
                <text:p>63.235294117647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6.5">
                <text:p>46.5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  <table:table-cell office:value-type="float" office:value="60">
                <text:p>60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4.7058823529412">
                <text:p>64.705882352941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7.1458333333333">
                <text:p>47.1458333333333</text:p>
              </table:table-cell>
              <table:table-cell office:value-type="float" office:value="51.7083333333333">
                <text:p>51.7083333333333</text:p>
              </table:table-cell>
              <table:table-cell office:value-type="float" office:value="56.2708333333333">
                <text:p>56.2708333333333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6.1764705882353">
                <text:p>66.176470588235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7.7916666666667">
                <text:p>47.7916666666667</text:p>
              </table:table-cell>
              <table:table-cell office:value-type="float" office:value="52.4166666666667">
                <text:p>52.4166666666667</text:p>
              </table:table-cell>
              <table:table-cell office:value-type="float" office:value="57.0416666666667">
                <text:p>57.041666666666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7.6470588235294">
                <text:p>67.647058823529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8.4375">
                <text:p>48.4375</text:p>
              </table:table-cell>
              <table:table-cell office:value-type="float" office:value="53.125">
                <text:p>53.125</text:p>
              </table:table-cell>
              <table:table-cell office:value-type="float" office:value="57.8125">
                <text:p>57.8125</text:p>
              </table:table-cell>
              <table:table-cell office:value-type="float" office:value="62.5">
                <text:p>62.5</text:p>
              </table:table-cell>
              <table:table-cell office:value-type="float" office:value="74.9999999999999">
                <text:p>74.9999999999999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9.1176470588235">
                <text:p>69.117647058823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58.5833333333333">
                <text:p>58.5833333333333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66.6666666666666">
                <text:p>66.666666666666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0.5882352941176">
                <text:p>70.588235294117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9.7291666666667">
                <text:p>49.7291666666667</text:p>
              </table:table-cell>
              <table:table-cell office:value-type="float" office:value="54.5416666666667">
                <text:p>54.5416666666667</text:p>
              </table:table-cell>
              <table:table-cell office:value-type="float" office:value="59.3541666666667">
                <text:p>59.3541666666667</text:p>
              </table:table-cell>
              <table:table-cell office:value-type="float" office:value="64.1666666666667">
                <text:p>64.166666666666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2.0588235294118">
                <text:p>72.05882352941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0.375">
                <text:p>50.375</text:p>
              </table:table-cell>
              <table:table-cell office:value-type="float" office:value="55.25">
                <text:p>55.25</text:p>
              </table:table-cell>
              <table:table-cell office:value-type="float" office:value="60.125">
                <text:p>60.125</text:p>
              </table:table-cell>
              <table:table-cell office:value-type="float" office:value="65">
                <text:p>65</text:p>
              </table:table-cell>
              <table:table-cell office:value-type="float" office:value="49.9999999999999">
                <text:p>49.9999999999999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3.5294117647059">
                <text:p>73.529411764705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51.0208333333333">
                <text:p>51.0208333333333</text:p>
              </table:table-cell>
              <table:table-cell office:value-type="float" office:value="55.9583333333333">
                <text:p>55.9583333333333</text:p>
              </table:table-cell>
              <table:table-cell office:value-type="float" office:value="60.8958333333333">
                <text:p>60.8958333333333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50">
                <text:p>50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0">
                <text:p>5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6.4705882352941">
                <text:p>76.470588235294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52.3125">
                <text:p>52.3125</text:p>
              </table:table-cell>
              <table:table-cell office:value-type="float" office:value="57.375">
                <text:p>57.375</text:p>
              </table:table-cell>
              <table:table-cell office:value-type="float" office:value="62.4375">
                <text:p>62.4375</text:p>
              </table:table-cell>
              <table:table-cell office:value-type="float" office:value="67.5">
                <text:p>67.5</text:p>
              </table:table-cell>
              <table:table-cell office:value-type="float" office:value="50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7.9411764705882">
                <text:p>77.941176470588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52.9583333333333">
                <text:p>52.9583333333333</text:p>
              </table:table-cell>
              <table:table-cell office:value-type="float" office:value="58.0833333333333">
                <text:p>58.0833333333333</text:p>
              </table:table-cell>
              <table:table-cell office:value-type="float" office:value="63.2083333333333">
                <text:p>63.208333333333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50">
                <text:p>5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9.4117647058824">
                <text:p>79.411764705882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3.6041666666667">
                <text:p>53.6041666666667</text:p>
              </table:table-cell>
              <table:table-cell office:value-type="float" office:value="58.7916666666667">
                <text:p>58.7916666666667</text:p>
              </table:table-cell>
              <table:table-cell office:value-type="float" office:value="63.9791666666667">
                <text:p>63.9791666666667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50">
                <text:p>50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0.8823529411765">
                <text:p>80.882352941176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4.25">
                <text:p>54.25</text:p>
              </table:table-cell>
              <table:table-cell office:value-type="float" office:value="59.5">
                <text:p>59.5</text:p>
              </table:table-cell>
              <table:table-cell office:value-type="float" office:value="64.75">
                <text:p>64.75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2.3529411764706">
                <text:p>82.352941176470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54.8958333333333">
                <text:p>54.8958333333333</text:p>
              </table:table-cell>
              <table:table-cell office:value-type="float" office:value="60.2083333333333">
                <text:p>60.2083333333333</text:p>
              </table:table-cell>
              <table:table-cell office:value-type="float" office:value="65.5208333333333">
                <text:p>65.5208333333333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50">
                <text:p>50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">
                <text:p>200</text:p>
              </table:table-cell>
              <table:table-cell office:value-type="float" office:value="83.8235294117647">
                <text:p>83.823529411764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55.5416666666667">
                <text:p>55.5416666666667</text:p>
              </table:table-cell>
              <table:table-cell office:value-type="float" office:value="60.9166666666667">
                <text:p>60.9166666666667</text:p>
              </table:table-cell>
              <table:table-cell office:value-type="float" office:value="66.2916666666667">
                <text:p>66.2916666666667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50">
                <text:p>5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00">
                <text:p>200</text:p>
              </table:table-cell>
              <table:table-cell office:value-type="float" office:value="85.2941176470588">
                <text:p>85.294117647058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56.1875">
                <text:p>56.1875</text:p>
              </table:table-cell>
              <table:table-cell office:value-type="float" office:value="61.625">
                <text:p>61.625</text:p>
              </table:table-cell>
              <table:table-cell office:value-type="float" office:value="67.0625">
                <text:p>67.0625</text:p>
              </table:table-cell>
              <table:table-cell office:value-type="float" office:value="72.5">
                <text:p>72.5</text:p>
              </table:table-cell>
              <table:table-cell office:value-type="float" office:value="50">
                <text:p>50</text:p>
              </table:table-cell>
              <table:table-cell office:value-type="float" office:value="74.9999999999999">
                <text:p>74.9999999999999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86.7647058823529">
                <text:p>86.764705882352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6.8333333333333">
                <text:p>56.8333333333333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7.8333333333333">
                <text:p>67.8333333333333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50">
                <text:p>50</text:p>
              </table:table-cell>
              <table:table-cell office:value-type="float" office:value="66.6666666666666">
                <text:p>66.666666666666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00">
                <text:p>200</text:p>
              </table:table-cell>
              <table:table-cell office:value-type="float" office:value="88.2352941176471">
                <text:p>88.235294117647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57.4791666666667">
                <text:p>57.4791666666667</text:p>
              </table:table-cell>
              <table:table-cell office:value-type="float" office:value="63.0416666666667">
                <text:p>63.0416666666667</text:p>
              </table:table-cell>
              <table:table-cell office:value-type="float" office:value="68.6041666666667">
                <text:p>68.6041666666667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50">
                <text:p>50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0">
                <text:p>200</text:p>
              </table:table-cell>
              <table:table-cell office:value-type="float" office:value="89.7058823529412">
                <text:p>89.70588235294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8.125">
                <text:p>58.125</text:p>
              </table:table-cell>
              <table:table-cell office:value-type="float" office:value="63.75">
                <text:p>63.75</text:p>
              </table:table-cell>
              <table:table-cell office:value-type="float" office:value="69.375">
                <text:p>69.37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49.9999999999999">
                <text:p>49.9999999999999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91.1764705882353">
                <text:p>91.176470588235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58.7708333333333">
                <text:p>58.7708333333333</text:p>
              </table:table-cell>
              <table:table-cell office:value-type="float" office:value="64.4583333333333">
                <text:p>64.4583333333333</text:p>
              </table:table-cell>
              <table:table-cell office:value-type="float" office:value="70.1458333333333">
                <text:p>70.1458333333333</text:p>
              </table:table-cell>
              <table:table-cell office:value-type="float" office:value="75.8333333333333">
                <text:p>75.8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200">
                <text:p>200</text:p>
              </table:table-cell>
              <table:table-cell office:value-type="float" office:value="92.6470588235294">
                <text:p>92.647058823529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59.4166666666667">
                <text:p>59.4166666666667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70.9166666666667">
                <text:p>70.9166666666667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00">
                <text:p>200</text:p>
              </table:table-cell>
              <table:table-cell office:value-type="float" office:value="94.1176470588235">
                <text:p>94.117647058823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0.0625">
                <text:p>60.0625</text:p>
              </table:table-cell>
              <table:table-cell office:value-type="float" office:value="65.875">
                <text:p>65.875</text:p>
              </table:table-cell>
              <table:table-cell office:value-type="float" office:value="71.6875">
                <text:p>71.6875</text:p>
              </table:table-cell>
              <table:table-cell office:value-type="float" office:value="77.5">
                <text:p>77.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95.5882352941176">
                <text:p>95.588235294117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.7083333333333">
                <text:p>60.7083333333333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72.4583333333333">
                <text:p>72.4583333333333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200">
                <text:p>200</text:p>
              </table:table-cell>
              <table:table-cell office:value-type="float" office:value="97.0588235294118">
                <text:p>97.058823529411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1.3541666666667">
                <text:p>61.3541666666667</text:p>
              </table:table-cell>
              <table:table-cell office:value-type="float" office:value="67.2916666666667">
                <text:p>67.2916666666667</text:p>
              </table:table-cell>
              <table:table-cell office:value-type="float" office:value="73.2291666666667">
                <text:p>73.2291666666667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200">
                <text:p>200</text:p>
              </table:table-cell>
              <table:table-cell office:value-type="float" office:value="98.5294117647059">
                <text:p>98.529411764705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62.6458333333333">
                <text:p>62.6458333333333</text:p>
              </table:table-cell>
              <table:table-cell office:value-type="float" office:value="68.7083333333333">
                <text:p>68.7083333333333</text:p>
              </table:table-cell>
              <table:table-cell office:value-type="float" office:value="74.7708333333333">
                <text:p>74.7708333333333</text:p>
              </table:table-cell>
              <table:table-cell office:value-type="float" office:value="80.8333333333333">
                <text:p>80.8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200">
                <text:p>200</text:p>
              </table:table-cell>
              <table:table-cell office:value-type="float" office:value="101.470588235294">
                <text:p>101.4705882352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.2916666666667">
                <text:p>63.2916666666667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75.5416666666667">
                <text:p>75.5416666666667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00">
                <text:p>200</text:p>
              </table:table-cell>
              <table:table-cell office:value-type="float" office:value="102.941176470588">
                <text:p>102.941176470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6600" draw:fill-color="#ff660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924cm" svg:height="15.737cm" xlink:href=".." xlink:type="simple" chart:class="chart:line" chart:style-name="ch1">
        <chart:legend chart:legend-position="end" svg:x="25.828cm" svg:y="5.722cm" style:legend-expansion="high" chart:style-name="ch2"/>
        <chart:plot-area chart:style-name="ch3" table:cell-range-address="'Normal Reactor'.A3:'Normal Reactor'.I53 'Normal Reactor'.B1:'Normal Reactor'.I1" chart:data-source-has-labels="both" svg:x="1.636cm" svg:y="1.391cm" svg:width="22.996cm" svg:height="13.024cm">
          <chartooo:coordinate-region svg:x="2.443cm" svg:y="1.603cm" svg:width="21.817cm" svg:height="11.715cm"/>
          <chart:axis chart:dimension="x" chart:name="primary-x" chart:style-name="ch4" chartooo:axis-type="auto">
            <chartooo:date-scale/>
            <chart:title svg:x="12.137cm" svg:y="14.73cm" chart:style-name="ch5">
              <text:p>Temperature</text:p>
            </chart:title>
            <chart:categories table:cell-range-address="'Normal Reactor'.A3:'Normal Reactor'.A53"/>
          </chart:axis>
          <chart:axis chart:dimension="y" chart:name="primary-y" chart:style-name="ch4">
            <chart:title svg:x="0.451cm" svg:y="9.138cm" chart:style-name="ch6">
              <text:p>Power/Efficiency</text:p>
            </chart:title>
            <chart:grid chart:style-name="ch7" chart:class="major"/>
          </chart:axis>
          <chart:series chart:style-name="ch8" chart:values-cell-range-address="'Normal Reactor'.B3:'Normal Reactor'.B53" chart:label-cell-address="'Normal Reactor'.B1:'Normal Reactor'.B1" chart:class="chart:line">
            <chart:data-point chart:repeated="51"/>
          </chart:series>
          <chart:series chart:style-name="ch9" chart:values-cell-range-address="'Normal Reactor'.D3:'Normal Reactor'.D53" chart:label-cell-address="'Normal Reactor'.D1:'Normal Reactor'.D1" chart:class="chart:line">
            <chart:data-point chart:repeated="51"/>
          </chart:series>
          <chart:series chart:style-name="ch10" chart:values-cell-range-address="'Normal Reactor'.F3:'Normal Reactor'.F53" chart:label-cell-address="'Normal Reactor'.F1:'Normal Reactor'.F1" chart:class="chart:line">
            <chart:data-point chart:repeated="51"/>
          </chart:series>
          <chart:series chart:style-name="ch11" chart:values-cell-range-address="'Normal Reactor'.H3:'Normal Reactor'.H53" chart:label-cell-address="'Normal Reactor'.H1:'Normal Reactor'.H1" chart:class="chart:line">
            <chart:data-point chart:repeated="51"/>
          </chart:series>
          <chart:series chart:style-name="ch12" chart:values-cell-range-address="'Normal Reactor'.C3:'Normal Reactor'.C53" chart:label-cell-address="'Normal Reactor'.C1:'Normal Reactor'.C1" chart:class="chart:line">
            <chart:data-point chart:repeated="51"/>
          </chart:series>
          <chart:series chart:style-name="ch13" chart:values-cell-range-address="'Normal Reactor'.E3:'Normal Reactor'.E53" chart:label-cell-address="'Normal Reactor'.E1:'Normal Reactor'.E1" chart:class="chart:line">
            <chart:data-point chart:repeated="51"/>
          </chart:series>
          <chart:series chart:style-name="ch14" chart:values-cell-range-address="'Normal Reactor'.G3:'Normal Reactor'.G53" chart:label-cell-address="'Normal Reactor'.G1:'Normal Reactor'.G1" chart:class="chart:line">
            <chart:data-point chart:repeated="51"/>
          </chart:series>
          <chart:series chart:style-name="ch15" chart:values-cell-range-address="'Normal Reactor'.I3:'Normal Reactor'.I53" chart:label-cell-address="'Normal Reactor'.I1:'Normal Reactor'.I1" chart:class="chart:line">
            <chart:data-point chart:repeated="5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(Single)</text:p>
                <draw:g>
                  <svg:desc>'Normal Reactor'.B1:'Normal Reactor'.B1</svg:desc>
                </draw:g>
              </table:table-cell>
              <table:table-cell office:value-type="string">
                <text:p>Power (1NB)</text:p>
                <draw:g>
                  <svg:desc>'Normal Reactor'.D1:'Normal Reactor'.D1</svg:desc>
                </draw:g>
              </table:table-cell>
              <table:table-cell office:value-type="string">
                <text:p>Power (2NB)</text:p>
                <draw:g>
                  <svg:desc>'Normal Reactor'.F1:'Normal Reactor'.F1</svg:desc>
                </draw:g>
              </table:table-cell>
              <table:table-cell office:value-type="string">
                <text:p>Power (3NB)</text:p>
                <draw:g>
                  <svg:desc>'Normal Reactor'.H1:'Normal Reactor'.H1</svg:desc>
                </draw:g>
              </table:table-cell>
              <table:table-cell office:value-type="string">
                <text:p>Efficiency (Single)</text:p>
                <draw:g>
                  <svg:desc>'Normal Reactor'.C1:'Normal Reactor'.C1</svg:desc>
                </draw:g>
              </table:table-cell>
              <table:table-cell office:value-type="string">
                <text:p>Efficiency (1NB)</text:p>
                <draw:g>
                  <svg:desc>'Normal Reactor'.E1:'Normal Reactor'.E1</svg:desc>
                </draw:g>
              </table:table-cell>
              <table:table-cell office:value-type="string">
                <text:p>Efficiency (2NB)</text:p>
                <draw:g>
                  <svg:desc>'Normal Reactor'.G1:'Normal Reactor'.G1</svg:desc>
                </draw:g>
              </table:table-cell>
              <table:table-cell office:value-type="string">
                <text:p>Efficiency (3NB)</text:p>
                <draw:g>
                  <svg:desc>'Normal Reactor'.I1:'Normal Reactor'.I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Normal Reactor'.A3:'Normal Reactor'.A53</svg:desc>
                </draw:g>
              </table:table-cell>
              <table:table-cell office:value-type="float" office:value="31">
                <text:p>31</text:p>
                <draw:g>
                  <svg:desc>'Normal Reactor'.B3:'Normal Reactor'.B53</svg:desc>
                </draw:g>
              </table:table-cell>
              <table:table-cell office:value-type="float" office:value="34">
                <text:p>34</text:p>
                <draw:g>
                  <svg:desc>'Normal Reactor'.D3:'Normal Reactor'.D53</svg:desc>
                </draw:g>
              </table:table-cell>
              <table:table-cell office:value-type="float" office:value="37">
                <text:p>37</text:p>
                <draw:g>
                  <svg:desc>'Normal Reactor'.F3:'Normal Reactor'.F53</svg:desc>
                </draw:g>
              </table:table-cell>
              <table:table-cell office:value-type="float" office:value="40">
                <text:p>40</text:p>
                <draw:g>
                  <svg:desc>'Normal Reactor'.H3:'Normal Reactor'.H53</svg:desc>
                </draw:g>
              </table:table-cell>
              <table:table-cell office:value-type="float" office:value="100">
                <text:p>100</text:p>
                <draw:g>
                  <svg:desc>'Normal Reactor'.C3:'Normal Reactor'.C53</svg:desc>
                </draw:g>
              </table:table-cell>
              <table:table-cell office:value-type="float" office:value="100">
                <text:p>100</text:p>
                <draw:g>
                  <svg:desc>'Normal Reactor'.E3:'Normal Reactor'.E53</svg:desc>
                </draw:g>
              </table:table-cell>
              <table:table-cell office:value-type="float" office:value="100">
                <text:p>100</text:p>
                <draw:g>
                  <svg:desc>'Normal Reactor'.G3:'Normal Reactor'.G53</svg:desc>
                </draw:g>
              </table:table-cell>
              <table:table-cell office:value-type="float" office:value="100">
                <text:p>100</text:p>
                <draw:g>
                  <svg:desc>'Normal Reactor'.I3:'Normal Reactor'.I53</svg:desc>
                </draw:g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2.2916666666667">
                <text:p>32.2916666666667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38.5416666666667">
                <text:p>38.541666666666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3.5833333333333">
                <text:p>33.5833333333333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40.0833333333333">
                <text:p>40.0833333333333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4.875">
                <text:p>34.875</text:p>
              </table:table-cell>
              <table:table-cell office:value-type="float" office:value="38.25">
                <text:p>38.25</text:p>
              </table:table-cell>
              <table:table-cell office:value-type="float" office:value="41.625">
                <text:p>41.625</text:p>
              </table:table-cell>
              <table:table-cell office:value-type="float" office:value="45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7.4583333333333">
                <text:p>37.4583333333333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44.7083333333333">
                <text:p>44.7083333333333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8.75">
                <text:p>38.75</text:p>
              </table:table-cell>
              <table:table-cell office:value-type="float" office:value="42.5">
                <text:p>42.5</text:p>
              </table:table-cell>
              <table:table-cell office:value-type="float" office:value="46.25">
                <text:p>46.25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40.0416666666667">
                <text:p>40.0416666666667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47.7916666666667">
                <text:p>47.791666666666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42.625">
                <text:p>42.625</text:p>
              </table:table-cell>
              <table:table-cell office:value-type="float" office:value="46.75">
                <text:p>46.75</text:p>
              </table:table-cell>
              <table:table-cell office:value-type="float" office:value="50.875">
                <text:p>50.875</text:p>
              </table:table-cell>
              <table:table-cell office:value-type="float" office:value="55">
                <text:p>5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52.4166666666667">
                <text:p>52.4166666666667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5.2083333333333">
                <text:p>45.2083333333333</text:p>
              </table:table-cell>
              <table:table-cell office:value-type="float" office:value="49.5833333333333">
                <text:p>49.5833333333333</text:p>
              </table:table-cell>
              <table:table-cell office:value-type="float" office:value="53.9583333333333">
                <text:p>53.958333333333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6.5">
                <text:p>46.5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7.7916666666667">
                <text:p>47.7916666666667</text:p>
              </table:table-cell>
              <table:table-cell office:value-type="float" office:value="52.4166666666667">
                <text:p>52.4166666666667</text:p>
              </table:table-cell>
              <table:table-cell office:value-type="float" office:value="57.0416666666667">
                <text:p>57.041666666666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58.5833333333333">
                <text:p>58.5833333333333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0.375">
                <text:p>50.375</text:p>
              </table:table-cell>
              <table:table-cell office:value-type="float" office:value="55.25">
                <text:p>55.25</text:p>
              </table:table-cell>
              <table:table-cell office:value-type="float" office:value="60.125">
                <text:p>60.125</text:p>
              </table:table-cell>
              <table:table-cell office:value-type="float" office:value="65">
                <text:p>65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2.9583333333333">
                <text:p>52.9583333333333</text:p>
              </table:table-cell>
              <table:table-cell office:value-type="float" office:value="58.0833333333333">
                <text:p>58.0833333333333</text:p>
              </table:table-cell>
              <table:table-cell office:value-type="float" office:value="63.2083333333333">
                <text:p>63.208333333333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54.25">
                <text:p>54.25</text:p>
              </table:table-cell>
              <table:table-cell office:value-type="float" office:value="59.5">
                <text:p>59.5</text:p>
              </table:table-cell>
              <table:table-cell office:value-type="float" office:value="64.75">
                <text:p>64.75</text:p>
              </table:table-cell>
              <table:table-cell office:value-type="float" office:value="70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5.5416666666667">
                <text:p>55.5416666666667</text:p>
              </table:table-cell>
              <table:table-cell office:value-type="float" office:value="60.9166666666667">
                <text:p>60.9166666666667</text:p>
              </table:table-cell>
              <table:table-cell office:value-type="float" office:value="66.2916666666667">
                <text:p>66.2916666666667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6.8333333333333">
                <text:p>56.8333333333333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7.8333333333333">
                <text:p>67.8333333333333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8.125">
                <text:p>58.125</text:p>
              </table:table-cell>
              <table:table-cell office:value-type="float" office:value="63.75">
                <text:p>63.75</text:p>
              </table:table-cell>
              <table:table-cell office:value-type="float" office:value="69.375">
                <text:p>69.375</text:p>
              </table:table-cell>
              <table:table-cell office:value-type="float" office:value="75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9.4166666666667">
                <text:p>59.4166666666667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70.9166666666667">
                <text:p>70.9166666666667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60.7083333333333">
                <text:p>60.7083333333333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72.4583333333333">
                <text:p>72.4583333333333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3.2916666666667">
                <text:p>63.2916666666667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75.5416666666667">
                <text:p>75.5416666666667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64.5833333333333">
                <text:p>64.5833333333333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77.0833333333333">
                <text:p>77.083333333333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65.875">
                <text:p>65.875</text:p>
              </table:table-cell>
              <table:table-cell office:value-type="float" office:value="72.25">
                <text:p>72.25</text:p>
              </table:table-cell>
              <table:table-cell office:value-type="float" office:value="78.625">
                <text:p>78.625</text:p>
              </table:table-cell>
              <table:table-cell office:value-type="float" office:value="85">
                <text:p>85</text:p>
              </table:table-cell>
              <table:table-cell office:value-type="float" office:value="74.9999999999999">
                <text:p>74.9999999999999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80.1666666666667">
                <text:p>80.1666666666667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66.6666666666666">
                <text:p>66.666666666666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8.4583333333333">
                <text:p>68.4583333333333</text:p>
              </table:table-cell>
              <table:table-cell office:value-type="float" office:value="75.0833333333333">
                <text:p>75.0833333333333</text:p>
              </table:table-cell>
              <table:table-cell office:value-type="float" office:value="81.7083333333333">
                <text:p>81.7083333333333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9.75">
                <text:p>69.75</text:p>
              </table:table-cell>
              <table:table-cell office:value-type="float" office:value="76.5">
                <text:p>76.5</text:p>
              </table:table-cell>
              <table:table-cell office:value-type="float" office:value="83.25">
                <text:p>83.25</text:p>
              </table:table-cell>
              <table:table-cell office:value-type="float" office:value="90">
                <text:p>90</text:p>
              </table:table-cell>
              <table:table-cell office:value-type="float" office:value="49.9999999999999">
                <text:p>49.9999999999999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1.0416666666667">
                <text:p>71.0416666666667</text:p>
              </table:table-cell>
              <table:table-cell office:value-type="float" office:value="77.9166666666667">
                <text:p>77.9166666666667</text:p>
              </table:table-cell>
              <table:table-cell office:value-type="float" office:value="84.7916666666667">
                <text:p>84.791666666666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50">
                <text:p>50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79.3333333333333">
                <text:p>79.3333333333333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50">
                <text:p>5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73.625">
                <text:p>73.625</text:p>
              </table:table-cell>
              <table:table-cell office:value-type="float" office:value="80.75">
                <text:p>80.75</text:p>
              </table:table-cell>
              <table:table-cell office:value-type="float" office:value="87.875">
                <text:p>87.875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82.1666666666667">
                <text:p>82.1666666666667</text:p>
              </table:table-cell>
              <table:table-cell office:value-type="float" office:value="89.4166666666667">
                <text:p>89.41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50">
                <text:p>5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6.2083333333333">
                <text:p>76.2083333333333</text:p>
              </table:table-cell>
              <table:table-cell office:value-type="float" office:value="83.5833333333333">
                <text:p>83.5833333333333</text:p>
              </table:table-cell>
              <table:table-cell office:value-type="float" office:value="90.9583333333333">
                <text:p>90.958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50">
                <text:p>50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7.5">
                <text:p>77.5</text:p>
              </table:table-cell>
              <table:table-cell office:value-type="float" office:value="85">
                <text:p>85</text:p>
              </table:table-cell>
              <table:table-cell office:value-type="float" office:value="92.5">
                <text:p>92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8.7916666666667">
                <text:p>78.7916666666667</text:p>
              </table:table-cell>
              <table:table-cell office:value-type="float" office:value="86.4166666666667">
                <text:p>86.4166666666667</text:p>
              </table:table-cell>
              <table:table-cell office:value-type="float" office:value="94.0416666666667">
                <text:p>94.0416666666667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50">
                <text:p>50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0.0833333333333">
                <text:p>80.0833333333333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95.5833333333333">
                <text:p>95.5833333333333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50">
                <text:p>5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1.375">
                <text:p>81.375</text:p>
              </table:table-cell>
              <table:table-cell office:value-type="float" office:value="89.25">
                <text:p>89.25</text:p>
              </table:table-cell>
              <table:table-cell office:value-type="float" office:value="97.125">
                <text:p>97.125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74.9999999999999">
                <text:p>74.9999999999999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50">
                <text:p>50</text:p>
              </table:table-cell>
              <table:table-cell office:value-type="float" office:value="66.6666666666666">
                <text:p>66.666666666666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83.9583333333333">
                <text:p>83.9583333333333</text:p>
              </table:table-cell>
              <table:table-cell office:value-type="float" office:value="92.0833333333333">
                <text:p>92.0833333333333</text:p>
              </table:table-cell>
              <table:table-cell office:value-type="float" office:value="100.208333333333">
                <text:p>100.20833333333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50">
                <text:p>50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85.25">
                <text:p>85.25</text:p>
              </table:table-cell>
              <table:table-cell office:value-type="float" office:value="93.5">
                <text:p>93.5</text:p>
              </table:table-cell>
              <table:table-cell office:value-type="float" office:value="101.75">
                <text:p>101.75</text:p>
              </table:table-cell>
              <table:table-cell office:value-type="float" office:value="110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49.9999999999999">
                <text:p>49.9999999999999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6.5416666666667">
                <text:p>86.5416666666667</text:p>
              </table:table-cell>
              <table:table-cell office:value-type="float" office:value="94.9166666666667">
                <text:p>94.9166666666667</text:p>
              </table:table-cell>
              <table:table-cell office:value-type="float" office:value="103.291666666667">
                <text:p>103.291666666667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89.125">
                <text:p>89.125</text:p>
              </table:table-cell>
              <table:table-cell office:value-type="float" office:value="97.75">
                <text:p>97.75</text:p>
              </table:table-cell>
              <table:table-cell office:value-type="float" office:value="106.375">
                <text:p>106.375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0.4166666666667">
                <text:p>90.4166666666667</text:p>
              </table:table-cell>
              <table:table-cell office:value-type="float" office:value="99.1666666666667">
                <text:p>99.1666666666667</text:p>
              </table:table-cell>
              <table:table-cell office:value-type="float" office:value="107.916666666667">
                <text:p>107.916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1.7083333333333">
                <text:p>91.7083333333333</text:p>
              </table:table-cell>
              <table:table-cell office:value-type="float" office:value="100.583333333333">
                <text:p>100.583333333333</text:p>
              </table:table-cell>
              <table:table-cell office:value-type="float" office:value="109.458333333333">
                <text:p>109.458333333333</text:p>
              </table:table-cell>
              <table:table-cell office:value-type="float" office:value="118.333333333333">
                <text:p>118.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111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4.2916666666667">
                <text:p>94.2916666666667</text:p>
              </table:table-cell>
              <table:table-cell office:value-type="float" office:value="103.416666666667">
                <text:p>103.416666666667</text:p>
              </table:table-cell>
              <table:table-cell office:value-type="float" office:value="112.541666666667">
                <text:p>112.541666666667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.5833333333333">
                <text:p>95.5833333333333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114.083333333333">
                <text:p>114.083333333333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